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3.5417in"/>
    </style:style>
    <style:style style:name="co3" style:family="table-column">
      <style:table-column-properties fo:break-before="auto" style:column-width="1.6874in"/>
    </style:style>
    <style:style style:name="co4" style:family="table-column">
      <style:table-column-properties fo:break-before="auto" style:column-width="0.802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1.6772in"/>
    </style:style>
    <style:style style:name="co7" style:family="table-column">
      <style:table-column-properties fo:break-before="auto" style:column-width="1.4217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3.198in"/>
    </style:style>
    <style:style style:name="co10" style:family="table-column">
      <style:table-column-properties fo:break-before="auto" style:column-width="0.7291in"/>
    </style:style>
    <style:style style:name="co11" style:family="table-column">
      <style:table-column-properties fo:break-before="auto" style:column-width="1.7602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100"/>
    <style:style style:name="ce4" style:family="table-cell" style:parent-style-name="Default" style:data-style-name="N0">
      <style:text-properties style:font-name="Calibri" style:font-name-asian="Calibri" style:font-name-complex="Calibri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/>
      <table:table table:name="T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number-columns-repeated="1016" table:default-cell-style-name="ce2"/>
        <table:table-row table:style-name="ro1">
          <table:table-cell/>
          <table:table-cell office:value-type="string">
            <text:p>TOTAL TRAFFIC - METRIC TO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(excluding bunkers &amp; supplies and passenger vehicles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ORTS</text:p>
          </table:table-cell>
          <table:table-cell office:value-type="string">
            <text:p>Nations</text:p>
          </table:table-cell>
          <table:table-cell office:value-type="string">
            <text:p>TON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eyhan</text:p>
          </table:table-cell>
          <table:table-cell office:value-type="string">
            <text:p>Turkey</text:p>
          </table:table-cell>
          <table:table-cell office:value-type="float" office:value="3219859">
            <text:p>3219859</text:p>
          </table:table-cell>
          <table:table-cell/>
          <table:table-cell table:style-name="ce4" table:formula="of:=VLOOKUP([.B4];['file:///home/stefano/Desktop/htdocs/GenoaPortStats/top61/coordinates.ods'#$coordinates.$A$2:.$F$127];6)" office:value-type="string" office:string-value="35.8331,37.0562">
            <text:p>35.8331,37.056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];&quot;&quot;&quot;,&quot;&quot;quantity&quot;&quot;:&quot;;[.D4];&quot;}, &quot;&quot;geometry&quot;&quot;: { &quot;&quot;type&quot;&quot;: &quot;&quot;Point&quot;&quot;, &quot;&quot;coordinates&quot;&quot;: [&quot;;[.F4];&quot;] }}&quot;)" office:value-type="string" office:string-value="{&quot;type&quot;: &quot;Feature&quot;, &quot;properties&quot;: {&quot;name&quot;:&quot;Ceyhan&quot;,&quot;quantity&quot;:3219859}, &quot;geometry&quot;: { &quot;type&quot;: &quot;Point&quot;, &quot;coordinates&quot;: [35.8331,37.0562] }}">
            <text:p>{"type": "Feature", "properties": {"name":"Ceyhan","quantity":3219859}, "geometry": { "type": "Point", "coordinates": [35.8331,37.0562] }}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ovorossiysk</text:p>
          </table:table-cell>
          <table:table-cell office:value-type="string">
            <text:p>Russia</text:p>
          </table:table-cell>
          <table:table-cell office:value-type="float" office:value="3079588">
            <text:p>3079588</text:p>
          </table:table-cell>
          <table:table-cell/>
          <table:table-cell table:style-name="ce4" table:formula="of:=VLOOKUP([.B5];['file:///home/stefano/Desktop/htdocs/GenoaPortStats/top61/coordinates.ods'#$coordinates.$A$2:.$F$127];6)" office:value-type="string" office:string-value="37.7874,44.7108">
            <text:p>37.7874,44.710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];&quot;&quot;&quot;,&quot;&quot;quantity&quot;&quot;:&quot;;[.D5];&quot;}, &quot;&quot;geometry&quot;&quot;: { &quot;&quot;type&quot;&quot;: &quot;&quot;Point&quot;&quot;, &quot;&quot;coordinates&quot;&quot;: [&quot;;[.F5];&quot;] }}&quot;)" office:value-type="string" office:string-value="{&quot;type&quot;: &quot;Feature&quot;, &quot;properties&quot;: {&quot;name&quot;:&quot;Novorossiysk&quot;,&quot;quantity&quot;:3079588}, &quot;geometry&quot;: { &quot;type&quot;: &quot;Point&quot;, &quot;coordinates&quot;: [37.7874,44.7108] }}">
            <text:p>{"type": "Feature", "properties": {"name":"Novorossiysk","quantity":3079588}, "geometry": { "type": "Point", "coordinates": [37.7874,44.7108] }}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aranto</text:p>
          </table:table-cell>
          <table:table-cell office:value-type="string">
            <text:p>Italy</text:p>
          </table:table-cell>
          <table:table-cell office:value-type="float" office:value="2751913">
            <text:p>2751913</text:p>
          </table:table-cell>
          <table:table-cell/>
          <table:table-cell table:style-name="ce4" table:formula="of:=VLOOKUP([.B6];['file:///home/stefano/Desktop/htdocs/GenoaPortStats/top61/coordinates.ods'#$coordinates.$A$2:.$F$127];6)" office:value-type="string" office:string-value="17.2997,40.4618">
            <text:p>17.2997,40.461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];&quot;&quot;&quot;,&quot;&quot;quantity&quot;&quot;:&quot;;[.D6];&quot;}, &quot;&quot;geometry&quot;&quot;: { &quot;&quot;type&quot;&quot;: &quot;&quot;Point&quot;&quot;, &quot;&quot;coordinates&quot;&quot;: [&quot;;[.F6];&quot;] }}&quot;)" office:value-type="string" office:string-value="{&quot;type&quot;: &quot;Feature&quot;, &quot;properties&quot;: {&quot;name&quot;:&quot;Taranto&quot;,&quot;quantity&quot;:2751913}, &quot;geometry&quot;: { &quot;type&quot;: &quot;Point&quot;, &quot;coordinates&quot;: [17.2997,40.4618] }}">
            <text:p>{"type": "Feature", "properties": {"name":"Taranto","quantity":2751913}, "geometry": { "type": "Point", "coordinates": [17.2997,40.4618] }}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agliari</text:p>
          </table:table-cell>
          <table:table-cell office:value-type="string">
            <text:p>Italy</text:p>
          </table:table-cell>
          <table:table-cell office:value-type="float" office:value="1446915">
            <text:p>1446915</text:p>
          </table:table-cell>
          <table:table-cell/>
          <table:table-cell table:style-name="ce4" table:formula="of:=VLOOKUP([.B7];['file:///home/stefano/Desktop/htdocs/GenoaPortStats/top61/coordinates.ods'#$coordinates.$A$2:.$F$127];6)" office:value-type="string" office:string-value="9.096,39.2204">
            <text:p>9.096,39.220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7];&quot;&quot;&quot;,&quot;&quot;quantity&quot;&quot;:&quot;;[.D7];&quot;}, &quot;&quot;geometry&quot;&quot;: { &quot;&quot;type&quot;&quot;: &quot;&quot;Point&quot;&quot;, &quot;&quot;coordinates&quot;&quot;: [&quot;;[.F7];&quot;] }}&quot;)" office:value-type="string" office:string-value="{&quot;type&quot;: &quot;Feature&quot;, &quot;properties&quot;: {&quot;name&quot;:&quot;Cagliari&quot;,&quot;quantity&quot;:1446915}, &quot;geometry&quot;: { &quot;type&quot;: &quot;Point&quot;, &quot;coordinates&quot;: [9.096,39.2204] }}">
            <text:p>{"type": "Feature", "properties": {"name":"Cagliari","quantity":1446915}, "geometry": { "type": "Point", "coordinates": [9.096,39.2204] }}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orto Torres</text:p>
          </table:table-cell>
          <table:table-cell office:value-type="string">
            <text:p>Italy</text:p>
          </table:table-cell>
          <table:table-cell office:value-type="float" office:value="1408533">
            <text:p>1408533</text:p>
          </table:table-cell>
          <table:table-cell/>
          <table:table-cell table:style-name="ce4" table:formula="of:=VLOOKUP([.B8];['file:///home/stefano/Desktop/htdocs/GenoaPortStats/top61/coordinates.ods'#$coordinates.$A$2:.$F$127];6)" office:value-type="string" office:string-value="8.3338,40.9513">
            <text:p>8.3338,40.951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8];&quot;&quot;&quot;,&quot;&quot;quantity&quot;&quot;:&quot;;[.D8];&quot;}, &quot;&quot;geometry&quot;&quot;: { &quot;&quot;type&quot;&quot;: &quot;&quot;Point&quot;&quot;, &quot;&quot;coordinates&quot;&quot;: [&quot;;[.F8];&quot;] }}&quot;)" office:value-type="string" office:string-value="{&quot;type&quot;: &quot;Feature&quot;, &quot;properties&quot;: {&quot;name&quot;:&quot;Porto Torres&quot;,&quot;quantity&quot;:1408533}, &quot;geometry&quot;: { &quot;type&quot;: &quot;Point&quot;, &quot;coordinates&quot;: [8.3338,40.9513] }}">
            <text:p>{"type": "Feature", "properties": {"name":"Porto Torres","quantity":1408533}, "geometry": { "type": "Point", "coordinates": [8.3338,40.9513] }}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hanghai</text:p>
          </table:table-cell>
          <table:table-cell office:value-type="string">
            <text:p>China</text:p>
          </table:table-cell>
          <table:table-cell office:value-type="float" office:value="1283791">
            <text:p>1283791</text:p>
          </table:table-cell>
          <table:table-cell/>
          <table:table-cell table:style-name="ce4" table:formula="of:=VLOOKUP([.B9];['file:///home/stefano/Desktop/htdocs/GenoaPortStats/top61/coordinates.ods'#$coordinates.$A$2:.$F$127];6)" office:value-type="string" office:string-value="121.4915,31.2246">
            <text:p>121.4915,31.224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9];&quot;&quot;&quot;,&quot;&quot;quantity&quot;&quot;:&quot;;[.D9];&quot;}, &quot;&quot;geometry&quot;&quot;: { &quot;&quot;type&quot;&quot;: &quot;&quot;Point&quot;&quot;, &quot;&quot;coordinates&quot;&quot;: [&quot;;[.F9];&quot;] }}&quot;)" office:value-type="string" office:string-value="{&quot;type&quot;: &quot;Feature&quot;, &quot;properties&quot;: {&quot;name&quot;:&quot;Shanghai&quot;,&quot;quantity&quot;:1283791}, &quot;geometry&quot;: { &quot;type&quot;: &quot;Point&quot;, &quot;coordinates&quot;: [121.4915,31.2246] }}">
            <text:p>{"type": "Feature", "properties": {"name":"Shanghai","quantity":1283791}, "geometry": { "type": "Point", "coordinates": [121.4915,31.2246] }}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elitah</text:p>
          </table:table-cell>
          <table:table-cell office:value-type="string">
            <text:p>Libya</text:p>
          </table:table-cell>
          <table:table-cell office:value-type="float" office:value="1249627">
            <text:p>1249627</text:p>
          </table:table-cell>
          <table:table-cell/>
          <table:table-cell table:style-name="ce4" table:formula="of:=VLOOKUP([.B10];['file:///home/stefano/Desktop/htdocs/GenoaPortStats/top61/coordinates.ods'#$coordinates.$A$2:.$F$127];6)" office:value-type="string" office:string-value="12.230272,32.863944">
            <text:p>12.230272,32.86394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0];&quot;&quot;&quot;,&quot;&quot;quantity&quot;&quot;:&quot;;[.D10];&quot;}, &quot;&quot;geometry&quot;&quot;: { &quot;&quot;type&quot;&quot;: &quot;&quot;Point&quot;&quot;, &quot;&quot;coordinates&quot;&quot;: [&quot;;[.F10];&quot;] }}&quot;)" office:value-type="string" office:string-value="{&quot;type&quot;: &quot;Feature&quot;, &quot;properties&quot;: {&quot;name&quot;:&quot;Melitah&quot;,&quot;quantity&quot;:1249627}, &quot;geometry&quot;: { &quot;type&quot;: &quot;Point&quot;, &quot;coordinates&quot;: [12.230272,32.863944] }}">
            <text:p>{"type": "Feature", "properties": {"name":"Melitah","quantity":1249627}, "geometry": { "type": "Point", "coordinates": [12.230272,32.863944] }}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lermo</text:p>
          </table:table-cell>
          <table:table-cell office:value-type="string">
            <text:p>Italy</text:p>
          </table:table-cell>
          <table:table-cell office:value-type="float" office:value="1096626">
            <text:p>1096626</text:p>
          </table:table-cell>
          <table:table-cell/>
          <table:table-cell table:style-name="ce4" table:formula="of:=VLOOKUP([.B11];['file:///home/stefano/Desktop/htdocs/GenoaPortStats/top61/coordinates.ods'#$coordinates.$A$2:.$F$127];6)" office:value-type="string" office:string-value="13.3473,38.1373">
            <text:p>13.3473,38.137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1];&quot;&quot;&quot;,&quot;&quot;quantity&quot;&quot;:&quot;;[.D11];&quot;}, &quot;&quot;geometry&quot;&quot;: { &quot;&quot;type&quot;&quot;: &quot;&quot;Point&quot;&quot;, &quot;&quot;coordinates&quot;&quot;: [&quot;;[.F11];&quot;] }}&quot;)" office:value-type="string" office:string-value="{&quot;type&quot;: &quot;Feature&quot;, &quot;properties&quot;: {&quot;name&quot;:&quot;Palermo&quot;,&quot;quantity&quot;:1096626}, &quot;geometry&quot;: { &quot;type&quot;: &quot;Point&quot;, &quot;coordinates&quot;: [13.3473,38.1373] }}">
            <text:p>{"type": "Feature", "properties": {"name":"Palermo","quantity":1096626}, "geometry": { "type": "Point", "coordinates": [13.3473,38.1373] }}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idi Kerir Terminal</text:p>
          </table:table-cell>
          <table:table-cell office:value-type="string">
            <text:p>Egypt</text:p>
          </table:table-cell>
          <table:table-cell office:value-type="float" office:value="1048097">
            <text:p>1048097</text:p>
          </table:table-cell>
          <table:table-cell/>
          <table:table-cell table:style-name="ce4" table:formula="of:=VLOOKUP([.B12];['file:///home/stefano/Desktop/htdocs/GenoaPortStats/top61/coordinates.ods'#$coordinates.$A$2:.$F$127];6)" office:value-type="string" office:string-value="29.6734,31.0516">
            <text:p>29.6734,31.051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2];&quot;&quot;&quot;,&quot;&quot;quantity&quot;&quot;:&quot;;[.D12];&quot;}, &quot;&quot;geometry&quot;&quot;: { &quot;&quot;type&quot;&quot;: &quot;&quot;Point&quot;&quot;, &quot;&quot;coordinates&quot;&quot;: [&quot;;[.F12];&quot;] }}&quot;)" office:value-type="string" office:string-value="{&quot;type&quot;: &quot;Feature&quot;, &quot;properties&quot;: {&quot;name&quot;:&quot;Sidi Kerir Terminal&quot;,&quot;quantity&quot;:1048097}, &quot;geometry&quot;: { &quot;type&quot;: &quot;Point&quot;, &quot;coordinates&quot;: [29.6734,31.0516] }}">
            <text:p>{"type": "Feature", "properties": {"name":"Sidi Kerir Terminal","quantity":1048097}, "geometry": { "type": "Point", "coordinates": [29.6734,31.0516] }}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ermini Imerese</text:p>
          </table:table-cell>
          <table:table-cell office:value-type="string">
            <text:p>Italy</text:p>
          </table:table-cell>
          <table:table-cell office:value-type="float" office:value="1046728">
            <text:p>1046728</text:p>
          </table:table-cell>
          <table:table-cell/>
          <table:table-cell table:style-name="ce4" table:formula="of:=VLOOKUP([.B13];['file:///home/stefano/Desktop/htdocs/GenoaPortStats/top61/coordinates.ods'#$coordinates.$A$2:.$F$127];6)" office:value-type="string" office:string-value="13.7101,37.9872">
            <text:p>13.7101,37.987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3];&quot;&quot;&quot;,&quot;&quot;quantity&quot;&quot;:&quot;;[.D13];&quot;}, &quot;&quot;geometry&quot;&quot;: { &quot;&quot;type&quot;&quot;: &quot;&quot;Point&quot;&quot;, &quot;&quot;coordinates&quot;&quot;: [&quot;;[.F13];&quot;] }}&quot;)" office:value-type="string" office:string-value="{&quot;type&quot;: &quot;Feature&quot;, &quot;properties&quot;: {&quot;name&quot;:&quot;Termini Imerese&quot;,&quot;quantity&quot;:1046728}, &quot;geometry&quot;: { &quot;type&quot;: &quot;Point&quot;, &quot;coordinates&quot;: [13.7101,37.9872] }}">
            <text:p>{"type": "Feature", "properties": {"name":"Termini Imerese","quantity":1046728}, "geometry": { "type": "Point", "coordinates": [13.7101,37.9872] }}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atania</text:p>
          </table:table-cell>
          <table:table-cell office:value-type="string">
            <text:p>Italy</text:p>
          </table:table-cell>
          <table:table-cell office:value-type="float" office:value="1012912">
            <text:p>1012912</text:p>
          </table:table-cell>
          <table:table-cell/>
          <table:table-cell table:style-name="ce4" table:formula="of:=VLOOKUP([.B14];['file:///home/stefano/Desktop/htdocs/GenoaPortStats/top61/coordinates.ods'#$coordinates.$A$2:.$F$127];6)" office:value-type="string" office:string-value="15.0306,37.4603">
            <text:p>15.0306,37.46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4];&quot;&quot;&quot;,&quot;&quot;quantity&quot;&quot;:&quot;;[.D14];&quot;}, &quot;&quot;geometry&quot;&quot;: { &quot;&quot;type&quot;&quot;: &quot;&quot;Point&quot;&quot;, &quot;&quot;coordinates&quot;&quot;: [&quot;;[.F14];&quot;] }}&quot;)" office:value-type="string" office:string-value="{&quot;type&quot;: &quot;Feature&quot;, &quot;properties&quot;: {&quot;name&quot;:&quot;Catania&quot;,&quot;quantity&quot;:1012912}, &quot;geometry&quot;: { &quot;type&quot;: &quot;Point&quot;, &quot;coordinates&quot;: [15.0306,37.4603] }}">
            <text:p>{"type": "Feature", "properties": {"name":"Catania","quantity":1012912}, "geometry": { "type": "Point", "coordinates": [15.0306,37.4603] }}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Singapore</text:p>
          </table:table-cell>
          <table:table-cell table:style-name="ce3" office:value-type="string">
            <text:p>919378</text:p>
          </table:table-cell>
          <table:table-cell/>
          <table:table-cell table:style-name="ce4" table:formula="of:=VLOOKUP([.B15];['file:///home/stefano/Desktop/htdocs/GenoaPortStats/top61/coordinates.ods'#$coordinates.$A$2:.$F$127];6)" office:value-type="string" office:string-value="103.85283,1.29063">
            <text:p>103.85283,1.2906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5];&quot;&quot;&quot;,&quot;&quot;quantity&quot;&quot;:&quot;;[.D15];&quot;}, &quot;&quot;geometry&quot;&quot;: { &quot;&quot;type&quot;&quot;: &quot;&quot;Point&quot;&quot;, &quot;&quot;coordinates&quot;&quot;: [&quot;;[.F15];&quot;] }}&quot;)" office:value-type="string" office:string-value="{&quot;type&quot;: &quot;Feature&quot;, &quot;properties&quot;: {&quot;name&quot;:&quot;Singapore&quot;,&quot;quantity&quot;:919378}, &quot;geometry&quot;: { &quot;type&quot;: &quot;Point&quot;, &quot;coordinates&quot;: [103.85283,1.29063] }}">
            <text:p>{"type": "Feature", "properties": {"name":"Singapore","quantity":919378}, "geometry": { "type": "Point", "coordinates": [103.85283,1.29063] }}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unis</text:p>
          </table:table-cell>
          <table:table-cell office:value-type="string">
            <text:p>Tunisia</text:p>
          </table:table-cell>
          <table:table-cell table:style-name="ce3" office:value-type="string">
            <text:p>819301</text:p>
          </table:table-cell>
          <table:table-cell/>
          <table:table-cell table:style-name="ce4" table:formula="of:=VLOOKUP([.B16];['file:///home/stefano/Desktop/htdocs/GenoaPortStats/top61/coordinates.ods'#$coordinates.$A$2:.$F$127];6)" office:value-type="string" office:string-value="10.18479,36.80011">
            <text:p>10.18479,36.8001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6];&quot;&quot;&quot;,&quot;&quot;quantity&quot;&quot;:&quot;;[.D16];&quot;}, &quot;&quot;geometry&quot;&quot;: { &quot;&quot;type&quot;&quot;: &quot;&quot;Point&quot;&quot;, &quot;&quot;coordinates&quot;&quot;: [&quot;;[.F16];&quot;] }}&quot;)" office:value-type="string" office:string-value="{&quot;type&quot;: &quot;Feature&quot;, &quot;properties&quot;: {&quot;name&quot;:&quot;Tunis&quot;,&quot;quantity&quot;:819301}, &quot;geometry&quot;: { &quot;type&quot;: &quot;Point&quot;, &quot;coordinates&quot;: [10.18479,36.80011] }}">
            <text:p>{"type": "Feature", "properties": {"name":"Tunis","quantity":819301}, "geometry": { "type": "Point", "coordinates": [10.18479,36.80011] }}</text:p>
          </table:table-cell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Zawia Terminal</text:p>
          </table:table-cell>
          <table:table-cell office:value-type="string">
            <text:p>Libya</text:p>
          </table:table-cell>
          <table:table-cell table:style-name="ce3" office:value-type="string">
            <text:p>772369</text:p>
          </table:table-cell>
          <table:table-cell/>
          <table:table-cell table:style-name="ce4" table:formula="of:=VLOOKUP([.B17];['file:///home/stefano/Desktop/htdocs/GenoaPortStats/top61/coordinates.ods'#$coordinates.$A$2:.$F$127];6)" office:value-type="string" office:string-value="12.7224,32.7706">
            <text:p>12.7224,32.770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7];&quot;&quot;&quot;,&quot;&quot;quantity&quot;&quot;:&quot;;[.D17];&quot;}, &quot;&quot;geometry&quot;&quot;: { &quot;&quot;type&quot;&quot;: &quot;&quot;Point&quot;&quot;, &quot;&quot;coordinates&quot;&quot;: [&quot;;[.F17];&quot;] }}&quot;)" office:value-type="string" office:string-value="{&quot;type&quot;: &quot;Feature&quot;, &quot;properties&quot;: {&quot;name&quot;:&quot;Zawia Terminal&quot;,&quot;quantity&quot;:772369}, &quot;geometry&quot;: { &quot;type&quot;: &quot;Point&quot;, &quot;coordinates&quot;: [12.7224,32.7706] }}">
            <text:p>{"type": "Feature", "properties": {"name":"Zawia Terminal","quantity":772369}, "geometry": { "type": "Point", "coordinates": [12.7224,32.7706] }}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ew York</text:p>
          </table:table-cell>
          <table:table-cell office:value-type="string">
            <text:p>United States of America</text:p>
          </table:table-cell>
          <table:table-cell table:style-name="ce3" office:value-type="string">
            <text:p>763548</text:p>
          </table:table-cell>
          <table:table-cell/>
          <table:table-cell table:style-name="ce4" table:formula="of:=VLOOKUP([.B18];['file:///home/stefano/Desktop/htdocs/GenoaPortStats/top61/coordinates.ods'#$coordinates.$A$2:.$F$127];6)" office:value-type="string" office:string-value="-73.9796,40.6979">
            <text:p>-73.9796,40.697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8];&quot;&quot;&quot;,&quot;&quot;quantity&quot;&quot;:&quot;;[.D18];&quot;}, &quot;&quot;geometry&quot;&quot;: { &quot;&quot;type&quot;&quot;: &quot;&quot;Point&quot;&quot;, &quot;&quot;coordinates&quot;&quot;: [&quot;;[.F18];&quot;] }}&quot;)" office:value-type="string" office:string-value="{&quot;type&quot;: &quot;Feature&quot;, &quot;properties&quot;: {&quot;name&quot;:&quot;New York&quot;,&quot;quantity&quot;:763548}, &quot;geometry&quot;: { &quot;type&quot;: &quot;Point&quot;, &quot;coordinates&quot;: [-73.9796,40.6979] }}">
            <text:p>{"type": "Feature", "properties": {"name":"New York","quantity":763548}, "geometry": { "type": "Point", "coordinates": [-73.9796,40.6979] }}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ouston</text:p>
          </table:table-cell>
          <table:table-cell office:value-type="string">
            <text:p>United States of America</text:p>
          </table:table-cell>
          <table:table-cell table:style-name="ce3" office:value-type="string">
            <text:p>719216</text:p>
          </table:table-cell>
          <table:table-cell/>
          <table:table-cell table:style-name="ce4" table:formula="of:=VLOOKUP([.B19];['file:///home/stefano/Desktop/htdocs/GenoaPortStats/top61/coordinates.ods'#$coordinates.$A$2:.$F$127];6)" office:value-type="string" office:string-value="-94.9171,29.7232">
            <text:p>-94.9171,29.723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9];&quot;&quot;&quot;,&quot;&quot;quantity&quot;&quot;:&quot;;[.D19];&quot;}, &quot;&quot;geometry&quot;&quot;: { &quot;&quot;type&quot;&quot;: &quot;&quot;Point&quot;&quot;, &quot;&quot;coordinates&quot;&quot;: [&quot;;[.F19];&quot;] }}&quot;)" office:value-type="string" office:string-value="{&quot;type&quot;: &quot;Feature&quot;, &quot;properties&quot;: {&quot;name&quot;:&quot;Houston&quot;,&quot;quantity&quot;:719216}, &quot;geometry&quot;: { &quot;type&quot;: &quot;Point&quot;, &quot;coordinates&quot;: [-94.9171,29.7232] }}">
            <text:p>{"type": "Feature", "properties": {"name":"Houston","quantity":719216}, "geometry": { "type": "Point", "coordinates": [-94.9171,29.7232] }}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table:style-name="ce3" office:value-type="string">
            <text:p>699757</text:p>
          </table:table-cell>
          <table:table-cell/>
          <table:table-cell table:style-name="ce4" table:formula="of:=VLOOKUP([.B20];['file:///home/stefano/Desktop/htdocs/GenoaPortStats/top61/coordinates.ods'#$coordinates.$A$2:.$F$127];6)" office:value-type="string" office:string-value="2.1889,41.3996">
            <text:p>2.1889,41.39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0];&quot;&quot;&quot;,&quot;&quot;quantity&quot;&quot;:&quot;;[.D20];&quot;}, &quot;&quot;geometry&quot;&quot;: { &quot;&quot;type&quot;&quot;: &quot;&quot;Point&quot;&quot;, &quot;&quot;coordinates&quot;&quot;: [&quot;;[.F20];&quot;] }}&quot;)" office:value-type="string" office:string-value="{&quot;type&quot;: &quot;Feature&quot;, &quot;properties&quot;: {&quot;name&quot;:&quot;Barcelona&quot;,&quot;quantity&quot;:699757}, &quot;geometry&quot;: { &quot;type&quot;: &quot;Point&quot;, &quot;coordinates&quot;: [2.1889,41.3996] }}">
            <text:p>{"type": "Feature", "properties": {"name":"Barcelona","quantity":699757}, "geometry": { "type": "Point", "coordinates": [2.1889,41.3996] }}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string">
            <text:p>Malta</text:p>
          </table:table-cell>
          <table:table-cell table:style-name="ce3" office:value-type="string">
            <text:p>659665</text:p>
          </table:table-cell>
          <table:table-cell/>
          <table:table-cell table:style-name="ce4" table:formula="of:=VLOOKUP([.B21];['file:///home/stefano/Desktop/htdocs/GenoaPortStats/top61/coordinates.ods'#$coordinates.$A$2:.$F$127];6)" office:value-type="string" office:string-value="14.5244,35.918">
            <text:p>14.5244,35.91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1];&quot;&quot;&quot;,&quot;&quot;quantity&quot;&quot;:&quot;;[.D21];&quot;}, &quot;&quot;geometry&quot;&quot;: { &quot;&quot;type&quot;&quot;: &quot;&quot;Point&quot;&quot;, &quot;&quot;coordinates&quot;&quot;: [&quot;;[.F21];&quot;] }}&quot;)" office:value-type="string" office:string-value="{&quot;type&quot;: &quot;Feature&quot;, &quot;properties&quot;: {&quot;name&quot;:&quot;Malta&quot;,&quot;quantity&quot;:659665}, &quot;geometry&quot;: { &quot;type&quot;: &quot;Point&quot;, &quot;coordinates&quot;: [14.5244,35.918] }}">
            <text:p>{"type": "Feature", "properties": {"name":"Malta","quantity":659665}, "geometry": { "type": "Point", "coordinates": [14.5244,35.918] }}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ong Kong</text:p>
          </table:table-cell>
          <table:table-cell office:value-type="string">
            <text:p>China</text:p>
          </table:table-cell>
          <table:table-cell table:style-name="ce3" office:value-type="string">
            <text:p>614420</text:p>
          </table:table-cell>
          <table:table-cell/>
          <table:table-cell table:style-name="ce4" table:formula="of:=VLOOKUP([.B22];['file:///home/stefano/Desktop/htdocs/GenoaPortStats/top61/coordinates.ods'#$coordinates.$A$2:.$F$127];6)" office:value-type="string" office:string-value="114.1229,22.3434">
            <text:p>114.1229,22.343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2];&quot;&quot;&quot;,&quot;&quot;quantity&quot;&quot;:&quot;;[.D22];&quot;}, &quot;&quot;geometry&quot;&quot;: { &quot;&quot;type&quot;&quot;: &quot;&quot;Point&quot;&quot;, &quot;&quot;coordinates&quot;&quot;: [&quot;;[.F22];&quot;] }}&quot;)" office:value-type="string" office:string-value="{&quot;type&quot;: &quot;Feature&quot;, &quot;properties&quot;: {&quot;name&quot;:&quot;Hong Kong&quot;,&quot;quantity&quot;:614420}, &quot;geometry&quot;: { &quot;type&quot;: &quot;Point&quot;, &quot;coordinates&quot;: [114.1229,22.3434] }}">
            <text:p>{"type": "Feature", "properties": {"name":"Hong Kong","quantity":614420}, "geometry": { "type": "Point", "coordinates": [114.1229,22.3434] }}</text:p>
          </table:table-cell>
          <table:table-cell table:number-columns-repeated="101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oudi Terminal</text:p>
          </table:table-cell>
          <table:table-cell office:value-type="string">
            <text:p>Cameroon</text:p>
          </table:table-cell>
          <table:table-cell table:style-name="ce3" office:value-type="string">
            <text:p>595287</text:p>
          </table:table-cell>
          <table:table-cell/>
          <table:table-cell table:style-name="ce4" table:formula="of:=VLOOKUP([.B23];['file:///home/stefano/Desktop/htdocs/GenoaPortStats/top61/coordinates.ods'#$coordinates.$A$2:.$F$127];6)" office:value-type="string" office:string-value="4.3611,8.4488">
            <text:p>4.3611,8.448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3];&quot;&quot;&quot;,&quot;&quot;quantity&quot;&quot;:&quot;;[.D23];&quot;}, &quot;&quot;geometry&quot;&quot;: { &quot;&quot;type&quot;&quot;: &quot;&quot;Point&quot;&quot;, &quot;&quot;coordinates&quot;&quot;: [&quot;;[.F23];&quot;] }}&quot;)" office:value-type="string" office:string-value="{&quot;type&quot;: &quot;Feature&quot;, &quot;properties&quot;: {&quot;name&quot;:&quot;Moudi Terminal&quot;,&quot;quantity&quot;:595287}, &quot;geometry&quot;: { &quot;type&quot;: &quot;Point&quot;, &quot;coordinates&quot;: [4.3611,8.4488] }}">
            <text:p>{"type": "Feature", "properties": {"name":"Moudi Terminal","quantity":595287}, "geometry": { "type": "Point", "coordinates": [4.3611,8.4488] }}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lexandria</text:p>
          </table:table-cell>
          <table:table-cell office:value-type="string">
            <text:p>Egypt</text:p>
          </table:table-cell>
          <table:table-cell table:style-name="ce3" office:value-type="string">
            <text:p>536502</text:p>
          </table:table-cell>
          <table:table-cell/>
          <table:table-cell table:style-name="ce4" table:formula="of:=VLOOKUP([.B24];['file:///home/stefano/Desktop/htdocs/GenoaPortStats/top61/coordinates.ods'#$coordinates.$A$2:.$F$127];6)" office:value-type="string" office:string-value="29.8944,31.199">
            <text:p>29.8944,31.19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4];&quot;&quot;&quot;,&quot;&quot;quantity&quot;&quot;:&quot;;[.D24];&quot;}, &quot;&quot;geometry&quot;&quot;: { &quot;&quot;type&quot;&quot;: &quot;&quot;Point&quot;&quot;, &quot;&quot;coordinates&quot;&quot;: [&quot;;[.F24];&quot;] }}&quot;)" office:value-type="string" office:string-value="{&quot;type&quot;: &quot;Feature&quot;, &quot;properties&quot;: {&quot;name&quot;:&quot;Alexandria&quot;,&quot;quantity&quot;:536502}, &quot;geometry&quot;: { &quot;type&quot;: &quot;Point&quot;, &quot;coordinates&quot;: [29.8944,31.199] }}">
            <text:p>{"type": "Feature", "properties": {"name":"Alexandria","quantity":536502}, "geometry": { "type": "Point", "coordinates": [29.8944,31.199] }}</text:p>
          </table:table-cell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rimorsk, Koivisto</text:p>
          </table:table-cell>
          <table:table-cell office:value-type="string">
            <text:p>Russia</text:p>
          </table:table-cell>
          <table:table-cell table:style-name="ce3" office:value-type="string">
            <text:p>530210</text:p>
          </table:table-cell>
          <table:table-cell/>
          <table:table-cell table:style-name="ce4" table:formula="of:=VLOOKUP([.B25];['file:///home/stefano/Desktop/htdocs/GenoaPortStats/top61/coordinates.ods'#$coordinates.$A$2:.$F$127];6)" office:value-type="string" office:string-value="28.622,60.3589">
            <text:p>28.622,60.358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5];&quot;&quot;&quot;,&quot;&quot;quantity&quot;&quot;:&quot;;[.D25];&quot;}, &quot;&quot;geometry&quot;&quot;: { &quot;&quot;type&quot;&quot;: &quot;&quot;Point&quot;&quot;, &quot;&quot;coordinates&quot;&quot;: [&quot;;[.F25];&quot;] }}&quot;)" office:value-type="string" office:string-value="{&quot;type&quot;: &quot;Feature&quot;, &quot;properties&quot;: {&quot;name&quot;:&quot;Primorsk, Koivisto&quot;,&quot;quantity&quot;:530210}, &quot;geometry&quot;: { &quot;type&quot;: &quot;Point&quot;, &quot;coordinates&quot;: [28.622,60.3589] }}">
            <text:p>{"type": "Feature", "properties": {"name":"Primorsk, Koivisto","quantity":530210}, "geometry": { "type": "Point", "coordinates": [28.622,60.3589] }}</text:p>
          </table:table-cell>
          <table:table-cell table:number-columns-repeated="1016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Livorno</text:p>
          </table:table-cell>
          <table:table-cell office:value-type="string">
            <text:p>Italy</text:p>
          </table:table-cell>
          <table:table-cell table:style-name="ce3" office:value-type="string">
            <text:p>465148</text:p>
          </table:table-cell>
          <table:table-cell/>
          <table:table-cell table:style-name="ce4" table:formula="of:=VLOOKUP([.B26];['file:///home/stefano/Desktop/htdocs/GenoaPortStats/top61/coordinates.ods'#$coordinates.$A$2:.$F$127];6)" office:value-type="string" office:string-value="10.3073,43.5457">
            <text:p>10.3073,43.545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6];&quot;&quot;&quot;,&quot;&quot;quantity&quot;&quot;:&quot;;[.D26];&quot;}, &quot;&quot;geometry&quot;&quot;: { &quot;&quot;type&quot;&quot;: &quot;&quot;Point&quot;&quot;, &quot;&quot;coordinates&quot;&quot;: [&quot;;[.F26];&quot;] }}&quot;)" office:value-type="string" office:string-value="{&quot;type&quot;: &quot;Feature&quot;, &quot;properties&quot;: {&quot;name&quot;:&quot;Livorno&quot;,&quot;quantity&quot;:465148}, &quot;geometry&quot;: { &quot;type&quot;: &quot;Point&quot;, &quot;coordinates&quot;: [10.3073,43.5457] }}">
            <text:p>{"type": "Feature", "properties": {"name":"Livorno","quantity":465148}, "geometry": { "type": "Point", "coordinates": [10.3073,43.5457] }}</text:p>
          </table:table-cell>
          <table:table-cell table:number-columns-repeated="1016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ades</text:p>
          </table:table-cell>
          <table:table-cell office:value-type="string">
            <text:p>Tunisia</text:p>
          </table:table-cell>
          <table:table-cell table:style-name="ce3" office:value-type="string">
            <text:p>453370</text:p>
          </table:table-cell>
          <table:table-cell/>
          <table:table-cell table:style-name="ce4" table:formula="of:=VLOOKUP([.B27];['file:///home/stefano/Desktop/htdocs/GenoaPortStats/top61/coordinates.ods'#$coordinates.$A$2:.$F$127];6)" office:value-type="string" office:string-value="10.27697,36.7744">
            <text:p>10.27697,36.774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7];&quot;&quot;&quot;,&quot;&quot;quantity&quot;&quot;:&quot;;[.D27];&quot;}, &quot;&quot;geometry&quot;&quot;: { &quot;&quot;type&quot;&quot;: &quot;&quot;Point&quot;&quot;, &quot;&quot;coordinates&quot;&quot;: [&quot;;[.F27];&quot;] }}&quot;)" office:value-type="string" office:string-value="{&quot;type&quot;: &quot;Feature&quot;, &quot;properties&quot;: {&quot;name&quot;:&quot;Rades&quot;,&quot;quantity&quot;:453370}, &quot;geometry&quot;: { &quot;type&quot;: &quot;Point&quot;, &quot;coordinates&quot;: [10.27697,36.7744] }}">
            <text:p>{"type": "Feature", "properties": {"name":"Rades","quantity":453370}, "geometry": { "type": "Point", "coordinates": [10.27697,36.7744] }}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Ningbo</text:p>
          </table:table-cell>
          <table:table-cell office:value-type="string">
            <text:p>China</text:p>
          </table:table-cell>
          <table:table-cell table:style-name="ce3" office:value-type="string">
            <text:p>452209</text:p>
          </table:table-cell>
          <table:table-cell/>
          <table:table-cell table:style-name="ce4" table:formula="of:=VLOOKUP([.B28];['file:///home/stefano/Desktop/htdocs/GenoaPortStats/top61/coordinates.ods'#$coordinates.$A$2:.$F$127];6)" office:value-type="string" office:string-value="121.54988,29.87203">
            <text:p>121.54988,29.872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8];&quot;&quot;&quot;,&quot;&quot;quantity&quot;&quot;:&quot;;[.D28];&quot;}, &quot;&quot;geometry&quot;&quot;: { &quot;&quot;type&quot;&quot;: &quot;&quot;Point&quot;&quot;, &quot;&quot;coordinates&quot;&quot;: [&quot;;[.F28];&quot;] }}&quot;)" office:value-type="string" office:string-value="{&quot;type&quot;: &quot;Feature&quot;, &quot;properties&quot;: {&quot;name&quot;:&quot;Ningbo&quot;,&quot;quantity&quot;:452209}, &quot;geometry&quot;: { &quot;type&quot;: &quot;Point&quot;, &quot;coordinates&quot;: [121.54988,29.87203] }}">
            <text:p>{"type": "Feature", "properties": {"name":"Ningbo","quantity":452209}, "geometry": { "type": "Point", "coordinates": [121.54988,29.87203] }}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os-sur-Mer</text:p>
          </table:table-cell>
          <table:table-cell office:value-type="string">
            <text:p>France</text:p>
          </table:table-cell>
          <table:table-cell table:style-name="ce3" office:value-type="string">
            <text:p>448841</text:p>
          </table:table-cell>
          <table:table-cell/>
          <table:table-cell table:style-name="ce4" table:formula="of:=VLOOKUP([.B29];['file:///home/stefano/Desktop/htdocs/GenoaPortStats/top61/coordinates.ods'#$coordinates.$A$2:.$F$127];6)" office:value-type="string" office:string-value="4.945595,43.4380714">
            <text:p>4.945595,43.438071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9];&quot;&quot;&quot;,&quot;&quot;quantity&quot;&quot;:&quot;;[.D29];&quot;}, &quot;&quot;geometry&quot;&quot;: { &quot;&quot;type&quot;&quot;: &quot;&quot;Point&quot;&quot;, &quot;&quot;coordinates&quot;&quot;: [&quot;;[.F29];&quot;] }}&quot;)" office:value-type="string" office:string-value="{&quot;type&quot;: &quot;Feature&quot;, &quot;properties&quot;: {&quot;name&quot;:&quot;Fos-sur-Mer&quot;,&quot;quantity&quot;:448841}, &quot;geometry&quot;: { &quot;type&quot;: &quot;Point&quot;, &quot;coordinates&quot;: [4.945595,43.4380714] }}">
            <text:p>{"type": "Feature", "properties": {"name":"Fos-sur-Mer","quantity":448841}, "geometry": { "type": "Point", "coordinates": [4.945595,43.4380714] }}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Batumi</text:p>
          </table:table-cell>
          <table:table-cell office:value-type="string">
            <text:p>Georgia</text:p>
          </table:table-cell>
          <table:table-cell table:style-name="ce3" office:value-type="string">
            <text:p>430368</text:p>
          </table:table-cell>
          <table:table-cell/>
          <table:table-cell table:style-name="ce4" table:formula="of:=VLOOKUP([.B30];['file:///home/stefano/Desktop/htdocs/GenoaPortStats/top61/coordinates.ods'#$coordinates.$A$2:.$F$127];6)" office:value-type="string" office:string-value="41.6568,41.6658">
            <text:p>41.6568,41.665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0];&quot;&quot;&quot;,&quot;&quot;quantity&quot;&quot;:&quot;;[.D30];&quot;}, &quot;&quot;geometry&quot;&quot;: { &quot;&quot;type&quot;&quot;: &quot;&quot;Point&quot;&quot;, &quot;&quot;coordinates&quot;&quot;: [&quot;;[.F30];&quot;] }}&quot;)" office:value-type="string" office:string-value="{&quot;type&quot;: &quot;Feature&quot;, &quot;properties&quot;: {&quot;name&quot;:&quot;Batumi&quot;,&quot;quantity&quot;:430368}, &quot;geometry&quot;: { &quot;type&quot;: &quot;Point&quot;, &quot;coordinates&quot;: [41.6568,41.6658] }}">
            <text:p>{"type": "Feature", "properties": {"name":"Batumi","quantity":430368}, "geometry": { "type": "Point", "coordinates": [41.6568,41.6658] }}</text:p>
          </table:table-cell>
          <table:table-cell table:number-columns-repeated="1016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Yuzhnyy</text:p>
          </table:table-cell>
          <table:table-cell office:value-type="string">
            <text:p>Ukraine</text:p>
          </table:table-cell>
          <table:table-cell table:style-name="ce3" office:value-type="string">
            <text:p>421108</text:p>
          </table:table-cell>
          <table:table-cell/>
          <table:table-cell table:style-name="ce4" table:formula="of:=VLOOKUP([.B31];['file:///home/stefano/Desktop/htdocs/GenoaPortStats/top61/coordinates.ods'#$coordinates.$A$2:.$F$127];6)" office:value-type="string" office:string-value="31.1114,46.6255">
            <text:p>31.1114,46.625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1];&quot;&quot;&quot;,&quot;&quot;quantity&quot;&quot;:&quot;;[.D31];&quot;}, &quot;&quot;geometry&quot;&quot;: { &quot;&quot;type&quot;&quot;: &quot;&quot;Point&quot;&quot;, &quot;&quot;coordinates&quot;&quot;: [&quot;;[.F31];&quot;] }}&quot;)" office:value-type="string" office:string-value="{&quot;type&quot;: &quot;Feature&quot;, &quot;properties&quot;: {&quot;name&quot;:&quot;Yuzhnyy&quot;,&quot;quantity&quot;:421108}, &quot;geometry&quot;: { &quot;type&quot;: &quot;Point&quot;, &quot;coordinates&quot;: [31.1114,46.6255] }}">
            <text:p>{"type": "Feature", "properties": {"name":"Yuzhnyy","quantity":421108}, "geometry": { "type": "Point", "coordinates": [31.1114,46.6255] }}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ort Kelang</text:p>
          </table:table-cell>
          <table:table-cell office:value-type="string">
            <text:p>Malaysia</text:p>
          </table:table-cell>
          <table:table-cell table:style-name="ce3" office:value-type="string">
            <text:p>386417</text:p>
          </table:table-cell>
          <table:table-cell/>
          <table:table-cell table:style-name="ce4" table:formula="of:=VLOOKUP([.B32];['file:///home/stefano/Desktop/htdocs/GenoaPortStats/top61/coordinates.ods'#$coordinates.$A$2:.$F$127];6)" office:value-type="string" office:string-value="101.3006,2.941">
            <text:p>101.3006,2.94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2];&quot;&quot;&quot;,&quot;&quot;quantity&quot;&quot;:&quot;;[.D32];&quot;}, &quot;&quot;geometry&quot;&quot;: { &quot;&quot;type&quot;&quot;: &quot;&quot;Point&quot;&quot;, &quot;&quot;coordinates&quot;&quot;: [&quot;;[.F32];&quot;] }}&quot;)" office:value-type="string" office:string-value="{&quot;type&quot;: &quot;Feature&quot;, &quot;properties&quot;: {&quot;name&quot;:&quot;Port Kelang&quot;,&quot;quantity&quot;:386417}, &quot;geometry&quot;: { &quot;type&quot;: &quot;Point&quot;, &quot;coordinates&quot;: [101.3006,2.941] }}">
            <text:p>{"type": "Feature", "properties": {"name":"Port Kelang","quantity":386417}, "geometry": { "type": "Point", "coordinates": [101.3006,2.941] }}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Jeddah</text:p>
          </table:table-cell>
          <table:table-cell office:value-type="string">
            <text:p>Saudi Arabia</text:p>
          </table:table-cell>
          <table:table-cell table:style-name="ce3" office:value-type="string">
            <text:p>369802</text:p>
          </table:table-cell>
          <table:table-cell/>
          <table:table-cell table:style-name="ce4" table:formula="of:=VLOOKUP([.B33];['file:///home/stefano/Desktop/htdocs/GenoaPortStats/top61/coordinates.ods'#$coordinates.$A$2:.$F$127];6)" office:value-type="string" office:string-value="39.16404,21.58222">
            <text:p>39.16404,21.5822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3];&quot;&quot;&quot;,&quot;&quot;quantity&quot;&quot;:&quot;;[.D33];&quot;}, &quot;&quot;geometry&quot;&quot;: { &quot;&quot;type&quot;&quot;: &quot;&quot;Point&quot;&quot;, &quot;&quot;coordinates&quot;&quot;: [&quot;;[.F33];&quot;] }}&quot;)" office:value-type="string" office:string-value="{&quot;type&quot;: &quot;Feature&quot;, &quot;properties&quot;: {&quot;name&quot;:&quot;Jeddah&quot;,&quot;quantity&quot;:369802}, &quot;geometry&quot;: { &quot;type&quot;: &quot;Point&quot;, &quot;coordinates&quot;: [39.16404,21.58222] }}">
            <text:p>{"type": "Feature", "properties": {"name":"Jeddah","quantity":369802}, "geometry": { "type": "Point", "coordinates": [39.16404,21.58222] }}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Busan (Pusan)</text:p>
          </table:table-cell>
          <table:table-cell office:value-type="string">
            <text:p>South Korea</text:p>
          </table:table-cell>
          <table:table-cell table:style-name="ce3" office:value-type="string">
            <text:p>324969</text:p>
          </table:table-cell>
          <table:table-cell/>
          <table:table-cell table:style-name="ce4" table:formula="of:=VLOOKUP([.B34];['file:///home/stefano/Desktop/htdocs/GenoaPortStats/top61/coordinates.ods'#$coordinates.$A$2:.$F$127];6)" office:value-type="string" office:string-value="129.0176,35.0803">
            <text:p>129.0176,35.08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4];&quot;&quot;&quot;,&quot;&quot;quantity&quot;&quot;:&quot;;[.D34];&quot;}, &quot;&quot;geometry&quot;&quot;: { &quot;&quot;type&quot;&quot;: &quot;&quot;Point&quot;&quot;, &quot;&quot;coordinates&quot;&quot;: [&quot;;[.F34];&quot;] }}&quot;)" office:value-type="string" office:string-value="{&quot;type&quot;: &quot;Feature&quot;, &quot;properties&quot;: {&quot;name&quot;:&quot;Busan (Pusan)&quot;,&quot;quantity&quot;:324969}, &quot;geometry&quot;: { &quot;type&quot;: &quot;Point&quot;, &quot;coordinates&quot;: [129.0176,35.0803] }}">
            <text:p>{"type": "Feature", "properties": {"name":"Busan (Pusan)","quantity":324969}, "geometry": { "type": "Point", "coordinates": [129.0176,35.0803] }}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Jebel Ali</text:p>
          </table:table-cell>
          <table:table-cell office:value-type="string">
            <text:p>United Arab Emirates</text:p>
          </table:table-cell>
          <table:table-cell table:style-name="ce3" office:value-type="string">
            <text:p>315214</text:p>
          </table:table-cell>
          <table:table-cell/>
          <table:table-cell table:style-name="ce4" table:formula="of:=VLOOKUP([.B35];['file:///home/stefano/Desktop/htdocs/GenoaPortStats/top61/coordinates.ods'#$coordinates.$A$2:.$F$127];6)" office:value-type="string" office:string-value="55.0687,24.9959">
            <text:p>55.0687,24.995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5];&quot;&quot;&quot;,&quot;&quot;quantity&quot;&quot;:&quot;;[.D35];&quot;}, &quot;&quot;geometry&quot;&quot;: { &quot;&quot;type&quot;&quot;: &quot;&quot;Point&quot;&quot;, &quot;&quot;coordinates&quot;&quot;: [&quot;;[.F35];&quot;] }}&quot;)" office:value-type="string" office:string-value="{&quot;type&quot;: &quot;Feature&quot;, &quot;properties&quot;: {&quot;name&quot;:&quot;Jebel Ali&quot;,&quot;quantity&quot;:315214}, &quot;geometry&quot;: { &quot;type&quot;: &quot;Point&quot;, &quot;coordinates&quot;: [55.0687,24.9959] }}">
            <text:p>{"type": "Feature", "properties": {"name":"Jebel Ali","quantity":315214}, "geometry": { "type": "Point", "coordinates": [55.0687,24.9959] }}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Baniyas</text:p>
          </table:table-cell>
          <table:table-cell office:value-type="string">
            <text:p>Syria</text:p>
          </table:table-cell>
          <table:table-cell table:style-name="ce3" office:value-type="string">
            <text:p>297451</text:p>
          </table:table-cell>
          <table:table-cell/>
          <table:table-cell table:style-name="ce4" table:formula="of:=VLOOKUP([.B36];['file:///home/stefano/Desktop/htdocs/GenoaPortStats/top61/coordinates.ods'#$coordinates.$A$2:.$F$127];6)" office:value-type="string" office:string-value="35.944906,35.1820319">
            <text:p>35.944906,35.182031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6];&quot;&quot;&quot;,&quot;&quot;quantity&quot;&quot;:&quot;;[.D36];&quot;}, &quot;&quot;geometry&quot;&quot;: { &quot;&quot;type&quot;&quot;: &quot;&quot;Point&quot;&quot;, &quot;&quot;coordinates&quot;&quot;: [&quot;;[.F36];&quot;] }}&quot;)" office:value-type="string" office:string-value="{&quot;type&quot;: &quot;Feature&quot;, &quot;properties&quot;: {&quot;name&quot;:&quot;Baniyas&quot;,&quot;quantity&quot;:297451}, &quot;geometry&quot;: { &quot;type&quot;: &quot;Point&quot;, &quot;coordinates&quot;: [35.944906,35.1820319] }}">
            <text:p>{"type": "Feature", "properties": {"name":"Baniyas","quantity":297451}, "geometry": { "type": "Point", "coordinates": [35.944906,35.1820319] }}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table:style-name="ce3" office:value-type="string">
            <text:p>289759</text:p>
          </table:table-cell>
          <table:table-cell/>
          <table:table-cell table:style-name="ce4" table:formula="of:=VLOOKUP([.B37];['file:///home/stefano/Desktop/htdocs/GenoaPortStats/top61/coordinates.ods'#$coordinates.$A$2:.$F$127];6)" office:value-type="string" office:string-value="-73.6554,45.5027">
            <text:p>-73.6554,45.502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7];&quot;&quot;&quot;,&quot;&quot;quantity&quot;&quot;:&quot;;[.D37];&quot;}, &quot;&quot;geometry&quot;&quot;: { &quot;&quot;type&quot;&quot;: &quot;&quot;Point&quot;&quot;, &quot;&quot;coordinates&quot;&quot;: [&quot;;[.F37];&quot;] }}&quot;)" office:value-type="string" office:string-value="{&quot;type&quot;: &quot;Feature&quot;, &quot;properties&quot;: {&quot;name&quot;:&quot;Montreal&quot;,&quot;quantity&quot;:289759}, &quot;geometry&quot;: { &quot;type&quot;: &quot;Point&quot;, &quot;coordinates&quot;: [-73.6554,45.5027] }}">
            <text:p>{"type": "Feature", "properties": {"name":"Montreal","quantity":289759}, "geometry": { "type": "Point", "coordinates": [-73.6554,45.5027] }}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Olbia</text:p>
          </table:table-cell>
          <table:table-cell office:value-type="string">
            <text:p>Italy</text:p>
          </table:table-cell>
          <table:table-cell table:style-name="ce3" office:value-type="string">
            <text:p>286901</text:p>
          </table:table-cell>
          <table:table-cell/>
          <table:table-cell table:style-name="ce4" table:formula="of:=VLOOKUP([.B38];['file:///home/stefano/Desktop/htdocs/GenoaPortStats/top61/coordinates.ods'#$coordinates.$A$2:.$F$127];6)" office:value-type="string" office:string-value="9.5397,40.9206">
            <text:p>9.5397,40.920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8];&quot;&quot;&quot;,&quot;&quot;quantity&quot;&quot;:&quot;;[.D38];&quot;}, &quot;&quot;geometry&quot;&quot;: { &quot;&quot;type&quot;&quot;: &quot;&quot;Point&quot;&quot;, &quot;&quot;coordinates&quot;&quot;: [&quot;;[.F38];&quot;] }}&quot;)" office:value-type="string" office:string-value="{&quot;type&quot;: &quot;Feature&quot;, &quot;properties&quot;: {&quot;name&quot;:&quot;Olbia&quot;,&quot;quantity&quot;:286901}, &quot;geometry&quot;: { &quot;type&quot;: &quot;Point&quot;, &quot;coordinates&quot;: [9.5397,40.9206] }}">
            <text:p>{"type": "Feature", "properties": {"name":"Olbia","quantity":286901}, "geometry": { "type": "Point", "coordinates": [9.5397,40.9206] }}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Kaohsiung</text:p>
          </table:table-cell>
          <table:table-cell office:value-type="string">
            <text:p>Taiwan</text:p>
          </table:table-cell>
          <table:table-cell table:style-name="ce3" office:value-type="string">
            <text:p>271863</text:p>
          </table:table-cell>
          <table:table-cell/>
          <table:table-cell table:style-name="ce4" table:formula="of:=VLOOKUP([.B39];['file:///home/stefano/Desktop/htdocs/GenoaPortStats/top61/coordinates.ods'#$coordinates.$A$2:.$F$127];6)" office:value-type="string" office:string-value="120.2893,22.6015">
            <text:p>120.2893,22.60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9];&quot;&quot;&quot;,&quot;&quot;quantity&quot;&quot;:&quot;;[.D39];&quot;}, &quot;&quot;geometry&quot;&quot;: { &quot;&quot;type&quot;&quot;: &quot;&quot;Point&quot;&quot;, &quot;&quot;coordinates&quot;&quot;: [&quot;;[.F39];&quot;] }}&quot;)" office:value-type="string" office:string-value="{&quot;type&quot;: &quot;Feature&quot;, &quot;properties&quot;: {&quot;name&quot;:&quot;Kaohsiung&quot;,&quot;quantity&quot;:271863}, &quot;geometry&quot;: { &quot;type&quot;: &quot;Point&quot;, &quot;coordinates&quot;: [120.2893,22.6015] }}">
            <text:p>{"type": "Feature", "properties": {"name":"Kaohsiung","quantity":271863}, "geometry": { "type": "Point", "coordinates": [120.2893,22.6015] }}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Jawaharlal Neru (Nhava Sheva)</text:p>
          </table:table-cell>
          <table:table-cell office:value-type="string">
            <text:p>India</text:p>
          </table:table-cell>
          <table:table-cell table:style-name="ce3" office:value-type="string">
            <text:p>265354</text:p>
          </table:table-cell>
          <table:table-cell/>
          <table:table-cell table:style-name="ce4" table:formula="of:=VLOOKUP([.B40];['file:///home/stefano/Desktop/htdocs/GenoaPortStats/top61/coordinates.ods'#$coordinates.$A$2:.$F$127];6)" office:value-type="string" office:string-value="72.9644,18.9629">
            <text:p>72.9644,18.962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0];&quot;&quot;&quot;,&quot;&quot;quantity&quot;&quot;:&quot;;[.D40];&quot;}, &quot;&quot;geometry&quot;&quot;: { &quot;&quot;type&quot;&quot;: &quot;&quot;Point&quot;&quot;, &quot;&quot;coordinates&quot;&quot;: [&quot;;[.F40];&quot;] }}&quot;)" office:value-type="string" office:string-value="{&quot;type&quot;: &quot;Feature&quot;, &quot;properties&quot;: {&quot;name&quot;:&quot;Jawaharlal Neru (Nhava Sheva)&quot;,&quot;quantity&quot;:265354}, &quot;geometry&quot;: { &quot;type&quot;: &quot;Point&quot;, &quot;coordinates&quot;: [72.9644,18.9629] }}">
            <text:p>{"type": "Feature", "properties": {"name":"Jawaharlal Neru (Nhava Sheva)","quantity":265354}, "geometry": { "type": "Point", "coordinates": [72.9644,18.9629] }}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Qingdao</text:p>
          </table:table-cell>
          <table:table-cell office:value-type="string">
            <text:p>China</text:p>
          </table:table-cell>
          <table:table-cell table:style-name="ce3" office:value-type="string">
            <text:p>260129</text:p>
          </table:table-cell>
          <table:table-cell/>
          <table:table-cell table:style-name="ce4" table:formula="of:=VLOOKUP([.B41];['file:///home/stefano/Desktop/htdocs/GenoaPortStats/top61/coordinates.ods'#$coordinates.$A$2:.$F$127];6)" office:value-type="string" office:string-value="120.3189,36.0696">
            <text:p>120.3189,36.06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1];&quot;&quot;&quot;,&quot;&quot;quantity&quot;&quot;:&quot;;[.D41];&quot;}, &quot;&quot;geometry&quot;&quot;: { &quot;&quot;type&quot;&quot;: &quot;&quot;Point&quot;&quot;, &quot;&quot;coordinates&quot;&quot;: [&quot;;[.F41];&quot;] }}&quot;)" office:value-type="string" office:string-value="{&quot;type&quot;: &quot;Feature&quot;, &quot;properties&quot;: {&quot;name&quot;:&quot;Qingdao&quot;,&quot;quantity&quot;:260129}, &quot;geometry&quot;: { &quot;type&quot;: &quot;Point&quot;, &quot;coordinates&quot;: [120.3189,36.0696] }}">
            <text:p>{"type": "Feature", "properties": {"name":"Qingdao","quantity":260129}, "geometry": { "type": "Point", "coordinates": [120.3189,36.0696] }}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Gioia Tauro</text:p>
          </table:table-cell>
          <table:table-cell office:value-type="string">
            <text:p>Italy</text:p>
          </table:table-cell>
          <table:table-cell table:style-name="ce3" office:value-type="string">
            <text:p>253609</text:p>
          </table:table-cell>
          <table:table-cell/>
          <table:table-cell table:style-name="ce4" table:formula="of:=VLOOKUP([.B42];['file:///home/stefano/Desktop/htdocs/GenoaPortStats/top61/coordinates.ods'#$coordinates.$A$2:.$F$127];6)" office:value-type="string" office:string-value="15.9207,38.4271">
            <text:p>15.9207,38.427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2];&quot;&quot;&quot;,&quot;&quot;quantity&quot;&quot;:&quot;;[.D42];&quot;}, &quot;&quot;geometry&quot;&quot;: { &quot;&quot;type&quot;&quot;: &quot;&quot;Point&quot;&quot;, &quot;&quot;coordinates&quot;&quot;: [&quot;;[.F42];&quot;] }}&quot;)" office:value-type="string" office:string-value="{&quot;type&quot;: &quot;Feature&quot;, &quot;properties&quot;: {&quot;name&quot;:&quot;Gioia Tauro&quot;,&quot;quantity&quot;:253609}, &quot;geometry&quot;: { &quot;type&quot;: &quot;Point&quot;, &quot;coordinates&quot;: [15.9207,38.4271] }}">
            <text:p>{"type": "Feature", "properties": {"name":"Gioia Tauro","quantity":253609}, "geometry": { "type": "Point", "coordinates": [15.9207,38.4271] }}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avannah</text:p>
          </table:table-cell>
          <table:table-cell office:value-type="string">
            <text:p>United States of America</text:p>
          </table:table-cell>
          <table:table-cell table:style-name="ce3" office:value-type="string">
            <text:p>230860</text:p>
          </table:table-cell>
          <table:table-cell/>
          <table:table-cell table:style-name="ce4" table:formula="of:=VLOOKUP([.B43];['file:///home/stefano/Desktop/htdocs/GenoaPortStats/top61/coordinates.ods'#$coordinates.$A$2:.$F$127];6)" office:value-type="string" office:string-value="-81.098,31.9996">
            <text:p>-81.098,31.99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3];&quot;&quot;&quot;,&quot;&quot;quantity&quot;&quot;:&quot;;[.D43];&quot;}, &quot;&quot;geometry&quot;&quot;: { &quot;&quot;type&quot;&quot;: &quot;&quot;Point&quot;&quot;, &quot;&quot;coordinates&quot;&quot;: [&quot;;[.F43];&quot;] }}&quot;)" office:value-type="string" office:string-value="{&quot;type&quot;: &quot;Feature&quot;, &quot;properties&quot;: {&quot;name&quot;:&quot;Savannah&quot;,&quot;quantity&quot;:230860}, &quot;geometry&quot;: { &quot;type&quot;: &quot;Point&quot;, &quot;coordinates&quot;: [-81.098,31.9996] }}">
            <text:p>{"type": "Feature", "properties": {"name":"Savannah","quantity":230860}, "geometry": { "type": "Point", "coordinates": [-81.098,31.9996] }}</text:p>
          </table:table-cell>
          <table:table-cell table:number-columns-repeated="1016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Tanjong Pelepas</text:p>
          </table:table-cell>
          <table:table-cell office:value-type="string">
            <text:p>Malaysia</text:p>
          </table:table-cell>
          <table:table-cell table:style-name="ce3" office:value-type="string">
            <text:p>229200</text:p>
          </table:table-cell>
          <table:table-cell/>
          <table:table-cell table:style-name="ce4" table:formula="of:=VLOOKUP([.B44];['file:///home/stefano/Desktop/htdocs/GenoaPortStats/top61/coordinates.ods'#$coordinates.$A$2:.$F$127];6)" office:value-type="string" office:string-value="103.54571,1.3570015">
            <text:p>103.54571,1.35700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4];&quot;&quot;&quot;,&quot;&quot;quantity&quot;&quot;:&quot;;[.D44];&quot;}, &quot;&quot;geometry&quot;&quot;: { &quot;&quot;type&quot;&quot;: &quot;&quot;Point&quot;&quot;, &quot;&quot;coordinates&quot;&quot;: [&quot;;[.F44];&quot;] }}&quot;)" office:value-type="string" office:string-value="{&quot;type&quot;: &quot;Feature&quot;, &quot;properties&quot;: {&quot;name&quot;:&quot;Tanjong Pelepas&quot;,&quot;quantity&quot;:229200}, &quot;geometry&quot;: { &quot;type&quot;: &quot;Point&quot;, &quot;coordinates&quot;: [103.54571,1.3570015] }}">
            <text:p>{"type": "Feature", "properties": {"name":"Tanjong Pelepas","quantity":229200}, "geometry": { "type": "Point", "coordinates": [103.54571,1.3570015] }}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Skikda</text:p>
          </table:table-cell>
          <table:table-cell office:value-type="string">
            <text:p>Algeria</text:p>
          </table:table-cell>
          <table:table-cell table:style-name="ce3" office:value-type="string">
            <text:p>224123</text:p>
          </table:table-cell>
          <table:table-cell/>
          <table:table-cell table:style-name="ce4" table:formula="of:=VLOOKUP([.B45];['file:///home/stefano/Desktop/htdocs/GenoaPortStats/top61/coordinates.ods'#$coordinates.$A$2:.$F$127];6)" office:value-type="string" office:string-value="6.89998164,36.8804219">
            <text:p>6.89998164,36.880421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5];&quot;&quot;&quot;,&quot;&quot;quantity&quot;&quot;:&quot;;[.D45];&quot;}, &quot;&quot;geometry&quot;&quot;: { &quot;&quot;type&quot;&quot;: &quot;&quot;Point&quot;&quot;, &quot;&quot;coordinates&quot;&quot;: [&quot;;[.F45];&quot;] }}&quot;)" office:value-type="string" office:string-value="{&quot;type&quot;: &quot;Feature&quot;, &quot;properties&quot;: {&quot;name&quot;:&quot;Skikda&quot;,&quot;quantity&quot;:224123}, &quot;geometry&quot;: { &quot;type&quot;: &quot;Point&quot;, &quot;coordinates&quot;: [6.89998164,36.8804219] }}">
            <text:p>{"type": "Feature", "properties": {"name":"Skikda","quantity":224123}, "geometry": { "type": "Point", "coordinates": [6.89998164,36.8804219] }}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Khor al Fakkan</text:p>
          </table:table-cell>
          <table:table-cell office:value-type="string">
            <text:p>United Arab Emirates</text:p>
          </table:table-cell>
          <table:table-cell table:style-name="ce3" office:value-type="string">
            <text:p>224039</text:p>
          </table:table-cell>
          <table:table-cell/>
          <table:table-cell table:style-name="ce4" table:formula="of:=VLOOKUP([.B46];['file:///home/stefano/Desktop/htdocs/GenoaPortStats/top61/coordinates.ods'#$coordinates.$A$2:.$F$127];6)" office:value-type="string" office:string-value="56.3709,25.3584">
            <text:p>56.3709,25.358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6];&quot;&quot;&quot;,&quot;&quot;quantity&quot;&quot;:&quot;;[.D46];&quot;}, &quot;&quot;geometry&quot;&quot;: { &quot;&quot;type&quot;&quot;: &quot;&quot;Point&quot;&quot;, &quot;&quot;coordinates&quot;&quot;: [&quot;;[.F46];&quot;] }}&quot;)" office:value-type="string" office:string-value="{&quot;type&quot;: &quot;Feature&quot;, &quot;properties&quot;: {&quot;name&quot;:&quot;Khor al Fakkan&quot;,&quot;quantity&quot;:224039}, &quot;geometry&quot;: { &quot;type&quot;: &quot;Point&quot;, &quot;coordinates&quot;: [56.3709,25.3584] }}">
            <text:p>{"type": "Feature", "properties": {"name":"Khor al Fakkan","quantity":224039}, "geometry": { "type": "Point", "coordinates": [56.3709,25.3584] }}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Marsaxlokk</text:p>
          </table:table-cell>
          <table:table-cell office:value-type="string">
            <text:p>Malta</text:p>
          </table:table-cell>
          <table:table-cell table:style-name="ce3" office:value-type="string">
            <text:p>222218</text:p>
          </table:table-cell>
          <table:table-cell/>
          <table:table-cell table:style-name="ce4" table:formula="of:=VLOOKUP([.B47];['file:///home/stefano/Desktop/htdocs/GenoaPortStats/top61/coordinates.ods'#$coordinates.$A$2:.$F$127];6)" office:value-type="string" office:string-value="14.5441482,35.8418502">
            <text:p>14.5441482,35.841850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7];&quot;&quot;&quot;,&quot;&quot;quantity&quot;&quot;:&quot;;[.D47];&quot;}, &quot;&quot;geometry&quot;&quot;: { &quot;&quot;type&quot;&quot;: &quot;&quot;Point&quot;&quot;, &quot;&quot;coordinates&quot;&quot;: [&quot;;[.F47];&quot;] }}&quot;)" office:value-type="string" office:string-value="{&quot;type&quot;: &quot;Feature&quot;, &quot;properties&quot;: {&quot;name&quot;:&quot;Marsaxlokk&quot;,&quot;quantity&quot;:222218}, &quot;geometry&quot;: { &quot;type&quot;: &quot;Point&quot;, &quot;coordinates&quot;: [14.5441482,35.8418502] }}">
            <text:p>{"type": "Feature", "properties": {"name":"Marsaxlokk","quantity":222218}, "geometry": { "type": "Point", "coordinates": [14.5441482,35.8418502] }}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bidjan</text:p>
          </table:table-cell>
          <table:table-cell office:value-type="string">
            <text:p>Ivory Coast</text:p>
          </table:table-cell>
          <table:table-cell table:style-name="ce3" office:value-type="string">
            <text:p>220835</text:p>
          </table:table-cell>
          <table:table-cell/>
          <table:table-cell table:style-name="ce4" table:formula="of:=VLOOKUP([.B48];['file:///home/stefano/Desktop/htdocs/GenoaPortStats/top61/coordinates.ods'#$coordinates.$A$2:.$F$127];6)" office:value-type="string" office:string-value="1.87000083,9.76998734">
            <text:p>1.87000083,9.7699873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8];&quot;&quot;&quot;,&quot;&quot;quantity&quot;&quot;:&quot;;[.D48];&quot;}, &quot;&quot;geometry&quot;&quot;: { &quot;&quot;type&quot;&quot;: &quot;&quot;Point&quot;&quot;, &quot;&quot;coordinates&quot;&quot;: [&quot;;[.F48];&quot;] }}&quot;)" office:value-type="string" office:string-value="{&quot;type&quot;: &quot;Feature&quot;, &quot;properties&quot;: {&quot;name&quot;:&quot;Abidjan&quot;,&quot;quantity&quot;:220835}, &quot;geometry&quot;: { &quot;type&quot;: &quot;Point&quot;, &quot;coordinates&quot;: [1.87000083,9.76998734] }}">
            <text:p>{"type": "Feature", "properties": {"name":"Abidjan","quantity":220835}, "geometry": { "type": "Point", "coordinates": [1.87000083,9.76998734] }}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Ras Lanuf</text:p>
          </table:table-cell>
          <table:table-cell office:value-type="string">
            <text:p>Lybia</text:p>
          </table:table-cell>
          <table:table-cell table:style-name="ce3" office:value-type="string">
            <text:p>218274</text:p>
          </table:table-cell>
          <table:table-cell/>
          <table:table-cell table:style-name="ce4" table:formula="of:=VLOOKUP([.B49];['file:///home/stefano/Desktop/htdocs/GenoaPortStats/top61/coordinates.ods'#$coordinates.$A$2:.$F$127];6)" office:value-type="string" office:string-value="18.41732,30.58686">
            <text:p>18.41732,30.5868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9];&quot;&quot;&quot;,&quot;&quot;quantity&quot;&quot;:&quot;;[.D49];&quot;}, &quot;&quot;geometry&quot;&quot;: { &quot;&quot;type&quot;&quot;: &quot;&quot;Point&quot;&quot;, &quot;&quot;coordinates&quot;&quot;: [&quot;;[.F49];&quot;] }}&quot;)" office:value-type="string" office:string-value="{&quot;type&quot;: &quot;Feature&quot;, &quot;properties&quot;: {&quot;name&quot;:&quot;Ras Lanuf&quot;,&quot;quantity&quot;:218274}, &quot;geometry&quot;: { &quot;type&quot;: &quot;Point&quot;, &quot;coordinates&quot;: [18.41732,30.58686] }}">
            <text:p>{"type": "Feature", "properties": {"name":"Ras Lanuf","quantity":218274}, "geometry": { "type": "Point", "coordinates": [18.41732,30.58686] }}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Shekou</text:p>
          </table:table-cell>
          <table:table-cell office:value-type="string">
            <text:p>China</text:p>
          </table:table-cell>
          <table:table-cell table:style-name="ce3" office:value-type="string">
            <text:p>214089</text:p>
          </table:table-cell>
          <table:table-cell/>
          <table:table-cell table:style-name="ce4" table:formula="of:=VLOOKUP([.B50];['file:///home/stefano/Desktop/htdocs/GenoaPortStats/top61/coordinates.ods'#$coordinates.$A$2:.$F$127];6)" office:value-type="string" office:string-value="113.9161,22.4715">
            <text:p>113.9161,22.47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0];&quot;&quot;&quot;,&quot;&quot;quantity&quot;&quot;:&quot;;[.D50];&quot;}, &quot;&quot;geometry&quot;&quot;: { &quot;&quot;type&quot;&quot;: &quot;&quot;Point&quot;&quot;, &quot;&quot;coordinates&quot;&quot;: [&quot;;[.F50];&quot;] }}&quot;)" office:value-type="string" office:string-value="{&quot;type&quot;: &quot;Feature&quot;, &quot;properties&quot;: {&quot;name&quot;:&quot;Shekou&quot;,&quot;quantity&quot;:214089}, &quot;geometry&quot;: { &quot;type&quot;: &quot;Point&quot;, &quot;coordinates&quot;: [113.9161,22.4715] }}">
            <text:p>{"type": "Feature", "properties": {"name":"Shekou","quantity":214089}, "geometry": { "type": "Point", "coordinates": [113.9161,22.4715] }}</text:p>
          </table:table-cell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Gela</text:p>
          </table:table-cell>
          <table:table-cell office:value-type="string">
            <text:p>Italy</text:p>
          </table:table-cell>
          <table:table-cell table:style-name="ce3" office:value-type="string">
            <text:p>208550</text:p>
          </table:table-cell>
          <table:table-cell/>
          <table:table-cell table:style-name="ce4" table:formula="of:=VLOOKUP([.B51];['file:///home/stefano/Desktop/htdocs/GenoaPortStats/top61/coordinates.ods'#$coordinates.$A$2:.$F$127];6)" office:value-type="string" office:string-value="14.25075,37.06659">
            <text:p>14.25075,37.0665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1];&quot;&quot;&quot;,&quot;&quot;quantity&quot;&quot;:&quot;;[.D51];&quot;}, &quot;&quot;geometry&quot;&quot;: { &quot;&quot;type&quot;&quot;: &quot;&quot;Point&quot;&quot;, &quot;&quot;coordinates&quot;&quot;: [&quot;;[.F51];&quot;] }}&quot;)" office:value-type="string" office:string-value="{&quot;type&quot;: &quot;Feature&quot;, &quot;properties&quot;: {&quot;name&quot;:&quot;Gela&quot;,&quot;quantity&quot;:208550}, &quot;geometry&quot;: { &quot;type&quot;: &quot;Point&quot;, &quot;coordinates&quot;: [14.25075,37.06659] }}">
            <text:p>{"type": "Feature", "properties": {"name":"Gela","quantity":208550}, "geometry": { "type": "Point", "coordinates": [14.25075,37.06659] }}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ilazzo</text:p>
          </table:table-cell>
          <table:table-cell office:value-type="string">
            <text:p>Italy</text:p>
          </table:table-cell>
          <table:table-cell table:style-name="ce3" office:value-type="string">
            <text:p>207742</text:p>
          </table:table-cell>
          <table:table-cell/>
          <table:table-cell table:style-name="ce4" table:formula="of:=VLOOKUP([.B52];['file:///home/stefano/Desktop/htdocs/GenoaPortStats/top61/coordinates.ods'#$coordinates.$A$2:.$F$127];6)" office:value-type="string" office:string-value="15.2734,38.2144">
            <text:p>15.2734,38.214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2];&quot;&quot;&quot;,&quot;&quot;quantity&quot;&quot;:&quot;;[.D52];&quot;}, &quot;&quot;geometry&quot;&quot;: { &quot;&quot;type&quot;&quot;: &quot;&quot;Point&quot;&quot;, &quot;&quot;coordinates&quot;&quot;: [&quot;;[.F52];&quot;] }}&quot;)" office:value-type="string" office:string-value="{&quot;type&quot;: &quot;Feature&quot;, &quot;properties&quot;: {&quot;name&quot;:&quot;Milazzo&quot;,&quot;quantity&quot;:207742}, &quot;geometry&quot;: { &quot;type&quot;: &quot;Point&quot;, &quot;coordinates&quot;: [15.2734,38.2144] }}">
            <text:p>{"type": "Feature", "properties": {"name":"Milazzo","quantity":207742}, "geometry": { "type": "Point", "coordinates": [15.2734,38.2144] }}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antos</text:p>
          </table:table-cell>
          <table:table-cell office:value-type="string">
            <text:p>Brazil</text:p>
          </table:table-cell>
          <table:table-cell table:style-name="ce3" office:value-type="string">
            <text:p>206941</text:p>
          </table:table-cell>
          <table:table-cell/>
          <table:table-cell table:style-name="ce4" table:formula="of:=VLOOKUP([.B53];['file:///home/stefano/Desktop/htdocs/GenoaPortStats/top61/coordinates.ods'#$coordinates.$A$2:.$F$127];6)" office:value-type="string" office:string-value="-46.29,-23.8643">
            <text:p>-46.29,-23.864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3];&quot;&quot;&quot;,&quot;&quot;quantity&quot;&quot;:&quot;;[.D53];&quot;}, &quot;&quot;geometry&quot;&quot;: { &quot;&quot;type&quot;&quot;: &quot;&quot;Point&quot;&quot;, &quot;&quot;coordinates&quot;&quot;: [&quot;;[.F53];&quot;] }}&quot;)" office:value-type="string" office:string-value="{&quot;type&quot;: &quot;Feature&quot;, &quot;properties&quot;: {&quot;name&quot;:&quot;Santos&quot;,&quot;quantity&quot;:206941}, &quot;geometry&quot;: { &quot;type&quot;: &quot;Point&quot;, &quot;coordinates&quot;: [-46.29,-23.8643] }}">
            <text:p>{"type": "Feature", "properties": {"name":"Santos","quantity":206941}, "geometry": { "type": "Point", "coordinates": [-46.29,-23.8643] }}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Tarragona</text:p>
          </table:table-cell>
          <table:table-cell office:value-type="string">
            <text:p>Spain</text:p>
          </table:table-cell>
          <table:table-cell table:style-name="ce3" office:value-type="string">
            <text:p>204613</text:p>
          </table:table-cell>
          <table:table-cell/>
          <table:table-cell table:style-name="ce4" table:formula="of:=VLOOKUP([.B54];['file:///home/stefano/Desktop/htdocs/GenoaPortStats/top61/coordinates.ods'#$coordinates.$A$2:.$F$127];6)" office:value-type="string" office:string-value="1.2546057,41.1172364">
            <text:p>1.2546057,41.117236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4];&quot;&quot;&quot;,&quot;&quot;quantity&quot;&quot;:&quot;;[.D54];&quot;}, &quot;&quot;geometry&quot;&quot;: { &quot;&quot;type&quot;&quot;: &quot;&quot;Point&quot;&quot;, &quot;&quot;coordinates&quot;&quot;: [&quot;;[.F54];&quot;] }}&quot;)" office:value-type="string" office:string-value="{&quot;type&quot;: &quot;Feature&quot;, &quot;properties&quot;: {&quot;name&quot;:&quot;Tarragona&quot;,&quot;quantity&quot;:204613}, &quot;geometry&quot;: { &quot;type&quot;: &quot;Point&quot;, &quot;coordinates&quot;: [1.2546057,41.1172364] }}">
            <text:p>{"type": "Feature", "properties": {"name":"Tarragona","quantity":204613}, "geometry": { "type": "Point", "coordinates": [1.2546057,41.1172364] }}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Yantian Huangdong</text:p>
          </table:table-cell>
          <table:table-cell office:value-type="string">
            <text:p>China</text:p>
          </table:table-cell>
          <table:table-cell table:style-name="ce3" office:value-type="string">
            <text:p>193753</text:p>
          </table:table-cell>
          <table:table-cell/>
          <table:table-cell table:style-name="ce4" table:formula="of:=VLOOKUP([.B55];['file:///home/stefano/Desktop/htdocs/GenoaPortStats/top61/coordinates.ods'#$coordinates.$A$2:.$F$127];6)" office:value-type="string" office:string-value="114.283,22.5841">
            <text:p>114.283,22.584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5];&quot;&quot;&quot;,&quot;&quot;quantity&quot;&quot;:&quot;;[.D55];&quot;}, &quot;&quot;geometry&quot;&quot;: { &quot;&quot;type&quot;&quot;: &quot;&quot;Point&quot;&quot;, &quot;&quot;coordinates&quot;&quot;: [&quot;;[.F55];&quot;] }}&quot;)" office:value-type="string" office:string-value="{&quot;type&quot;: &quot;Feature&quot;, &quot;properties&quot;: {&quot;name&quot;:&quot;Yantian Huangdong&quot;,&quot;quantity&quot;:193753}, &quot;geometry&quot;: { &quot;type&quot;: &quot;Point&quot;, &quot;coordinates&quot;: [114.283,22.5841] }}">
            <text:p>{"type": "Feature", "properties": {"name":"Yantian Huangdong","quantity":193753}, "geometry": { "type": "Point", "coordinates": [114.283,22.5841] }}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La Spezia</text:p>
          </table:table-cell>
          <table:table-cell office:value-type="string">
            <text:p>Italy</text:p>
          </table:table-cell>
          <table:table-cell table:style-name="ce3" office:value-type="string">
            <text:p>185696</text:p>
          </table:table-cell>
          <table:table-cell/>
          <table:table-cell table:style-name="ce4" table:formula="of:=VLOOKUP([.B56];['file:///home/stefano/Desktop/htdocs/GenoaPortStats/top61/coordinates.ods'#$coordinates.$A$2:.$F$127];6)" office:value-type="string" office:string-value="9.8282255,44.107033">
            <text:p>9.8282255,44.10703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6];&quot;&quot;&quot;,&quot;&quot;quantity&quot;&quot;:&quot;;[.D56];&quot;}, &quot;&quot;geometry&quot;&quot;: { &quot;&quot;type&quot;&quot;: &quot;&quot;Point&quot;&quot;, &quot;&quot;coordinates&quot;&quot;: [&quot;;[.F56];&quot;] }}&quot;)" office:value-type="string" office:string-value="{&quot;type&quot;: &quot;Feature&quot;, &quot;properties&quot;: {&quot;name&quot;:&quot;La Spezia&quot;,&quot;quantity&quot;:185696}, &quot;geometry&quot;: { &quot;type&quot;: &quot;Point&quot;, &quot;coordinates&quot;: [9.8282255,44.107033] }}">
            <text:p>{"type": "Feature", "properties": {"name":"La Spezia","quantity":185696}, "geometry": { "type": "Point", "coordinates": [9.8282255,44.107033] }}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Las Palmas</text:p>
          </table:table-cell>
          <table:table-cell office:value-type="string">
            <text:p>Spain</text:p>
          </table:table-cell>
          <table:table-cell table:style-name="ce3" office:value-type="string">
            <text:p>185274</text:p>
          </table:table-cell>
          <table:table-cell/>
          <table:table-cell table:style-name="ce4" table:formula="of:=VLOOKUP([.B57];['file:///home/stefano/Desktop/htdocs/GenoaPortStats/top61/coordinates.ods'#$coordinates.$A$2:.$F$127];6)" office:value-type="string" office:string-value="-15.4357,28.0514">
            <text:p>-15.4357,28.051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7];&quot;&quot;&quot;,&quot;&quot;quantity&quot;&quot;:&quot;;[.D57];&quot;}, &quot;&quot;geometry&quot;&quot;: { &quot;&quot;type&quot;&quot;: &quot;&quot;Point&quot;&quot;, &quot;&quot;coordinates&quot;&quot;: [&quot;;[.F57];&quot;] }}&quot;)" office:value-type="string" office:string-value="{&quot;type&quot;: &quot;Feature&quot;, &quot;properties&quot;: {&quot;name&quot;:&quot;Las Palmas&quot;,&quot;quantity&quot;:185274}, &quot;geometry&quot;: { &quot;type&quot;: &quot;Point&quot;, &quot;coordinates&quot;: [-15.4357,28.0514] }}">
            <text:p>{"type": "Feature", "properties": {"name":"Las Palmas","quantity":185274}, "geometry": { "type": "Point", "coordinates": [-15.4357,28.0514] }}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Jakarta, Java</text:p>
          </table:table-cell>
          <table:table-cell office:value-type="string">
            <text:p>Indonesia</text:p>
          </table:table-cell>
          <table:table-cell table:style-name="ce3" office:value-type="string">
            <text:p>184241</text:p>
          </table:table-cell>
          <table:table-cell/>
          <table:table-cell table:style-name="ce4" table:formula="of:=VLOOKUP([.B58];['file:///home/stefano/Desktop/htdocs/GenoaPortStats/top61/coordinates.ods'#$coordinates.$A$2:.$F$127];6)" office:value-type="string" office:string-value="106.827143,-6.1753167">
            <text:p>106.827143,-6.175316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8];&quot;&quot;&quot;,&quot;&quot;quantity&quot;&quot;:&quot;;[.D58];&quot;}, &quot;&quot;geometry&quot;&quot;: { &quot;&quot;type&quot;&quot;: &quot;&quot;Point&quot;&quot;, &quot;&quot;coordinates&quot;&quot;: [&quot;;[.F58];&quot;] }}&quot;)" office:value-type="string" office:string-value="{&quot;type&quot;: &quot;Feature&quot;, &quot;properties&quot;: {&quot;name&quot;:&quot;Jakarta, Java&quot;,&quot;quantity&quot;:184241}, &quot;geometry&quot;: { &quot;type&quot;: &quot;Point&quot;, &quot;coordinates&quot;: [106.827143,-6.1753167] }}">
            <text:p>{"type": "Feature", "properties": {"name":"Jakarta, Java","quantity":184241}, "geometry": { "type": "Point", "coordinates": [106.827143,-6.1753167] }}</text:p>
          </table:table-cell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Mersin, Icel</text:p>
          </table:table-cell>
          <table:table-cell office:value-type="string">
            <text:p>Turkey</text:p>
          </table:table-cell>
          <table:table-cell table:style-name="ce3" office:value-type="string">
            <text:p>176848</text:p>
          </table:table-cell>
          <table:table-cell/>
          <table:table-cell table:style-name="ce4" table:formula="of:=VLOOKUP([.B59];['file:///home/stefano/Desktop/htdocs/GenoaPortStats/top61/coordinates.ods'#$coordinates.$A$2:.$F$127];6)" office:value-type="string" office:string-value="34.630542,36.81275">
            <text:p>34.630542,36.8127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9];&quot;&quot;&quot;,&quot;&quot;quantity&quot;&quot;:&quot;;[.D59];&quot;}, &quot;&quot;geometry&quot;&quot;: { &quot;&quot;type&quot;&quot;: &quot;&quot;Point&quot;&quot;, &quot;&quot;coordinates&quot;&quot;: [&quot;;[.F59];&quot;] }}&quot;)" office:value-type="string" office:string-value="{&quot;type&quot;: &quot;Feature&quot;, &quot;properties&quot;: {&quot;name&quot;:&quot;Mersin, Icel&quot;,&quot;quantity&quot;:176848}, &quot;geometry&quot;: { &quot;type&quot;: &quot;Point&quot;, &quot;coordinates&quot;: [34.630542,36.81275] }}">
            <text:p>{"type": "Feature", "properties": {"name":"Mersin, Icel","quantity":176848}, "geometry": { "type": "Point", "coordinates": [34.630542,36.81275] }}</text:p>
          </table:table-cell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Newark</text:p>
          </table:table-cell>
          <table:table-cell office:value-type="string">
            <text:p>United States of America</text:p>
          </table:table-cell>
          <table:table-cell table:style-name="ce3" office:value-type="string">
            <text:p>170846</text:p>
          </table:table-cell>
          <table:table-cell/>
          <table:table-cell table:style-name="ce4" table:formula="of:=VLOOKUP([.B60];['file:///home/stefano/Desktop/htdocs/GenoaPortStats/top61/coordinates.ods'#$coordinates.$A$2:.$F$127];6)" office:value-type="string" office:string-value="-74.1821,40.731">
            <text:p>-74.1821,40.73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0];&quot;&quot;&quot;,&quot;&quot;quantity&quot;&quot;:&quot;;[.D60];&quot;}, &quot;&quot;geometry&quot;&quot;: { &quot;&quot;type&quot;&quot;: &quot;&quot;Point&quot;&quot;, &quot;&quot;coordinates&quot;&quot;: [&quot;;[.F60];&quot;] }}&quot;)" office:value-type="string" office:string-value="{&quot;type&quot;: &quot;Feature&quot;, &quot;properties&quot;: {&quot;name&quot;:&quot;Newark&quot;,&quot;quantity&quot;:170846}, &quot;geometry&quot;: { &quot;type&quot;: &quot;Point&quot;, &quot;coordinates&quot;: [-74.1821,40.731] }}">
            <text:p>{"type": "Feature", "properties": {"name":"Newark","quantity":170846}, "geometry": { "type": "Point", "coordinates": [-74.1821,40.731] }}</text:p>
          </table:table-cell>
          <table:table-cell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Kulevi</text:p>
          </table:table-cell>
          <table:table-cell office:value-type="string">
            <text:p>Georgia</text:p>
          </table:table-cell>
          <table:table-cell table:style-name="ce3" office:value-type="string">
            <text:p>167582</text:p>
          </table:table-cell>
          <table:table-cell/>
          <table:table-cell table:style-name="ce4" table:formula="of:=VLOOKUP([.B61];['file:///home/stefano/Desktop/htdocs/GenoaPortStats/top61/coordinates.ods'#$coordinates.$A$2:.$F$127];6)" office:value-type="string" office:string-value="42.2699,41.6578">
            <text:p>42.2699,41.657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1];&quot;&quot;&quot;,&quot;&quot;quantity&quot;&quot;:&quot;;[.D61];&quot;}, &quot;&quot;geometry&quot;&quot;: { &quot;&quot;type&quot;&quot;: &quot;&quot;Point&quot;&quot;, &quot;&quot;coordinates&quot;&quot;: [&quot;;[.F61];&quot;] }}&quot;)" office:value-type="string" office:string-value="{&quot;type&quot;: &quot;Feature&quot;, &quot;properties&quot;: {&quot;name&quot;:&quot;Kulevi&quot;,&quot;quantity&quot;:167582}, &quot;geometry&quot;: { &quot;type&quot;: &quot;Point&quot;, &quot;coordinates&quot;: [42.2699,41.6578] }}">
            <text:p>{"type": "Feature", "properties": {"name":"Kulevi","quantity":167582}, "geometry": { "type": "Point", "coordinates": [42.2699,41.6578] }}</text:p>
          </table:table-cell>
          <table:table-cell table:number-columns-repeated="1016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Karg Island</text:p>
          </table:table-cell>
          <table:table-cell office:value-type="string">
            <text:p>Iran</text:p>
          </table:table-cell>
          <table:table-cell table:style-name="ce3" office:value-type="string">
            <text:p>165397</text:p>
          </table:table-cell>
          <table:table-cell/>
          <table:table-cell table:style-name="ce4" table:formula="of:=VLOOKUP([.B62];['file:///home/stefano/Desktop/htdocs/GenoaPortStats/top61/coordinates.ods'#$coordinates.$A$2:.$F$127];6)" office:value-type="string" office:string-value="50.327,29.2347">
            <text:p>50.327,29.234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2];&quot;&quot;&quot;,&quot;&quot;quantity&quot;&quot;:&quot;;[.D62];&quot;}, &quot;&quot;geometry&quot;&quot;: { &quot;&quot;type&quot;&quot;: &quot;&quot;Point&quot;&quot;, &quot;&quot;coordinates&quot;&quot;: [&quot;;[.F62];&quot;] }}&quot;)" office:value-type="string" office:string-value="{&quot;type&quot;: &quot;Feature&quot;, &quot;properties&quot;: {&quot;name&quot;:&quot;Karg Island&quot;,&quot;quantity&quot;:165397}, &quot;geometry&quot;: { &quot;type&quot;: &quot;Point&quot;, &quot;coordinates&quot;: [50.327,29.2347] }}">
            <text:p>{"type": "Feature", "properties": {"name":"Karg Island","quantity":165397}, "geometry": { "type": "Point", "coordinates": [50.327,29.2347] }}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Haifa</text:p>
          </table:table-cell>
          <table:table-cell office:value-type="string">
            <text:p>Israel</text:p>
          </table:table-cell>
          <table:table-cell table:style-name="ce3" office:value-type="string">
            <text:p>162636</text:p>
          </table:table-cell>
          <table:table-cell/>
          <table:table-cell table:style-name="ce4" table:formula="of:=VLOOKUP([.B63];['file:///home/stefano/Desktop/htdocs/GenoaPortStats/top61/coordinates.ods'#$coordinates.$A$2:.$F$127];6)" office:value-type="string" office:string-value="34.9885,32.8184">
            <text:p>34.9885,32.818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3];&quot;&quot;&quot;,&quot;&quot;quantity&quot;&quot;:&quot;;[.D63];&quot;}, &quot;&quot;geometry&quot;&quot;: { &quot;&quot;type&quot;&quot;: &quot;&quot;Point&quot;&quot;, &quot;&quot;coordinates&quot;&quot;: [&quot;;[.F63];&quot;] }}&quot;)" office:value-type="string" office:string-value="{&quot;type&quot;: &quot;Feature&quot;, &quot;properties&quot;: {&quot;name&quot;:&quot;Haifa&quot;,&quot;quantity&quot;:162636}, &quot;geometry&quot;: { &quot;type&quot;: &quot;Point&quot;, &quot;coordinates&quot;: [34.9885,32.8184] }}">
            <text:p>{"type": "Feature", "properties": {"name":"Haifa","quantity":162636}, "geometry": { "type": "Point", "coordinates": [34.9885,32.8184] }}</text:p>
          </table:table-cell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ugusta</text:p>
          </table:table-cell>
          <table:table-cell office:value-type="string">
            <text:p>Italy</text:p>
          </table:table-cell>
          <table:table-cell table:style-name="ce3" office:value-type="string">
            <text:p>162388</text:p>
          </table:table-cell>
          <table:table-cell/>
          <table:table-cell table:style-name="ce4" table:formula="of:=VLOOKUP([.B64];['file:///home/stefano/Desktop/htdocs/GenoaPortStats/top61/coordinates.ods'#$coordinates.$A$2:.$F$127];6)" office:value-type="string" office:string-value="15.2059,37.224">
            <text:p>15.2059,37.22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4];&quot;&quot;&quot;,&quot;&quot;quantity&quot;&quot;:&quot;;[.D64];&quot;}, &quot;&quot;geometry&quot;&quot;: { &quot;&quot;type&quot;&quot;: &quot;&quot;Point&quot;&quot;, &quot;&quot;coordinates&quot;&quot;: [&quot;;[.F64];&quot;] }}&quot;)" office:value-type="string" office:string-value="{&quot;type&quot;: &quot;Feature&quot;, &quot;properties&quot;: {&quot;name&quot;:&quot;Augusta&quot;,&quot;quantity&quot;:162388}, &quot;geometry&quot;: { &quot;type&quot;: &quot;Point&quot;, &quot;coordinates&quot;: [15.2059,37.224] }}">
            <text:p>{"type": "Feature", "properties": {"name":"Augusta","quantity":162388}, "geometry": { "type": "Point", "coordinates": [15.2059,37.224] }}</text:p>
          </table:table-cell>
          <table:table-cell table:number-columns-repeated="1016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US" table:style-name="ta1">
        <table:table-column table:style-name="co1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5" table:default-cell-style-name="ce2"/>
        <table:table-column table:style-name="co11" table:number-columns-repeated="2" table:default-cell-style-name="ce2"/>
        <table:table-column table:style-name="co5" table:default-cell-style-name="ce2"/>
        <table:table-column table:style-name="co8" table:number-columns-repeated="1016" table:default-cell-style-name="ce2"/>
        <table:table-row table:style-name="ro1">
          <table:table-cell/>
          <table:table-cell office:value-type="string">
            <text:p>CONTAINER TRAFFIC - TEU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ORTS</text:p>
          </table:table-cell>
          <table:table-cell office:value-type="string">
            <text:p>Nations</text:p>
          </table:table-cell>
          <table:table-cell office:value-type="string">
            <text:p>TEU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anghai</text:p>
          </table:table-cell>
          <table:table-cell office:value-type="string">
            <text:p>China</text:p>
          </table:table-cell>
          <table:table-cell table:style-name="ce3" office:value-type="string">
            <text:p>150140</text:p>
          </table:table-cell>
          <table:table-cell/>
          <table:table-cell table:style-name="ce4" table:formula="of:=VLOOKUP([.B3];['file:///home/stefano/Desktop/htdocs/GenoaPortStats/top61/coordinates.ods'#$coordinates.$A$2:.$F$127];6)" office:value-type="string" office:string-value="121.4915,31.2246">
            <text:p>121.4915,31.224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];&quot;&quot;&quot;,&quot;&quot;quantity&quot;&quot;:&quot;;[.D3];&quot;}, &quot;&quot;geometry&quot;&quot;: { &quot;&quot;type&quot;&quot;: &quot;&quot;Point&quot;&quot;, &quot;&quot;coordinates&quot;&quot;: [&quot;;[.F3];&quot;] }}&quot;)" office:value-type="string" office:string-value="{&quot;type&quot;: &quot;Feature&quot;, &quot;properties&quot;: {&quot;name&quot;:&quot;Shanghai&quot;,&quot;quantity&quot;:150140}, &quot;geometry&quot;: { &quot;type&quot;: &quot;Point&quot;, &quot;coordinates&quot;: [121.4915,31.2246] }}">
            <text:p>{"type": "Feature", "properties": {"name":"Shanghai","quantity":150140}, "geometry": { "type": "Point", "coordinates": [121.4915,31.2246] }}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Singapore</text:p>
          </table:table-cell>
          <table:table-cell table:style-name="ce3" office:value-type="string">
            <text:p>77137</text:p>
          </table:table-cell>
          <table:table-cell/>
          <table:table-cell table:style-name="ce4" table:formula="of:=VLOOKUP([.B4];['file:///home/stefano/Desktop/htdocs/GenoaPortStats/top61/coordinates.ods'#$coordinates.$A$2:.$F$127];6)" office:value-type="string" office:string-value="103.85283,1.29063">
            <text:p>103.85283,1.2906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];&quot;&quot;&quot;,&quot;&quot;quantity&quot;&quot;:&quot;;[.D4];&quot;}, &quot;&quot;geometry&quot;&quot;: { &quot;&quot;type&quot;&quot;: &quot;&quot;Point&quot;&quot;, &quot;&quot;coordinates&quot;&quot;: [&quot;;[.F4];&quot;] }}&quot;)" office:value-type="string" office:string-value="{&quot;type&quot;: &quot;Feature&quot;, &quot;properties&quot;: {&quot;name&quot;:&quot;Singapore&quot;,&quot;quantity&quot;:77137}, &quot;geometry&quot;: { &quot;type&quot;: &quot;Point&quot;, &quot;coordinates&quot;: [103.85283,1.29063] }}">
            <text:p>{"type": "Feature", "properties": {"name":"Singapore","quantity":77137}, "geometry": { "type": "Point", "coordinates": [103.85283,1.29063] }}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agliari</text:p>
          </table:table-cell>
          <table:table-cell office:value-type="string">
            <text:p>Italy</text:p>
          </table:table-cell>
          <table:table-cell table:style-name="ce3" office:value-type="string">
            <text:p>65894</text:p>
          </table:table-cell>
          <table:table-cell/>
          <table:table-cell table:style-name="ce4" table:formula="of:=VLOOKUP([.B5];['file:///home/stefano/Desktop/htdocs/GenoaPortStats/top61/coordinates.ods'#$coordinates.$A$2:.$F$127];6)" office:value-type="string" office:string-value="9.096,39.2204">
            <text:p>9.096,39.220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];&quot;&quot;&quot;,&quot;&quot;quantity&quot;&quot;:&quot;;[.D5];&quot;}, &quot;&quot;geometry&quot;&quot;: { &quot;&quot;type&quot;&quot;: &quot;&quot;Point&quot;&quot;, &quot;&quot;coordinates&quot;&quot;: [&quot;;[.F5];&quot;] }}&quot;)" office:value-type="string" office:string-value="{&quot;type&quot;: &quot;Feature&quot;, &quot;properties&quot;: {&quot;name&quot;:&quot;Cagliari&quot;,&quot;quantity&quot;:65894}, &quot;geometry&quot;: { &quot;type&quot;: &quot;Point&quot;, &quot;coordinates&quot;: [9.096,39.2204] }}">
            <text:p>{"type": "Feature", "properties": {"name":"Cagliari","quantity":65894}, "geometry": { "type": "Point", "coordinates": [9.096,39.2204] }}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ng Kong</text:p>
          </table:table-cell>
          <table:table-cell office:value-type="string">
            <text:p>China</text:p>
          </table:table-cell>
          <table:table-cell table:style-name="ce3" office:value-type="string">
            <text:p>64315</text:p>
          </table:table-cell>
          <table:table-cell/>
          <table:table-cell table:style-name="ce4" table:formula="of:=VLOOKUP([.B6];['file:///home/stefano/Desktop/htdocs/GenoaPortStats/top61/coordinates.ods'#$coordinates.$A$2:.$F$127];6)" office:value-type="string" office:string-value="114.1229,22.3434">
            <text:p>114.1229,22.343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];&quot;&quot;&quot;,&quot;&quot;quantity&quot;&quot;:&quot;;[.D6];&quot;}, &quot;&quot;geometry&quot;&quot;: { &quot;&quot;type&quot;&quot;: &quot;&quot;Point&quot;&quot;, &quot;&quot;coordinates&quot;&quot;: [&quot;;[.F6];&quot;] }}&quot;)" office:value-type="string" office:string-value="{&quot;type&quot;: &quot;Feature&quot;, &quot;properties&quot;: {&quot;name&quot;:&quot;Hong Kong&quot;,&quot;quantity&quot;:64315}, &quot;geometry&quot;: { &quot;type&quot;: &quot;Point&quot;, &quot;coordinates&quot;: [114.1229,22.3434] }}">
            <text:p>{"type": "Feature", "properties": {"name":"Hong Kong","quantity":64315}, "geometry": { "type": "Point", "coordinates": [114.1229,22.3434] }}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Ningbo</text:p>
          </table:table-cell>
          <table:table-cell office:value-type="string">
            <text:p>China</text:p>
          </table:table-cell>
          <table:table-cell table:style-name="ce3" office:value-type="string">
            <text:p>52800</text:p>
          </table:table-cell>
          <table:table-cell/>
          <table:table-cell table:style-name="ce4" table:formula="of:=VLOOKUP([.B7];['file:///home/stefano/Desktop/htdocs/GenoaPortStats/top61/coordinates.ods'#$coordinates.$A$2:.$F$127];6)" office:value-type="string" office:string-value="121.54988,29.87203">
            <text:p>121.54988,29.872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7];&quot;&quot;&quot;,&quot;&quot;quantity&quot;&quot;:&quot;;[.D7];&quot;}, &quot;&quot;geometry&quot;&quot;: { &quot;&quot;type&quot;&quot;: &quot;&quot;Point&quot;&quot;, &quot;&quot;coordinates&quot;&quot;: [&quot;;[.F7];&quot;] }}&quot;)" office:value-type="string" office:string-value="{&quot;type&quot;: &quot;Feature&quot;, &quot;properties&quot;: {&quot;name&quot;:&quot;Ningbo&quot;,&quot;quantity&quot;:52800}, &quot;geometry&quot;: { &quot;type&quot;: &quot;Point&quot;, &quot;coordinates&quot;: [121.54988,29.87203] }}">
            <text:p>{"type": "Feature", "properties": {"name":"Ningbo","quantity":52800}, "geometry": { "type": "Point", "coordinates": [121.54988,29.87203] }}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Jeddah</text:p>
          </table:table-cell>
          <table:table-cell office:value-type="string">
            <text:p>Saudi Arabia</text:p>
          </table:table-cell>
          <table:table-cell table:style-name="ce3" office:value-type="string">
            <text:p>41861</text:p>
          </table:table-cell>
          <table:table-cell/>
          <table:table-cell table:style-name="ce4" table:formula="of:=VLOOKUP([.B8];['file:///home/stefano/Desktop/htdocs/GenoaPortStats/top61/coordinates.ods'#$coordinates.$A$2:.$F$127];6)" office:value-type="string" office:string-value="39.16404,21.58222">
            <text:p>39.16404,21.5822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8];&quot;&quot;&quot;,&quot;&quot;quantity&quot;&quot;:&quot;;[.D8];&quot;}, &quot;&quot;geometry&quot;&quot;: { &quot;&quot;type&quot;&quot;: &quot;&quot;Point&quot;&quot;, &quot;&quot;coordinates&quot;&quot;: [&quot;;[.F8];&quot;] }}&quot;)" office:value-type="string" office:string-value="{&quot;type&quot;: &quot;Feature&quot;, &quot;properties&quot;: {&quot;name&quot;:&quot;Jeddah&quot;,&quot;quantity&quot;:41861}, &quot;geometry&quot;: { &quot;type&quot;: &quot;Point&quot;, &quot;coordinates&quot;: [39.16404,21.58222] }}">
            <text:p>{"type": "Feature", "properties": {"name":"Jeddah","quantity":41861}, "geometry": { "type": "Point", "coordinates": [39.16404,21.58222] }}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lexandria</text:p>
          </table:table-cell>
          <table:table-cell office:value-type="string">
            <text:p>Egypt</text:p>
          </table:table-cell>
          <table:table-cell table:style-name="ce3" office:value-type="string">
            <text:p>33478</text:p>
          </table:table-cell>
          <table:table-cell/>
          <table:table-cell table:style-name="ce4" table:formula="of:=VLOOKUP([.B9];['file:///home/stefano/Desktop/htdocs/GenoaPortStats/top61/coordinates.ods'#$coordinates.$A$2:.$F$127];6)" office:value-type="string" office:string-value="29.8944,31.199">
            <text:p>29.8944,31.19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9];&quot;&quot;&quot;,&quot;&quot;quantity&quot;&quot;:&quot;;[.D9];&quot;}, &quot;&quot;geometry&quot;&quot;: { &quot;&quot;type&quot;&quot;: &quot;&quot;Point&quot;&quot;, &quot;&quot;coordinates&quot;&quot;: [&quot;;[.F9];&quot;] }}&quot;)" office:value-type="string" office:string-value="{&quot;type&quot;: &quot;Feature&quot;, &quot;properties&quot;: {&quot;name&quot;:&quot;Alexandria&quot;,&quot;quantity&quot;:33478}, &quot;geometry&quot;: { &quot;type&quot;: &quot;Point&quot;, &quot;coordinates&quot;: [29.8944,31.199] }}">
            <text:p>{"type": "Feature", "properties": {"name":"Alexandria","quantity":33478}, "geometry": { "type": "Point", "coordinates": [29.8944,31.199] }}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ew York</text:p>
          </table:table-cell>
          <table:table-cell office:value-type="string">
            <text:p>United States of America</text:p>
          </table:table-cell>
          <table:table-cell table:style-name="ce3" office:value-type="string">
            <text:p>33451</text:p>
          </table:table-cell>
          <table:table-cell/>
          <table:table-cell table:style-name="ce4" table:formula="of:=VLOOKUP([.B10];['file:///home/stefano/Desktop/htdocs/GenoaPortStats/top61/coordinates.ods'#$coordinates.$A$2:.$F$127];6)" office:value-type="string" office:string-value="-73.9796,40.6979">
            <text:p>-73.9796,40.697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0];&quot;&quot;&quot;,&quot;&quot;quantity&quot;&quot;:&quot;;[.D10];&quot;}, &quot;&quot;geometry&quot;&quot;: { &quot;&quot;type&quot;&quot;: &quot;&quot;Point&quot;&quot;, &quot;&quot;coordinates&quot;&quot;: [&quot;;[.F10];&quot;] }}&quot;)" office:value-type="string" office:string-value="{&quot;type&quot;: &quot;Feature&quot;, &quot;properties&quot;: {&quot;name&quot;:&quot;New York&quot;,&quot;quantity&quot;:33451}, &quot;geometry&quot;: { &quot;type&quot;: &quot;Point&quot;, &quot;coordinates&quot;: [-73.9796,40.6979] }}">
            <text:p>{"type": "Feature", "properties": {"name":"New York","quantity":33451}, "geometry": { "type": "Point", "coordinates": [-73.9796,40.6979] }}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usan</text:p>
          </table:table-cell>
          <table:table-cell office:value-type="string">
            <text:p>South Korea</text:p>
          </table:table-cell>
          <table:table-cell table:style-name="ce3" office:value-type="string">
            <text:p>31634</text:p>
          </table:table-cell>
          <table:table-cell/>
          <table:table-cell table:style-name="ce4" table:formula="of:=VLOOKUP([.B11];['file:///home/stefano/Desktop/htdocs/GenoaPortStats/top61/coordinates.ods'#$coordinates.$A$2:.$F$127];6)" office:value-type="string" office:string-value="129.0752365,35.179978">
            <text:p>129.0752365,35.17997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1];&quot;&quot;&quot;,&quot;&quot;quantity&quot;&quot;:&quot;;[.D11];&quot;}, &quot;&quot;geometry&quot;&quot;: { &quot;&quot;type&quot;&quot;: &quot;&quot;Point&quot;&quot;, &quot;&quot;coordinates&quot;&quot;: [&quot;;[.F11];&quot;] }}&quot;)" office:value-type="string" office:string-value="{&quot;type&quot;: &quot;Feature&quot;, &quot;properties&quot;: {&quot;name&quot;:&quot;Pusan&quot;,&quot;quantity&quot;:31634}, &quot;geometry&quot;: { &quot;type&quot;: &quot;Point&quot;, &quot;coordinates&quot;: [129.0752365,35.179978] }}">
            <text:p>{"type": "Feature", "properties": {"name":"Pusan","quantity":31634}, "geometry": { "type": "Point", "coordinates": [129.0752365,35.179978] }}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Yantian Huangdong</text:p>
          </table:table-cell>
          <table:table-cell office:value-type="string">
            <text:p>China</text:p>
          </table:table-cell>
          <table:table-cell table:style-name="ce3" office:value-type="string">
            <text:p>28392</text:p>
          </table:table-cell>
          <table:table-cell/>
          <table:table-cell table:style-name="ce4" table:formula="of:=VLOOKUP([.B12];['file:///home/stefano/Desktop/htdocs/GenoaPortStats/top61/coordinates.ods'#$coordinates.$A$2:.$F$127];6)" office:value-type="string" office:string-value="114.283,22.5841">
            <text:p>114.283,22.584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2];&quot;&quot;&quot;,&quot;&quot;quantity&quot;&quot;:&quot;;[.D12];&quot;}, &quot;&quot;geometry&quot;&quot;: { &quot;&quot;type&quot;&quot;: &quot;&quot;Point&quot;&quot;, &quot;&quot;coordinates&quot;&quot;: [&quot;;[.F12];&quot;] }}&quot;)" office:value-type="string" office:string-value="{&quot;type&quot;: &quot;Feature&quot;, &quot;properties&quot;: {&quot;name&quot;:&quot;Yantian Huangdong&quot;,&quot;quantity&quot;:28392}, &quot;geometry&quot;: { &quot;type&quot;: &quot;Point&quot;, &quot;coordinates&quot;: [114.283,22.5841] }}">
            <text:p>{"type": "Feature", "properties": {"name":"Yantian Huangdong","quantity":28392}, "geometry": { "type": "Point", "coordinates": [114.283,22.5841] }}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aohsiung</text:p>
          </table:table-cell>
          <table:table-cell office:value-type="string">
            <text:p>Taiwan</text:p>
          </table:table-cell>
          <table:table-cell table:style-name="ce3" office:value-type="string">
            <text:p>28182</text:p>
          </table:table-cell>
          <table:table-cell/>
          <table:table-cell table:style-name="ce4" table:formula="of:=VLOOKUP([.B13];['file:///home/stefano/Desktop/htdocs/GenoaPortStats/top61/coordinates.ods'#$coordinates.$A$2:.$F$127];6)" office:value-type="string" office:string-value="120.2893,22.6015">
            <text:p>120.2893,22.60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3];&quot;&quot;&quot;,&quot;&quot;quantity&quot;&quot;:&quot;;[.D13];&quot;}, &quot;&quot;geometry&quot;&quot;: { &quot;&quot;type&quot;&quot;: &quot;&quot;Point&quot;&quot;, &quot;&quot;coordinates&quot;&quot;: [&quot;;[.F13];&quot;] }}&quot;)" office:value-type="string" office:string-value="{&quot;type&quot;: &quot;Feature&quot;, &quot;properties&quot;: {&quot;name&quot;:&quot;Kaohsiung&quot;,&quot;quantity&quot;:28182}, &quot;geometry&quot;: { &quot;type&quot;: &quot;Point&quot;, &quot;coordinates&quot;: [120.2893,22.6015] }}">
            <text:p>{"type": "Feature", "properties": {"name":"Kaohsiung","quantity":28182}, "geometry": { "type": "Point", "coordinates": [120.2893,22.6015] }}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ort Kelang</text:p>
          </table:table-cell>
          <table:table-cell office:value-type="string">
            <text:p>Malaysia</text:p>
          </table:table-cell>
          <table:table-cell table:style-name="ce3" office:value-type="string">
            <text:p>27893</text:p>
          </table:table-cell>
          <table:table-cell/>
          <table:table-cell table:style-name="ce4" table:formula="of:=VLOOKUP([.B14];['file:///home/stefano/Desktop/htdocs/GenoaPortStats/top61/coordinates.ods'#$coordinates.$A$2:.$F$127];6)" office:value-type="string" office:string-value="101.3006,2.941">
            <text:p>101.3006,2.94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4];&quot;&quot;&quot;,&quot;&quot;quantity&quot;&quot;:&quot;;[.D14];&quot;}, &quot;&quot;geometry&quot;&quot;: { &quot;&quot;type&quot;&quot;: &quot;&quot;Point&quot;&quot;, &quot;&quot;coordinates&quot;&quot;: [&quot;;[.F14];&quot;] }}&quot;)" office:value-type="string" office:string-value="{&quot;type&quot;: &quot;Feature&quot;, &quot;properties&quot;: {&quot;name&quot;:&quot;Port Kelang&quot;,&quot;quantity&quot;:27893}, &quot;geometry&quot;: { &quot;type&quot;: &quot;Point&quot;, &quot;coordinates&quot;: [101.3006,2.941] }}">
            <text:p>{"type": "Feature", "properties": {"name":"Port Kelang","quantity":27893}, "geometry": { "type": "Point", "coordinates": [101.3006,2.941] }}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Qingdao</text:p>
          </table:table-cell>
          <table:table-cell office:value-type="string">
            <text:p>China</text:p>
          </table:table-cell>
          <table:table-cell table:style-name="ce3" office:value-type="string">
            <text:p>27056</text:p>
          </table:table-cell>
          <table:table-cell/>
          <table:table-cell table:style-name="ce4" table:formula="of:=VLOOKUP([.B15];['file:///home/stefano/Desktop/htdocs/GenoaPortStats/top61/coordinates.ods'#$coordinates.$A$2:.$F$127];6)" office:value-type="string" office:string-value="120.3189,36.0696">
            <text:p>120.3189,36.06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5];&quot;&quot;&quot;,&quot;&quot;quantity&quot;&quot;:&quot;;[.D15];&quot;}, &quot;&quot;geometry&quot;&quot;: { &quot;&quot;type&quot;&quot;: &quot;&quot;Point&quot;&quot;, &quot;&quot;coordinates&quot;&quot;: [&quot;;[.F15];&quot;] }}&quot;)" office:value-type="string" office:string-value="{&quot;type&quot;: &quot;Feature&quot;, &quot;properties&quot;: {&quot;name&quot;:&quot;Qingdao&quot;,&quot;quantity&quot;:27056}, &quot;geometry&quot;: { &quot;type&quot;: &quot;Point&quot;, &quot;coordinates&quot;: [120.3189,36.0696] }}">
            <text:p>{"type": "Feature", "properties": {"name":"Qingdao","quantity":27056}, "geometry": { "type": "Point", "coordinates": [120.3189,36.0696] }}</text:p>
          </table:table-cell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Jebel Ali</text:p>
          </table:table-cell>
          <table:table-cell office:value-type="string">
            <text:p>United Arab Emirates</text:p>
          </table:table-cell>
          <table:table-cell table:style-name="ce3" office:value-type="string">
            <text:p>26947</text:p>
          </table:table-cell>
          <table:table-cell/>
          <table:table-cell table:style-name="ce4" table:formula="of:=VLOOKUP([.B16];['file:///home/stefano/Desktop/htdocs/GenoaPortStats/top61/coordinates.ods'#$coordinates.$A$2:.$F$127];6)" office:value-type="string" office:string-value="55.0687,24.9959">
            <text:p>55.0687,24.995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6];&quot;&quot;&quot;,&quot;&quot;quantity&quot;&quot;:&quot;;[.D16];&quot;}, &quot;&quot;geometry&quot;&quot;: { &quot;&quot;type&quot;&quot;: &quot;&quot;Point&quot;&quot;, &quot;&quot;coordinates&quot;&quot;: [&quot;;[.F16];&quot;] }}&quot;)" office:value-type="string" office:string-value="{&quot;type&quot;: &quot;Feature&quot;, &quot;properties&quot;: {&quot;name&quot;:&quot;Jebel Ali&quot;,&quot;quantity&quot;:26947}, &quot;geometry&quot;: { &quot;type&quot;: &quot;Point&quot;, &quot;coordinates&quot;: [55.0687,24.9959] }}">
            <text:p>{"type": "Feature", "properties": {"name":"Jebel Ali","quantity":26947}, "geometry": { "type": "Point", "coordinates": [55.0687,24.9959] }}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table:style-name="ce3" office:value-type="string">
            <text:p>25543</text:p>
          </table:table-cell>
          <table:table-cell/>
          <table:table-cell table:style-name="ce4" table:formula="of:=VLOOKUP([.B17];['file:///home/stefano/Desktop/htdocs/GenoaPortStats/top61/coordinates.ods'#$coordinates.$A$2:.$F$127];6)" office:value-type="string" office:string-value="-73.6554,45.5027">
            <text:p>-73.6554,45.502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7];&quot;&quot;&quot;,&quot;&quot;quantity&quot;&quot;:&quot;;[.D17];&quot;}, &quot;&quot;geometry&quot;&quot;: { &quot;&quot;type&quot;&quot;: &quot;&quot;Point&quot;&quot;, &quot;&quot;coordinates&quot;&quot;: [&quot;;[.F17];&quot;] }}&quot;)" office:value-type="string" office:string-value="{&quot;type&quot;: &quot;Feature&quot;, &quot;properties&quot;: {&quot;name&quot;:&quot;Montreal&quot;,&quot;quantity&quot;:25543}, &quot;geometry&quot;: { &quot;type&quot;: &quot;Point&quot;, &quot;coordinates&quot;: [-73.6554,45.5027] }}">
            <text:p>{"type": "Feature", "properties": {"name":"Montreal","quantity":25543}, "geometry": { "type": "Point", "coordinates": [-73.6554,45.5027] }}</text:p>
          </table:table-cell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hekou</text:p>
          </table:table-cell>
          <table:table-cell office:value-type="string">
            <text:p>China</text:p>
          </table:table-cell>
          <table:table-cell table:style-name="ce3" office:value-type="string">
            <text:p>24697</text:p>
          </table:table-cell>
          <table:table-cell/>
          <table:table-cell table:style-name="ce4" table:formula="of:=VLOOKUP([.B18];['file:///home/stefano/Desktop/htdocs/GenoaPortStats/top61/coordinates.ods'#$coordinates.$A$2:.$F$127];6)" office:value-type="string" office:string-value="113.9161,22.4715">
            <text:p>113.9161,22.47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8];&quot;&quot;&quot;,&quot;&quot;quantity&quot;&quot;:&quot;;[.D18];&quot;}, &quot;&quot;geometry&quot;&quot;: { &quot;&quot;type&quot;&quot;: &quot;&quot;Point&quot;&quot;, &quot;&quot;coordinates&quot;&quot;: [&quot;;[.F18];&quot;] }}&quot;)" office:value-type="string" office:string-value="{&quot;type&quot;: &quot;Feature&quot;, &quot;properties&quot;: {&quot;name&quot;:&quot;Shekou&quot;,&quot;quantity&quot;:24697}, &quot;geometry&quot;: { &quot;type&quot;: &quot;Point&quot;, &quot;coordinates&quot;: [113.9161,22.4715] }}">
            <text:p>{"type": "Feature", "properties": {"name":"Shekou","quantity":24697}, "geometry": { "type": "Point", "coordinates": [113.9161,22.4715] }}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unis</text:p>
          </table:table-cell>
          <table:table-cell office:value-type="string">
            <text:p>Tunisia</text:p>
          </table:table-cell>
          <table:table-cell table:style-name="ce3" office:value-type="string">
            <text:p>24182</text:p>
          </table:table-cell>
          <table:table-cell/>
          <table:table-cell table:style-name="ce4" table:formula="of:=VLOOKUP([.B19];['file:///home/stefano/Desktop/htdocs/GenoaPortStats/top61/coordinates.ods'#$coordinates.$A$2:.$F$127];6)" office:value-type="string" office:string-value="10.18479,36.80011">
            <text:p>10.18479,36.8001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9];&quot;&quot;&quot;,&quot;&quot;quantity&quot;&quot;:&quot;;[.D19];&quot;}, &quot;&quot;geometry&quot;&quot;: { &quot;&quot;type&quot;&quot;: &quot;&quot;Point&quot;&quot;, &quot;&quot;coordinates&quot;&quot;: [&quot;;[.F19];&quot;] }}&quot;)" office:value-type="string" office:string-value="{&quot;type&quot;: &quot;Feature&quot;, &quot;properties&quot;: {&quot;name&quot;:&quot;Tunis&quot;,&quot;quantity&quot;:24182}, &quot;geometry&quot;: { &quot;type&quot;: &quot;Point&quot;, &quot;coordinates&quot;: [10.18479,36.80011] }}">
            <text:p>{"type": "Feature", "properties": {"name":"Tunis","quantity":24182}, "geometry": { "type": "Point", "coordinates": [10.18479,36.80011] }}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anjong Pelepas</text:p>
          </table:table-cell>
          <table:table-cell office:value-type="string">
            <text:p>Malaysia</text:p>
          </table:table-cell>
          <table:table-cell table:style-name="ce3" office:value-type="string">
            <text:p>23574</text:p>
          </table:table-cell>
          <table:table-cell/>
          <table:table-cell table:style-name="ce4" table:formula="of:=VLOOKUP([.B20];['file:///home/stefano/Desktop/htdocs/GenoaPortStats/top61/coordinates.ods'#$coordinates.$A$2:.$F$127];6)" office:value-type="string" office:string-value="103.54571,1.3570015">
            <text:p>103.54571,1.35700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0];&quot;&quot;&quot;,&quot;&quot;quantity&quot;&quot;:&quot;;[.D20];&quot;}, &quot;&quot;geometry&quot;&quot;: { &quot;&quot;type&quot;&quot;: &quot;&quot;Point&quot;&quot;, &quot;&quot;coordinates&quot;&quot;: [&quot;;[.F20];&quot;] }}&quot;)" office:value-type="string" office:string-value="{&quot;type&quot;: &quot;Feature&quot;, &quot;properties&quot;: {&quot;name&quot;:&quot;Tanjong Pelepas&quot;,&quot;quantity&quot;:23574}, &quot;geometry&quot;: { &quot;type&quot;: &quot;Point&quot;, &quot;coordinates&quot;: [103.54571,1.3570015] }}">
            <text:p>{"type": "Feature", "properties": {"name":"Tanjong Pelepas","quantity":23574}, "geometry": { "type": "Point", "coordinates": [103.54571,1.3570015] }}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avannah</text:p>
          </table:table-cell>
          <table:table-cell office:value-type="string">
            <text:p>United States of America</text:p>
          </table:table-cell>
          <table:table-cell table:style-name="ce3" office:value-type="string">
            <text:p>22470</text:p>
          </table:table-cell>
          <table:table-cell/>
          <table:table-cell table:style-name="ce4" table:formula="of:=VLOOKUP([.B21];['file:///home/stefano/Desktop/htdocs/GenoaPortStats/top61/coordinates.ods'#$coordinates.$A$2:.$F$127];6)" office:value-type="string" office:string-value="-81.098,31.9996">
            <text:p>-81.098,31.99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1];&quot;&quot;&quot;,&quot;&quot;quantity&quot;&quot;:&quot;;[.D21];&quot;}, &quot;&quot;geometry&quot;&quot;: { &quot;&quot;type&quot;&quot;: &quot;&quot;Point&quot;&quot;, &quot;&quot;coordinates&quot;&quot;: [&quot;;[.F21];&quot;] }}&quot;)" office:value-type="string" office:string-value="{&quot;type&quot;: &quot;Feature&quot;, &quot;properties&quot;: {&quot;name&quot;:&quot;Savannah&quot;,&quot;quantity&quot;:22470}, &quot;geometry&quot;: { &quot;type&quot;: &quot;Point&quot;, &quot;coordinates&quot;: [-81.098,31.9996] }}">
            <text:p>{"type": "Feature", "properties": {"name":"Savannah","quantity":22470}, "geometry": { "type": "Point", "coordinates": [-81.098,31.9996] }}</text:p>
          </table:table-cell>
          <table:table-cell table:number-columns-repeated="101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Fos-sur-Mer</text:p>
          </table:table-cell>
          <table:table-cell office:value-type="string">
            <text:p>France</text:p>
          </table:table-cell>
          <table:table-cell table:style-name="ce3" office:value-type="string">
            <text:p>22254</text:p>
          </table:table-cell>
          <table:table-cell/>
          <table:table-cell table:style-name="ce4" table:formula="of:=VLOOKUP([.B22];['file:///home/stefano/Desktop/htdocs/GenoaPortStats/top61/coordinates.ods'#$coordinates.$A$2:.$F$127];6)" office:value-type="string" office:string-value="4.945595,43.4380714">
            <text:p>4.945595,43.438071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2];&quot;&quot;&quot;,&quot;&quot;quantity&quot;&quot;:&quot;;[.D22];&quot;}, &quot;&quot;geometry&quot;&quot;: { &quot;&quot;type&quot;&quot;: &quot;&quot;Point&quot;&quot;, &quot;&quot;coordinates&quot;&quot;: [&quot;;[.F22];&quot;] }}&quot;)" office:value-type="string" office:string-value="{&quot;type&quot;: &quot;Feature&quot;, &quot;properties&quot;: {&quot;name&quot;:&quot;Fos-sur-Mer&quot;,&quot;quantity&quot;:22254}, &quot;geometry&quot;: { &quot;type&quot;: &quot;Point&quot;, &quot;coordinates&quot;: [4.945595,43.4380714] }}">
            <text:p>{"type": "Feature", "properties": {"name":"Fos-sur-Mer","quantity":22254}, "geometry": { "type": "Point", "coordinates": [4.945595,43.4380714] }}</text:p>
          </table:table-cell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Gioia Tauro</text:p>
          </table:table-cell>
          <table:table-cell office:value-type="string">
            <text:p>Italy</text:p>
          </table:table-cell>
          <table:table-cell table:style-name="ce3" office:value-type="string">
            <text:p>21477</text:p>
          </table:table-cell>
          <table:table-cell/>
          <table:table-cell table:style-name="ce4" table:formula="of:=VLOOKUP([.B23];['file:///home/stefano/Desktop/htdocs/GenoaPortStats/top61/coordinates.ods'#$coordinates.$A$2:.$F$127];6)" office:value-type="string" office:string-value="15.9207,38.4271">
            <text:p>15.9207,38.427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3];&quot;&quot;&quot;,&quot;&quot;quantity&quot;&quot;:&quot;;[.D23];&quot;}, &quot;&quot;geometry&quot;&quot;: { &quot;&quot;type&quot;&quot;: &quot;&quot;Point&quot;&quot;, &quot;&quot;coordinates&quot;&quot;: [&quot;;[.F23];&quot;] }}&quot;)" office:value-type="string" office:string-value="{&quot;type&quot;: &quot;Feature&quot;, &quot;properties&quot;: {&quot;name&quot;:&quot;Gioia Tauro&quot;,&quot;quantity&quot;:21477}, &quot;geometry&quot;: { &quot;type&quot;: &quot;Point&quot;, &quot;coordinates&quot;: [15.9207,38.4271] }}">
            <text:p>{"type": "Feature", "properties": {"name":"Gioia Tauro","quantity":21477}, "geometry": { "type": "Point", "coordinates": [15.9207,38.4271] }}</text:p>
          </table:table-cell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Jawaharlal Neru (Nhava Sheva)</text:p>
          </table:table-cell>
          <table:table-cell office:value-type="string">
            <text:p>India</text:p>
          </table:table-cell>
          <table:table-cell table:style-name="ce3" office:value-type="string">
            <text:p>21288</text:p>
          </table:table-cell>
          <table:table-cell/>
          <table:table-cell table:style-name="ce4" table:formula="of:=VLOOKUP([.B24];['file:///home/stefano/Desktop/htdocs/GenoaPortStats/top61/coordinates.ods'#$coordinates.$A$2:.$F$127];6)" office:value-type="string" office:string-value="72.9644,18.9629">
            <text:p>72.9644,18.962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4];&quot;&quot;&quot;,&quot;&quot;quantity&quot;&quot;:&quot;;[.D24];&quot;}, &quot;&quot;geometry&quot;&quot;: { &quot;&quot;type&quot;&quot;: &quot;&quot;Point&quot;&quot;, &quot;&quot;coordinates&quot;&quot;: [&quot;;[.F24];&quot;] }}&quot;)" office:value-type="string" office:string-value="{&quot;type&quot;: &quot;Feature&quot;, &quot;properties&quot;: {&quot;name&quot;:&quot;Jawaharlal Neru (Nhava Sheva)&quot;,&quot;quantity&quot;:21288}, &quot;geometry&quot;: { &quot;type&quot;: &quot;Point&quot;, &quot;coordinates&quot;: [72.9644,18.9629] }}">
            <text:p>{"type": "Feature", "properties": {"name":"Jawaharlal Neru (Nhava Sheva)","quantity":21288}, "geometry": { "type": "Point", "coordinates": [72.9644,18.9629] }}</text:p>
          </table:table-cell>
          <table:table-cell table:number-columns-repeated="1016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Khor al Fakkan</text:p>
          </table:table-cell>
          <table:table-cell office:value-type="string">
            <text:p>United Arab Emirates</text:p>
          </table:table-cell>
          <table:table-cell table:style-name="ce3" office:value-type="string">
            <text:p>20351</text:p>
          </table:table-cell>
          <table:table-cell/>
          <table:table-cell table:style-name="ce4" table:formula="of:=VLOOKUP([.B25];['file:///home/stefano/Desktop/htdocs/GenoaPortStats/top61/coordinates.ods'#$coordinates.$A$2:.$F$127];6)" office:value-type="string" office:string-value="56.3709,25.3584">
            <text:p>56.3709,25.358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5];&quot;&quot;&quot;,&quot;&quot;quantity&quot;&quot;:&quot;;[.D25];&quot;}, &quot;&quot;geometry&quot;&quot;: { &quot;&quot;type&quot;&quot;: &quot;&quot;Point&quot;&quot;, &quot;&quot;coordinates&quot;&quot;: [&quot;;[.F25];&quot;] }}&quot;)" office:value-type="string" office:string-value="{&quot;type&quot;: &quot;Feature&quot;, &quot;properties&quot;: {&quot;name&quot;:&quot;Khor al Fakkan&quot;,&quot;quantity&quot;:20351}, &quot;geometry&quot;: { &quot;type&quot;: &quot;Point&quot;, &quot;coordinates&quot;: [56.3709,25.3584] }}">
            <text:p>{"type": "Feature", "properties": {"name":"Khor al Fakkan","quantity":20351}, "geometry": { "type": "Point", "coordinates": [56.3709,25.3584] }}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asablanca</text:p>
          </table:table-cell>
          <table:table-cell office:value-type="string">
            <text:p>Morocco</text:p>
          </table:table-cell>
          <table:table-cell table:style-name="ce3" office:value-type="string">
            <text:p>17867</text:p>
          </table:table-cell>
          <table:table-cell/>
          <table:table-cell table:style-name="ce4" table:formula="of:=VLOOKUP([.B26];['file:///home/stefano/Desktop/htdocs/GenoaPortStats/top61/coordinates.ods'#$coordinates.$A$2:.$F$127];6)" office:value-type="string" office:string-value="-7.6073,33.588">
            <text:p>-7.6073,33.58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6];&quot;&quot;&quot;,&quot;&quot;quantity&quot;&quot;:&quot;;[.D26];&quot;}, &quot;&quot;geometry&quot;&quot;: { &quot;&quot;type&quot;&quot;: &quot;&quot;Point&quot;&quot;, &quot;&quot;coordinates&quot;&quot;: [&quot;;[.F26];&quot;] }}&quot;)" office:value-type="string" office:string-value="{&quot;type&quot;: &quot;Feature&quot;, &quot;properties&quot;: {&quot;name&quot;:&quot;Casablanca&quot;,&quot;quantity&quot;:17867}, &quot;geometry&quot;: { &quot;type&quot;: &quot;Point&quot;, &quot;coordinates&quot;: [-7.6073,33.588] }}">
            <text:p>{"type": "Feature", "properties": {"name":"Casablanca","quantity":17867}, "geometry": { "type": "Point", "coordinates": [-7.6073,33.588] }}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Haifa</text:p>
          </table:table-cell>
          <table:table-cell office:value-type="string">
            <text:p>Israel</text:p>
          </table:table-cell>
          <table:table-cell table:style-name="ce3" office:value-type="string">
            <text:p>17525</text:p>
          </table:table-cell>
          <table:table-cell/>
          <table:table-cell table:style-name="ce4" table:formula="of:=VLOOKUP([.B27];['file:///home/stefano/Desktop/htdocs/GenoaPortStats/top61/coordinates.ods'#$coordinates.$A$2:.$F$127];6)" office:value-type="string" office:string-value="34.9885,32.8184">
            <text:p>34.9885,32.818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7];&quot;&quot;&quot;,&quot;&quot;quantity&quot;&quot;:&quot;;[.D27];&quot;}, &quot;&quot;geometry&quot;&quot;: { &quot;&quot;type&quot;&quot;: &quot;&quot;Point&quot;&quot;, &quot;&quot;coordinates&quot;&quot;: [&quot;;[.F27];&quot;] }}&quot;)" office:value-type="string" office:string-value="{&quot;type&quot;: &quot;Feature&quot;, &quot;properties&quot;: {&quot;name&quot;:&quot;Haifa&quot;,&quot;quantity&quot;:17525}, &quot;geometry&quot;: { &quot;type&quot;: &quot;Point&quot;, &quot;coordinates&quot;: [34.9885,32.8184] }}">
            <text:p>{"type": "Feature", "properties": {"name":"Haifa","quantity":17525}, "geometry": { "type": "Point", "coordinates": [34.9885,32.8184] }}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iwan</text:p>
          </table:table-cell>
          <table:table-cell office:value-type="string">
            <text:p>China</text:p>
          </table:table-cell>
          <table:table-cell table:style-name="ce3" office:value-type="string">
            <text:p>17525</text:p>
          </table:table-cell>
          <table:table-cell/>
          <table:table-cell table:style-name="ce4" table:formula="of:=VLOOKUP([.B28];['file:///home/stefano/Desktop/htdocs/GenoaPortStats/top61/coordinates.ods'#$coordinates.$A$2:.$F$127];6)" office:value-type="string" office:string-value="113.8925745,22.4823134">
            <text:p>113.8925745,22.482313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8];&quot;&quot;&quot;,&quot;&quot;quantity&quot;&quot;:&quot;;[.D28];&quot;}, &quot;&quot;geometry&quot;&quot;: { &quot;&quot;type&quot;&quot;: &quot;&quot;Point&quot;&quot;, &quot;&quot;coordinates&quot;&quot;: [&quot;;[.F28];&quot;] }}&quot;)" office:value-type="string" office:string-value="{&quot;type&quot;: &quot;Feature&quot;, &quot;properties&quot;: {&quot;name&quot;:&quot;Chiwan&quot;,&quot;quantity&quot;:17525}, &quot;geometry&quot;: { &quot;type&quot;: &quot;Point&quot;, &quot;coordinates&quot;: [113.8925745,22.4823134] }}">
            <text:p>{"type": "Feature", "properties": {"name":"Chiwan","quantity":17525}, "geometry": { "type": "Point", "coordinates": [113.8925745,22.4823134] }}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lger</text:p>
          </table:table-cell>
          <table:table-cell office:value-type="string">
            <text:p>Algeria</text:p>
          </table:table-cell>
          <table:table-cell table:style-name="ce3" office:value-type="string">
            <text:p>16840</text:p>
          </table:table-cell>
          <table:table-cell/>
          <table:table-cell table:style-name="ce4" table:formula="of:=VLOOKUP([.B29];['file:///home/stefano/Desktop/htdocs/GenoaPortStats/top61/coordinates.ods'#$coordinates.$A$2:.$F$127];6)" office:value-type="string" office:string-value="3.0601,36.7753">
            <text:p>3.0601,36.775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9];&quot;&quot;&quot;,&quot;&quot;quantity&quot;&quot;:&quot;;[.D29];&quot;}, &quot;&quot;geometry&quot;&quot;: { &quot;&quot;type&quot;&quot;: &quot;&quot;Point&quot;&quot;, &quot;&quot;coordinates&quot;&quot;: [&quot;;[.F29];&quot;] }}&quot;)" office:value-type="string" office:string-value="{&quot;type&quot;: &quot;Feature&quot;, &quot;properties&quot;: {&quot;name&quot;:&quot;Alger&quot;,&quot;quantity&quot;:16840}, &quot;geometry&quot;: { &quot;type&quot;: &quot;Point&quot;, &quot;coordinates&quot;: [3.0601,36.7753] }}">
            <text:p>{"type": "Feature", "properties": {"name":"Alger","quantity":16840}, "geometry": { "type": "Point", "coordinates": [3.0601,36.7753] }}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ewark</text:p>
          </table:table-cell>
          <table:table-cell office:value-type="string">
            <text:p>United States of America</text:p>
          </table:table-cell>
          <table:table-cell table:style-name="ce3" office:value-type="string">
            <text:p>16391</text:p>
          </table:table-cell>
          <table:table-cell/>
          <table:table-cell table:style-name="ce4" table:formula="of:=VLOOKUP([.B30];['file:///home/stefano/Desktop/htdocs/GenoaPortStats/top61/coordinates.ods'#$coordinates.$A$2:.$F$127];6)" office:value-type="string" office:string-value="-74.1821,40.731">
            <text:p>-74.1821,40.73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0];&quot;&quot;&quot;,&quot;&quot;quantity&quot;&quot;:&quot;;[.D30];&quot;}, &quot;&quot;geometry&quot;&quot;: { &quot;&quot;type&quot;&quot;: &quot;&quot;Point&quot;&quot;, &quot;&quot;coordinates&quot;&quot;: [&quot;;[.F30];&quot;] }}&quot;)" office:value-type="string" office:string-value="{&quot;type&quot;: &quot;Feature&quot;, &quot;properties&quot;: {&quot;name&quot;:&quot;Newark&quot;,&quot;quantity&quot;:16391}, &quot;geometry&quot;: { &quot;type&quot;: &quot;Point&quot;, &quot;coordinates&quot;: [-74.1821,40.731] }}">
            <text:p>{"type": "Feature", "properties": {"name":"Newark","quantity":16391}, "geometry": { "type": "Point", "coordinates": [-74.1821,40.731] }}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antos</text:p>
          </table:table-cell>
          <table:table-cell office:value-type="string">
            <text:p>Brazil</text:p>
          </table:table-cell>
          <table:table-cell table:style-name="ce3" office:value-type="string">
            <text:p>15631</text:p>
          </table:table-cell>
          <table:table-cell/>
          <table:table-cell table:style-name="ce4" table:formula="of:=VLOOKUP([.B31];['file:///home/stefano/Desktop/htdocs/GenoaPortStats/top61/coordinates.ods'#$coordinates.$A$2:.$F$127];6)" office:value-type="string" office:string-value="-46.29,-23.8643">
            <text:p>-46.29,-23.864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1];&quot;&quot;&quot;,&quot;&quot;quantity&quot;&quot;:&quot;;[.D31];&quot;}, &quot;&quot;geometry&quot;&quot;: { &quot;&quot;type&quot;&quot;: &quot;&quot;Point&quot;&quot;, &quot;&quot;coordinates&quot;&quot;: [&quot;;[.F31];&quot;] }}&quot;)" office:value-type="string" office:string-value="{&quot;type&quot;: &quot;Feature&quot;, &quot;properties&quot;: {&quot;name&quot;:&quot;Santos&quot;,&quot;quantity&quot;:15631}, &quot;geometry&quot;: { &quot;type&quot;: &quot;Point&quot;, &quot;coordinates&quot;: [-46.29,-23.8643] }}">
            <text:p>{"type": "Feature", "properties": {"name":"Santos","quantity":15631}, "geometry": { "type": "Point", "coordinates": [-46.29,-23.8643] }}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Xiamen</text:p>
          </table:table-cell>
          <table:table-cell office:value-type="string">
            <text:p>China</text:p>
          </table:table-cell>
          <table:table-cell table:style-name="ce3" office:value-type="string">
            <text:p>15543</text:p>
          </table:table-cell>
          <table:table-cell/>
          <table:table-cell table:style-name="ce4" table:formula="of:=VLOOKUP([.B32];['file:///home/stefano/Desktop/htdocs/GenoaPortStats/top61/coordinates.ods'#$coordinates.$A$2:.$F$127];6)" office:value-type="string" office:string-value="118.1537,24.5029">
            <text:p>118.1537,24.502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2];&quot;&quot;&quot;,&quot;&quot;quantity&quot;&quot;:&quot;;[.D32];&quot;}, &quot;&quot;geometry&quot;&quot;: { &quot;&quot;type&quot;&quot;: &quot;&quot;Point&quot;&quot;, &quot;&quot;coordinates&quot;&quot;: [&quot;;[.F32];&quot;] }}&quot;)" office:value-type="string" office:string-value="{&quot;type&quot;: &quot;Feature&quot;, &quot;properties&quot;: {&quot;name&quot;:&quot;Xiamen&quot;,&quot;quantity&quot;:15543}, &quot;geometry&quot;: { &quot;type&quot;: &quot;Point&quot;, &quot;coordinates&quot;: [118.1537,24.5029] }}">
            <text:p>{"type": "Feature", "properties": {"name":"Xiamen","quantity":15543}, "geometry": { "type": "Point", "coordinates": [118.1537,24.5029] }}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amietta</text:p>
          </table:table-cell>
          <table:table-cell office:value-type="string">
            <text:p>Egypt</text:p>
          </table:table-cell>
          <table:table-cell table:style-name="ce3" office:value-type="string">
            <text:p>14778</text:p>
          </table:table-cell>
          <table:table-cell/>
          <table:table-cell table:style-name="ce4" table:formula="of:=VLOOKUP([.B33];['file:///home/stefano/Desktop/htdocs/GenoaPortStats/top61/coordinates.ods'#$coordinates.$A$2:.$F$127];6)" office:value-type="string" office:string-value="31.82137,31.41674">
            <text:p>31.82137,31.4167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3];&quot;&quot;&quot;,&quot;&quot;quantity&quot;&quot;:&quot;;[.D33];&quot;}, &quot;&quot;geometry&quot;&quot;: { &quot;&quot;type&quot;&quot;: &quot;&quot;Point&quot;&quot;, &quot;&quot;coordinates&quot;&quot;: [&quot;;[.F33];&quot;] }}&quot;)" office:value-type="string" office:string-value="{&quot;type&quot;: &quot;Feature&quot;, &quot;properties&quot;: {&quot;name&quot;:&quot;Damietta&quot;,&quot;quantity&quot;:14778}, &quot;geometry&quot;: { &quot;type&quot;: &quot;Point&quot;, &quot;coordinates&quot;: [31.82137,31.41674] }}">
            <text:p>{"type": "Feature", "properties": {"name":"Damietta","quantity":14778}, "geometry": { "type": "Point", "coordinates": [31.82137,31.41674] }}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stanbul</text:p>
          </table:table-cell>
          <table:table-cell office:value-type="string">
            <text:p>Turkey</text:p>
          </table:table-cell>
          <table:table-cell table:style-name="ce3" office:value-type="string">
            <text:p>14465</text:p>
          </table:table-cell>
          <table:table-cell/>
          <table:table-cell table:style-name="ce4" table:formula="of:=VLOOKUP([.B34];['file:///home/stefano/Desktop/htdocs/GenoaPortStats/top61/coordinates.ods'#$coordinates.$A$2:.$F$127];6)" office:value-type="string" office:string-value="28.9652,41.0096">
            <text:p>28.9652,41.00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4];&quot;&quot;&quot;,&quot;&quot;quantity&quot;&quot;:&quot;;[.D34];&quot;}, &quot;&quot;geometry&quot;&quot;: { &quot;&quot;type&quot;&quot;: &quot;&quot;Point&quot;&quot;, &quot;&quot;coordinates&quot;&quot;: [&quot;;[.F34];&quot;] }}&quot;)" office:value-type="string" office:string-value="{&quot;type&quot;: &quot;Feature&quot;, &quot;properties&quot;: {&quot;name&quot;:&quot;Istanbul&quot;,&quot;quantity&quot;:14465}, &quot;geometry&quot;: { &quot;type&quot;: &quot;Point&quot;, &quot;coordinates&quot;: [28.9652,41.0096] }}">
            <text:p>{"type": "Feature", "properties": {"name":"Istanbul","quantity":14465}, "geometry": { "type": "Point", "coordinates": [28.9652,41.0096] }}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Valencia</text:p>
          </table:table-cell>
          <table:table-cell office:value-type="string">
            <text:p>Spain</text:p>
          </table:table-cell>
          <table:table-cell table:style-name="ce3" office:value-type="string">
            <text:p>14139</text:p>
          </table:table-cell>
          <table:table-cell/>
          <table:table-cell table:style-name="ce4" table:formula="of:=VLOOKUP([.B35];['file:///home/stefano/Desktop/htdocs/GenoaPortStats/top61/coordinates.ods'#$coordinates.$A$2:.$F$127];6)" office:value-type="string" office:string-value="-0.3525,39.4228">
            <text:p>-0.3525,39.422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5];&quot;&quot;&quot;,&quot;&quot;quantity&quot;&quot;:&quot;;[.D35];&quot;}, &quot;&quot;geometry&quot;&quot;: { &quot;&quot;type&quot;&quot;: &quot;&quot;Point&quot;&quot;, &quot;&quot;coordinates&quot;&quot;: [&quot;;[.F35];&quot;] }}&quot;)" office:value-type="string" office:string-value="{&quot;type&quot;: &quot;Feature&quot;, &quot;properties&quot;: {&quot;name&quot;:&quot;Valencia&quot;,&quot;quantity&quot;:14139}, &quot;geometry&quot;: { &quot;type&quot;: &quot;Point&quot;, &quot;coordinates&quot;: [-0.3525,39.4228] }}">
            <text:p>{"type": "Feature", "properties": {"name":"Valencia","quantity":14139}, "geometry": { "type": "Point", "coordinates": [-0.3525,39.4228] }}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ort Said</text:p>
          </table:table-cell>
          <table:table-cell office:value-type="string">
            <text:p>Egypt</text:p>
          </table:table-cell>
          <table:table-cell table:style-name="ce3" office:value-type="string">
            <text:p>13918</text:p>
          </table:table-cell>
          <table:table-cell/>
          <table:table-cell table:style-name="ce4" table:formula="of:=VLOOKUP([.B36];['file:///home/stefano/Desktop/htdocs/GenoaPortStats/top61/coordinates.ods'#$coordinates.$A$2:.$F$127];6)" office:value-type="string" office:string-value="32.3192,31.2567">
            <text:p>32.3192,31.256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6];&quot;&quot;&quot;,&quot;&quot;quantity&quot;&quot;:&quot;;[.D36];&quot;}, &quot;&quot;geometry&quot;&quot;: { &quot;&quot;type&quot;&quot;: &quot;&quot;Point&quot;&quot;, &quot;&quot;coordinates&quot;&quot;: [&quot;;[.F36];&quot;] }}&quot;)" office:value-type="string" office:string-value="{&quot;type&quot;: &quot;Feature&quot;, &quot;properties&quot;: {&quot;name&quot;:&quot;Port Said&quot;,&quot;quantity&quot;:13918}, &quot;geometry&quot;: { &quot;type&quot;: &quot;Point&quot;, &quot;coordinates&quot;: [32.3192,31.2567] }}">
            <text:p>{"type": "Feature", "properties": {"name":"Port Said","quantity":13918}, "geometry": { "type": "Point", "coordinates": [32.3192,31.2567] }}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orfolk</text:p>
          </table:table-cell>
          <table:table-cell office:value-type="string">
            <text:p>United States of America</text:p>
          </table:table-cell>
          <table:table-cell table:style-name="ce3" office:value-type="string">
            <text:p>13623</text:p>
          </table:table-cell>
          <table:table-cell/>
          <table:table-cell table:style-name="ce4" table:formula="of:=VLOOKUP([.B37];['file:///home/stefano/Desktop/htdocs/GenoaPortStats/top61/coordinates.ods'#$coordinates.$A$2:.$F$127];6)" office:value-type="string" office:string-value="-76.196,37.0127">
            <text:p>-76.196,37.012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7];&quot;&quot;&quot;,&quot;&quot;quantity&quot;&quot;:&quot;;[.D37];&quot;}, &quot;&quot;geometry&quot;&quot;: { &quot;&quot;type&quot;&quot;: &quot;&quot;Point&quot;&quot;, &quot;&quot;coordinates&quot;&quot;: [&quot;;[.F37];&quot;] }}&quot;)" office:value-type="string" office:string-value="{&quot;type&quot;: &quot;Feature&quot;, &quot;properties&quot;: {&quot;name&quot;:&quot;Norfolk&quot;,&quot;quantity&quot;:13623}, &quot;geometry&quot;: { &quot;type&quot;: &quot;Point&quot;, &quot;coordinates&quot;: [-76.196,37.0127] }}">
            <text:p>{"type": "Feature", "properties": {"name":"Norfolk","quantity":13623}, "geometry": { "type": "Point", "coordinates": [-76.196,37.0127] }}</text:p>
          </table:table-cell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Tripoli</text:p>
          </table:table-cell>
          <table:table-cell office:value-type="string">
            <text:p>Libia</text:p>
          </table:table-cell>
          <table:table-cell table:style-name="ce3" office:value-type="string">
            <text:p>13576</text:p>
          </table:table-cell>
          <table:table-cell/>
          <table:table-cell table:style-name="ce4" table:formula="of:=VLOOKUP([.B38];['file:///home/stefano/Desktop/htdocs/GenoaPortStats/top61/coordinates.ods'#$coordinates.$A$2:.$F$127];6)" office:value-type="string" office:string-value="13.1800117,32.8925">
            <text:p>13.1800117,32.892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8];&quot;&quot;&quot;,&quot;&quot;quantity&quot;&quot;:&quot;;[.D38];&quot;}, &quot;&quot;geometry&quot;&quot;: { &quot;&quot;type&quot;&quot;: &quot;&quot;Point&quot;&quot;, &quot;&quot;coordinates&quot;&quot;: [&quot;;[.F38];&quot;] }}&quot;)" office:value-type="string" office:string-value="{&quot;type&quot;: &quot;Feature&quot;, &quot;properties&quot;: {&quot;name&quot;:&quot;Tripoli&quot;,&quot;quantity&quot;:13576}, &quot;geometry&quot;: { &quot;type&quot;: &quot;Point&quot;, &quot;coordinates&quot;: [13.1800117,32.8925] }}">
            <text:p>{"type": "Feature", "properties": {"name":"Tripoli","quantity":13576}, "geometry": { "type": "Point", "coordinates": [13.1800117,32.8925] }}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Las Palmas</text:p>
          </table:table-cell>
          <table:table-cell office:value-type="string">
            <text:p>Spain</text:p>
          </table:table-cell>
          <table:table-cell table:style-name="ce3" office:value-type="string">
            <text:p>13472</text:p>
          </table:table-cell>
          <table:table-cell/>
          <table:table-cell table:style-name="ce4" table:formula="of:=VLOOKUP([.B39];['file:///home/stefano/Desktop/htdocs/GenoaPortStats/top61/coordinates.ods'#$coordinates.$A$2:.$F$127];6)" office:value-type="string" office:string-value="-15.4357,28.0514">
            <text:p>-15.4357,28.051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9];&quot;&quot;&quot;,&quot;&quot;quantity&quot;&quot;:&quot;;[.D39];&quot;}, &quot;&quot;geometry&quot;&quot;: { &quot;&quot;type&quot;&quot;: &quot;&quot;Point&quot;&quot;, &quot;&quot;coordinates&quot;&quot;: [&quot;;[.F39];&quot;] }}&quot;)" office:value-type="string" office:string-value="{&quot;type&quot;: &quot;Feature&quot;, &quot;properties&quot;: {&quot;name&quot;:&quot;Las Palmas&quot;,&quot;quantity&quot;:13472}, &quot;geometry&quot;: { &quot;type&quot;: &quot;Point&quot;, &quot;coordinates&quot;: [-15.4357,28.0514] }}">
            <text:p>{"type": "Feature", "properties": {"name":"Las Palmas","quantity":13472}, "geometry": { "type": "Point", "coordinates": [-15.4357,28.0514] }}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Napoli</text:p>
          </table:table-cell>
          <table:table-cell office:value-type="string">
            <text:p>Italy</text:p>
          </table:table-cell>
          <table:table-cell table:style-name="ce3" office:value-type="string">
            <text:p>13390</text:p>
          </table:table-cell>
          <table:table-cell/>
          <table:table-cell table:style-name="ce4" table:formula="of:=VLOOKUP([.B40];['file:///home/stefano/Desktop/htdocs/GenoaPortStats/top61/coordinates.ods'#$coordinates.$A$2:.$F$127];6)" office:value-type="string" office:string-value="14.2461,40.8529">
            <text:p>14.2461,40.852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0];&quot;&quot;&quot;,&quot;&quot;quantity&quot;&quot;:&quot;;[.D40];&quot;}, &quot;&quot;geometry&quot;&quot;: { &quot;&quot;type&quot;&quot;: &quot;&quot;Point&quot;&quot;, &quot;&quot;coordinates&quot;&quot;: [&quot;;[.F40];&quot;] }}&quot;)" office:value-type="string" office:string-value="{&quot;type&quot;: &quot;Feature&quot;, &quot;properties&quot;: {&quot;name&quot;:&quot;Napoli&quot;,&quot;quantity&quot;:13390}, &quot;geometry&quot;: { &quot;type&quot;: &quot;Point&quot;, &quot;coordinates&quot;: [14.2461,40.8529] }}">
            <text:p>{"type": "Feature", "properties": {"name":"Napoli","quantity":13390}, "geometry": { "type": "Point", "coordinates": [14.2461,40.8529] }}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Veracruz</text:p>
          </table:table-cell>
          <table:table-cell office:value-type="string">
            <text:p>Mexico</text:p>
          </table:table-cell>
          <table:table-cell table:style-name="ce3" office:value-type="string">
            <text:p>13197</text:p>
          </table:table-cell>
          <table:table-cell/>
          <table:table-cell table:style-name="ce4" table:formula="of:=VLOOKUP([.B41];['file:///home/stefano/Desktop/htdocs/GenoaPortStats/top61/coordinates.ods'#$coordinates.$A$2:.$F$127];6)" office:value-type="string" office:string-value="-96.1242,19.2105">
            <text:p>-96.1242,19.210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1];&quot;&quot;&quot;,&quot;&quot;quantity&quot;&quot;:&quot;;[.D41];&quot;}, &quot;&quot;geometry&quot;&quot;: { &quot;&quot;type&quot;&quot;: &quot;&quot;Point&quot;&quot;, &quot;&quot;coordinates&quot;&quot;: [&quot;;[.F41];&quot;] }}&quot;)" office:value-type="string" office:string-value="{&quot;type&quot;: &quot;Feature&quot;, &quot;properties&quot;: {&quot;name&quot;:&quot;Veracruz&quot;,&quot;quantity&quot;:13197}, &quot;geometry&quot;: { &quot;type&quot;: &quot;Point&quot;, &quot;coordinates&quot;: [-96.1242,19.2105] }}">
            <text:p>{"type": "Feature", "properties": {"name":"Veracruz","quantity":13197}, "geometry": { "type": "Point", "coordinates": [-96.1242,19.2105] }}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table:style-name="ce3" office:value-type="string">
            <text:p>12865</text:p>
          </table:table-cell>
          <table:table-cell/>
          <table:table-cell table:style-name="ce4" table:formula="of:=VLOOKUP([.B42];['file:///home/stefano/Desktop/htdocs/GenoaPortStats/top61/coordinates.ods'#$coordinates.$A$2:.$F$127];6)" office:value-type="string" office:string-value="2.1889,41.3996">
            <text:p>2.1889,41.39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2];&quot;&quot;&quot;,&quot;&quot;quantity&quot;&quot;:&quot;;[.D42];&quot;}, &quot;&quot;geometry&quot;&quot;: { &quot;&quot;type&quot;&quot;: &quot;&quot;Point&quot;&quot;, &quot;&quot;coordinates&quot;&quot;: [&quot;;[.F42];&quot;] }}&quot;)" office:value-type="string" office:string-value="{&quot;type&quot;: &quot;Feature&quot;, &quot;properties&quot;: {&quot;name&quot;:&quot;Barcelona&quot;,&quot;quantity&quot;:12865}, &quot;geometry&quot;: { &quot;type&quot;: &quot;Point&quot;, &quot;coordinates&quot;: [2.1889,41.3996] }}">
            <text:p>{"type": "Feature", "properties": {"name":"Barcelona","quantity":12865}, "geometry": { "type": "Point", "coordinates": [2.1889,41.3996] }}</text:p>
          </table:table-cell>
          <table:table-cell table:number-columns-repeated="1016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Gemlik</text:p>
          </table:table-cell>
          <table:table-cell office:value-type="string">
            <text:p>Turkey</text:p>
          </table:table-cell>
          <table:table-cell table:style-name="ce3" office:value-type="string">
            <text:p>12855</text:p>
          </table:table-cell>
          <table:table-cell/>
          <table:table-cell table:style-name="ce4" table:formula="of:=VLOOKUP([.B43];['file:///home/stefano/Desktop/htdocs/GenoaPortStats/top61/coordinates.ods'#$coordinates.$A$2:.$F$127];6)" office:value-type="string" office:string-value="29.15707,40.43017">
            <text:p>29.15707,40.4301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3];&quot;&quot;&quot;,&quot;&quot;quantity&quot;&quot;:&quot;;[.D43];&quot;}, &quot;&quot;geometry&quot;&quot;: { &quot;&quot;type&quot;&quot;: &quot;&quot;Point&quot;&quot;, &quot;&quot;coordinates&quot;&quot;: [&quot;;[.F43];&quot;] }}&quot;)" office:value-type="string" office:string-value="{&quot;type&quot;: &quot;Feature&quot;, &quot;properties&quot;: {&quot;name&quot;:&quot;Gemlik&quot;,&quot;quantity&quot;:12855}, &quot;geometry&quot;: { &quot;type&quot;: &quot;Point&quot;, &quot;coordinates&quot;: [29.15707,40.43017] }}">
            <text:p>{"type": "Feature", "properties": {"name":"Gemlik","quantity":12855}, "geometry": { "type": "Point", "coordinates": [29.15707,40.43017] }}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Houston</text:p>
          </table:table-cell>
          <table:table-cell office:value-type="string">
            <text:p>United States of America</text:p>
          </table:table-cell>
          <table:table-cell table:style-name="ce3" office:value-type="string">
            <text:p>12683</text:p>
          </table:table-cell>
          <table:table-cell/>
          <table:table-cell table:style-name="ce4" table:formula="of:=VLOOKUP([.B44];['file:///home/stefano/Desktop/htdocs/GenoaPortStats/top61/coordinates.ods'#$coordinates.$A$2:.$F$127];6)" office:value-type="string" office:string-value="-94.9171,29.7232">
            <text:p>-94.9171,29.723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4];&quot;&quot;&quot;,&quot;&quot;quantity&quot;&quot;:&quot;;[.D44];&quot;}, &quot;&quot;geometry&quot;&quot;: { &quot;&quot;type&quot;&quot;: &quot;&quot;Point&quot;&quot;, &quot;&quot;coordinates&quot;&quot;: [&quot;;[.F44];&quot;] }}&quot;)" office:value-type="string" office:string-value="{&quot;type&quot;: &quot;Feature&quot;, &quot;properties&quot;: {&quot;name&quot;:&quot;Houston&quot;,&quot;quantity&quot;:12683}, &quot;geometry&quot;: { &quot;type&quot;: &quot;Point&quot;, &quot;coordinates&quot;: [-94.9171,29.7232] }}">
            <text:p>{"type": "Feature", "properties": {"name":"Houston","quantity":12683}, "geometry": { "type": "Point", "coordinates": [-94.9171,29.7232] }}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Marsaxlokk</text:p>
          </table:table-cell>
          <table:table-cell office:value-type="string">
            <text:p>Malta</text:p>
          </table:table-cell>
          <table:table-cell table:style-name="ce3" office:value-type="string">
            <text:p>11888</text:p>
          </table:table-cell>
          <table:table-cell/>
          <table:table-cell table:style-name="ce4" table:formula="of:=VLOOKUP([.B45];['file:///home/stefano/Desktop/htdocs/GenoaPortStats/top61/coordinates.ods'#$coordinates.$A$2:.$F$127];6)" office:value-type="string" office:string-value="14.5441482,35.8418502">
            <text:p>14.5441482,35.841850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5];&quot;&quot;&quot;,&quot;&quot;quantity&quot;&quot;:&quot;;[.D45];&quot;}, &quot;&quot;geometry&quot;&quot;: { &quot;&quot;type&quot;&quot;: &quot;&quot;Point&quot;&quot;, &quot;&quot;coordinates&quot;&quot;: [&quot;;[.F45];&quot;] }}&quot;)" office:value-type="string" office:string-value="{&quot;type&quot;: &quot;Feature&quot;, &quot;properties&quot;: {&quot;name&quot;:&quot;Marsaxlokk&quot;,&quot;quantity&quot;:11888}, &quot;geometry&quot;: { &quot;type&quot;: &quot;Point&quot;, &quot;coordinates&quot;: [14.5441482,35.8418502] }}">
            <text:p>{"type": "Feature", "properties": {"name":"Marsaxlokk","quantity":11888}, "geometry": { "type": "Point", "coordinates": [14.5441482,35.8418502] }}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shdod</text:p>
          </table:table-cell>
          <table:table-cell office:value-type="string">
            <text:p>Israel</text:p>
          </table:table-cell>
          <table:table-cell table:style-name="ce3" office:value-type="string">
            <text:p>11136</text:p>
          </table:table-cell>
          <table:table-cell/>
          <table:table-cell table:style-name="ce4" table:formula="of:=VLOOKUP([.B46];['file:///home/stefano/Desktop/htdocs/GenoaPortStats/top61/coordinates.ods'#$coordinates.$A$2:.$F$127];6)" office:value-type="string" office:string-value="34.6601,31.8493">
            <text:p>34.6601,31.849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6];&quot;&quot;&quot;,&quot;&quot;quantity&quot;&quot;:&quot;;[.D46];&quot;}, &quot;&quot;geometry&quot;&quot;: { &quot;&quot;type&quot;&quot;: &quot;&quot;Point&quot;&quot;, &quot;&quot;coordinates&quot;&quot;: [&quot;;[.F46];&quot;] }}&quot;)" office:value-type="string" office:string-value="{&quot;type&quot;: &quot;Feature&quot;, &quot;properties&quot;: {&quot;name&quot;:&quot;Ashdod&quot;,&quot;quantity&quot;:11136}, &quot;geometry&quot;: { &quot;type&quot;: &quot;Point&quot;, &quot;coordinates&quot;: [34.6601,31.8493] }}">
            <text:p>{"type": "Feature", "properties": {"name":"Ashdod","quantity":11136}, "geometry": { "type": "Point", "coordinates": [34.6601,31.8493] }}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Malta</text:p>
          </table:table-cell>
          <table:table-cell table:style-name="ce3" office:value-type="string">
            <text:p>10948</text:p>
          </table:table-cell>
          <table:table-cell/>
          <table:table-cell table:style-name="ce4" table:formula="of:=VLOOKUP([.B47];['file:///home/stefano/Desktop/htdocs/GenoaPortStats/top61/coordinates.ods'#$coordinates.$A$2:.$F$127];6)" office:value-type="string" office:string-value="14.5244,35.918">
            <text:p>14.5244,35.91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7];&quot;&quot;&quot;,&quot;&quot;quantity&quot;&quot;:&quot;;[.D47];&quot;}, &quot;&quot;geometry&quot;&quot;: { &quot;&quot;type&quot;&quot;: &quot;&quot;Point&quot;&quot;, &quot;&quot;coordinates&quot;&quot;: [&quot;;[.F47];&quot;] }}&quot;)" office:value-type="string" office:string-value="{&quot;type&quot;: &quot;Feature&quot;, &quot;properties&quot;: {&quot;name&quot;:&quot;Malta&quot;,&quot;quantity&quot;:10948}, &quot;geometry&quot;: { &quot;type&quot;: &quot;Point&quot;, &quot;coordinates&quot;: [14.5244,35.918] }}">
            <text:p>{"type": "Feature", "properties": {"name":"Malta","quantity":10948}, "geometry": { "type": "Point", "coordinates": [14.5244,35.918] }}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Salalah</text:p>
          </table:table-cell>
          <table:table-cell office:value-type="string">
            <text:p>Oman</text:p>
          </table:table-cell>
          <table:table-cell table:style-name="ce3" office:value-type="string">
            <text:p>10839</text:p>
          </table:table-cell>
          <table:table-cell/>
          <table:table-cell table:style-name="ce4" table:formula="of:=VLOOKUP([.B48];['file:///home/stefano/Desktop/htdocs/GenoaPortStats/top61/coordinates.ods'#$coordinates.$A$2:.$F$127];6)" office:value-type="string" office:string-value="54.0957066,17.0148202">
            <text:p>54.0957066,17.014820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8];&quot;&quot;&quot;,&quot;&quot;quantity&quot;&quot;:&quot;;[.D48];&quot;}, &quot;&quot;geometry&quot;&quot;: { &quot;&quot;type&quot;&quot;: &quot;&quot;Point&quot;&quot;, &quot;&quot;coordinates&quot;&quot;: [&quot;;[.F48];&quot;] }}&quot;)" office:value-type="string" office:string-value="{&quot;type&quot;: &quot;Feature&quot;, &quot;properties&quot;: {&quot;name&quot;:&quot;Salalah&quot;,&quot;quantity&quot;:10839}, &quot;geometry&quot;: { &quot;type&quot;: &quot;Point&quot;, &quot;coordinates&quot;: [54.0957066,17.0148202] }}">
            <text:p>{"type": "Feature", "properties": {"name":"Salalah","quantity":10839}, "geometry": { "type": "Point", "coordinates": [54.0957066,17.0148202] }}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bidjan</text:p>
          </table:table-cell>
          <table:table-cell office:value-type="string">
            <text:p>Ivory Coast</text:p>
          </table:table-cell>
          <table:table-cell table:style-name="ce3" office:value-type="string">
            <text:p>10711</text:p>
          </table:table-cell>
          <table:table-cell/>
          <table:table-cell table:style-name="ce4" table:formula="of:=VLOOKUP([.B49];['file:///home/stefano/Desktop/htdocs/GenoaPortStats/top61/coordinates.ods'#$coordinates.$A$2:.$F$127];6)" office:value-type="string" office:string-value="1.87000083,9.76998734">
            <text:p>1.87000083,9.7699873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9];&quot;&quot;&quot;,&quot;&quot;quantity&quot;&quot;:&quot;;[.D49];&quot;}, &quot;&quot;geometry&quot;&quot;: { &quot;&quot;type&quot;&quot;: &quot;&quot;Point&quot;&quot;, &quot;&quot;coordinates&quot;&quot;: [&quot;;[.F49];&quot;] }}&quot;)" office:value-type="string" office:string-value="{&quot;type&quot;: &quot;Feature&quot;, &quot;properties&quot;: {&quot;name&quot;:&quot;Abidjan&quot;,&quot;quantity&quot;:10711}, &quot;geometry&quot;: { &quot;type&quot;: &quot;Point&quot;, &quot;coordinates&quot;: [1.87000083,9.76998734] }}">
            <text:p>{"type": "Feature", "properties": {"name":"Abidjan","quantity":10711}, "geometry": { "type": "Point", "coordinates": [1.87000083,9.76998734] }}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Los Angeles</text:p>
          </table:table-cell>
          <table:table-cell office:value-type="string">
            <text:p>United States of America</text:p>
          </table:table-cell>
          <table:table-cell table:style-name="ce3" office:value-type="string">
            <text:p>10289</text:p>
          </table:table-cell>
          <table:table-cell/>
          <table:table-cell table:style-name="ce4" table:formula="of:=VLOOKUP([.B50];['file:///home/stefano/Desktop/htdocs/GenoaPortStats/top61/coordinates.ods'#$coordinates.$A$2:.$F$127];6)" office:value-type="string" office:string-value="-118.2113,33.7673">
            <text:p>-118.2113,33.767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0];&quot;&quot;&quot;,&quot;&quot;quantity&quot;&quot;:&quot;;[.D50];&quot;}, &quot;&quot;geometry&quot;&quot;: { &quot;&quot;type&quot;&quot;: &quot;&quot;Point&quot;&quot;, &quot;&quot;coordinates&quot;&quot;: [&quot;;[.F50];&quot;] }}&quot;)" office:value-type="string" office:string-value="{&quot;type&quot;: &quot;Feature&quot;, &quot;properties&quot;: {&quot;name&quot;:&quot;Los Angeles&quot;,&quot;quantity&quot;:10289}, &quot;geometry&quot;: { &quot;type&quot;: &quot;Point&quot;, &quot;coordinates&quot;: [-118.2113,33.7673] }}">
            <text:p>{"type": "Feature", "properties": {"name":"Los Angeles","quantity":10289}, "geometry": { "type": "Point", "coordinates": [-118.2113,33.7673] }}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Buenos Aires</text:p>
          </table:table-cell>
          <table:table-cell office:value-type="string">
            <text:p>Argentina</text:p>
          </table:table-cell>
          <table:table-cell table:style-name="ce3" office:value-type="string">
            <text:p>10026</text:p>
          </table:table-cell>
          <table:table-cell/>
          <table:table-cell table:style-name="ce4" table:formula="of:=VLOOKUP([.B51];['file:///home/stefano/Desktop/htdocs/GenoaPortStats/top61/coordinates.ods'#$coordinates.$A$2:.$F$127];6)" office:value-type="string" office:string-value="-58.44598,-34.61287">
            <text:p>-58.44598,-34.6128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1];&quot;&quot;&quot;,&quot;&quot;quantity&quot;&quot;:&quot;;[.D51];&quot;}, &quot;&quot;geometry&quot;&quot;: { &quot;&quot;type&quot;&quot;: &quot;&quot;Point&quot;&quot;, &quot;&quot;coordinates&quot;&quot;: [&quot;;[.F51];&quot;] }}&quot;)" office:value-type="string" office:string-value="{&quot;type&quot;: &quot;Feature&quot;, &quot;properties&quot;: {&quot;name&quot;:&quot;Buenos Aires&quot;,&quot;quantity&quot;:10026}, &quot;geometry&quot;: { &quot;type&quot;: &quot;Point&quot;, &quot;coordinates&quot;: [-58.44598,-34.61287] }}">
            <text:p>{"type": "Feature", "properties": {"name":"Buenos Aires","quantity":10026}, "geometry": { "type": "Point", "coordinates": [-58.44598,-34.61287] }}</text:p>
          </table:table-cell>
          <table:table-cell table:number-columns-repeated="1016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isurata</text:p>
          </table:table-cell>
          <table:table-cell office:value-type="string">
            <text:p>Libya</text:p>
          </table:table-cell>
          <table:table-cell table:style-name="ce3" office:value-type="string">
            <text:p>9926</text:p>
          </table:table-cell>
          <table:table-cell/>
          <table:table-cell table:style-name="ce4" table:formula="of:=VLOOKUP([.B52];['file:///home/stefano/Desktop/htdocs/GenoaPortStats/top61/coordinates.ods'#$coordinates.$A$2:.$F$127];6)" office:value-type="string" office:string-value="15.0999979,32.37997316">
            <text:p>15.0999979,32.3799731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2];&quot;&quot;&quot;,&quot;&quot;quantity&quot;&quot;:&quot;;[.D52];&quot;}, &quot;&quot;geometry&quot;&quot;: { &quot;&quot;type&quot;&quot;: &quot;&quot;Point&quot;&quot;, &quot;&quot;coordinates&quot;&quot;: [&quot;;[.F52];&quot;] }}&quot;)" office:value-type="string" office:string-value="{&quot;type&quot;: &quot;Feature&quot;, &quot;properties&quot;: {&quot;name&quot;:&quot;Misurata&quot;,&quot;quantity&quot;:9926}, &quot;geometry&quot;: { &quot;type&quot;: &quot;Point&quot;, &quot;coordinates&quot;: [15.0999979,32.37997316] }}">
            <text:p>{"type": "Feature", "properties": {"name":"Misurata","quantity":9926}, "geometry": { "type": "Point", "coordinates": [15.0999979,32.37997316] }}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Livorno</text:p>
          </table:table-cell>
          <table:table-cell office:value-type="string">
            <text:p>Italy</text:p>
          </table:table-cell>
          <table:table-cell table:style-name="ce3" office:value-type="string">
            <text:p>9536</text:p>
          </table:table-cell>
          <table:table-cell/>
          <table:table-cell table:style-name="ce4" table:formula="of:=VLOOKUP([.B53];['file:///home/stefano/Desktop/htdocs/GenoaPortStats/top61/coordinates.ods'#$coordinates.$A$2:.$F$127];6)" office:value-type="string" office:string-value="10.3073,43.5457">
            <text:p>10.3073,43.545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3];&quot;&quot;&quot;,&quot;&quot;quantity&quot;&quot;:&quot;;[.D53];&quot;}, &quot;&quot;geometry&quot;&quot;: { &quot;&quot;type&quot;&quot;: &quot;&quot;Point&quot;&quot;, &quot;&quot;coordinates&quot;&quot;: [&quot;;[.F53];&quot;] }}&quot;)" office:value-type="string" office:string-value="{&quot;type&quot;: &quot;Feature&quot;, &quot;properties&quot;: {&quot;name&quot;:&quot;Livorno&quot;,&quot;quantity&quot;:9536}, &quot;geometry&quot;: { &quot;type&quot;: &quot;Point&quot;, &quot;coordinates&quot;: [10.3073,43.5457] }}">
            <text:p>{"type": "Feature", "properties": {"name":"Livorno","quantity":9536}, "geometry": { "type": "Point", "coordinates": [10.3073,43.5457] }}</text:p>
          </table:table-cell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Durban</text:p>
          </table:table-cell>
          <table:table-cell office:value-type="string">
            <text:p>South Africa</text:p>
          </table:table-cell>
          <table:table-cell table:style-name="ce3" office:value-type="string">
            <text:p>9533</text:p>
          </table:table-cell>
          <table:table-cell/>
          <table:table-cell table:style-name="ce4" table:formula="of:=VLOOKUP([.B54];['file:///home/stefano/Desktop/htdocs/GenoaPortStats/top61/coordinates.ods'#$coordinates.$A$2:.$F$127];6)" office:value-type="string" office:string-value="31.0375,-29.87">
            <text:p>31.0375,-29.8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4];&quot;&quot;&quot;,&quot;&quot;quantity&quot;&quot;:&quot;;[.D54];&quot;}, &quot;&quot;geometry&quot;&quot;: { &quot;&quot;type&quot;&quot;: &quot;&quot;Point&quot;&quot;, &quot;&quot;coordinates&quot;&quot;: [&quot;;[.F54];&quot;] }}&quot;)" office:value-type="string" office:string-value="{&quot;type&quot;: &quot;Feature&quot;, &quot;properties&quot;: {&quot;name&quot;:&quot;Durban&quot;,&quot;quantity&quot;:9533}, &quot;geometry&quot;: { &quot;type&quot;: &quot;Point&quot;, &quot;coordinates&quot;: [31.0375,-29.87] }}">
            <text:p>{"type": "Feature", "properties": {"name":"Durban","quantity":9533}, "geometry": { "type": "Point", "coordinates": [31.0375,-29.87] }}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table:style-name="ce3" office:value-type="string">
            <text:p>8853</text:p>
          </table:table-cell>
          <table:table-cell/>
          <table:table-cell table:style-name="ce4" table:formula="of:=VLOOKUP([.B55];['file:///home/stefano/Desktop/htdocs/GenoaPortStats/top61/coordinates.ods'#$coordinates.$A$2:.$F$127];6)" office:value-type="string" office:string-value="5.356,43.3435">
            <text:p>5.356,43.343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5];&quot;&quot;&quot;,&quot;&quot;quantity&quot;&quot;:&quot;;[.D55];&quot;}, &quot;&quot;geometry&quot;&quot;: { &quot;&quot;type&quot;&quot;: &quot;&quot;Point&quot;&quot;, &quot;&quot;coordinates&quot;&quot;: [&quot;;[.F55];&quot;] }}&quot;)" office:value-type="string" office:string-value="{&quot;type&quot;: &quot;Feature&quot;, &quot;properties&quot;: {&quot;name&quot;:&quot;Marseille&quot;,&quot;quantity&quot;:8853}, &quot;geometry&quot;: { &quot;type&quot;: &quot;Point&quot;, &quot;coordinates&quot;: [5.356,43.3435] }}">
            <text:p>{"type": "Feature", "properties": {"name":"Marseille","quantity":8853}, "geometry": { "type": "Point", "coordinates": [5.356,43.3435] }}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Xingang</text:p>
          </table:table-cell>
          <table:table-cell office:value-type="string">
            <text:p>China</text:p>
          </table:table-cell>
          <table:table-cell table:style-name="ce3" office:value-type="string">
            <text:p>8677</text:p>
          </table:table-cell>
          <table:table-cell/>
          <table:table-cell table:style-name="ce4" table:formula="of:=VLOOKUP([.B56];['file:///home/stefano/Desktop/htdocs/GenoaPortStats/top61/coordinates.ods'#$coordinates.$A$2:.$F$127];6)" office:value-type="string" office:string-value="117.7433,38.9788">
            <text:p>117.7433,38.978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6];&quot;&quot;&quot;,&quot;&quot;quantity&quot;&quot;:&quot;;[.D56];&quot;}, &quot;&quot;geometry&quot;&quot;: { &quot;&quot;type&quot;&quot;: &quot;&quot;Point&quot;&quot;, &quot;&quot;coordinates&quot;&quot;: [&quot;;[.F56];&quot;] }}&quot;)" office:value-type="string" office:string-value="{&quot;type&quot;: &quot;Feature&quot;, &quot;properties&quot;: {&quot;name&quot;:&quot;Xingang&quot;,&quot;quantity&quot;:8677}, &quot;geometry&quot;: { &quot;type&quot;: &quot;Point&quot;, &quot;coordinates&quot;: [117.7433,38.9788] }}">
            <text:p>{"type": "Feature", "properties": {"name":"Xingang","quantity":8677}, "geometry": { "type": "Point", "coordinates": [117.7433,38.9788] }}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Dakar</text:p>
          </table:table-cell>
          <table:table-cell office:value-type="string">
            <text:p>Senegal</text:p>
          </table:table-cell>
          <table:table-cell table:style-name="ce3" office:value-type="string">
            <text:p>8378</text:p>
          </table:table-cell>
          <table:table-cell/>
          <table:table-cell table:style-name="ce4" table:formula="of:=VLOOKUP([.B57];['file:///home/stefano/Desktop/htdocs/GenoaPortStats/top61/coordinates.ods'#$coordinates.$A$2:.$F$127];6)" office:value-type="string" office:string-value="-17.44703,14.693">
            <text:p>-17.44703,14.69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7];&quot;&quot;&quot;,&quot;&quot;quantity&quot;&quot;:&quot;;[.D57];&quot;}, &quot;&quot;geometry&quot;&quot;: { &quot;&quot;type&quot;&quot;: &quot;&quot;Point&quot;&quot;, &quot;&quot;coordinates&quot;&quot;: [&quot;;[.F57];&quot;] }}&quot;)" office:value-type="string" office:string-value="{&quot;type&quot;: &quot;Feature&quot;, &quot;properties&quot;: {&quot;name&quot;:&quot;Dakar&quot;,&quot;quantity&quot;:8378}, &quot;geometry&quot;: { &quot;type&quot;: &quot;Point&quot;, &quot;coordinates&quot;: [-17.44703,14.693] }}">
            <text:p>{"type": "Feature", "properties": {"name":"Dakar","quantity":8378}, "geometry": { "type": "Point", "coordinates": [-17.44703,14.693] }}</text:p>
          </table:table-cell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Massawa</text:p>
          </table:table-cell>
          <table:table-cell office:value-type="string">
            <text:p>Eritrea</text:p>
          </table:table-cell>
          <table:table-cell table:style-name="ce3" office:value-type="string">
            <text:p>8346</text:p>
          </table:table-cell>
          <table:table-cell/>
          <table:table-cell table:style-name="ce4" table:formula="of:=VLOOKUP([.B58];['file:///home/stefano/Desktop/htdocs/GenoaPortStats/top61/coordinates.ods'#$coordinates.$A$2:.$F$127];6)" office:value-type="string" office:string-value="39.4652299,15.6042235">
            <text:p>39.4652299,15.604223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8];&quot;&quot;&quot;,&quot;&quot;quantity&quot;&quot;:&quot;;[.D58];&quot;}, &quot;&quot;geometry&quot;&quot;: { &quot;&quot;type&quot;&quot;: &quot;&quot;Point&quot;&quot;, &quot;&quot;coordinates&quot;&quot;: [&quot;;[.F58];&quot;] }}&quot;)" office:value-type="string" office:string-value="{&quot;type&quot;: &quot;Feature&quot;, &quot;properties&quot;: {&quot;name&quot;:&quot;Massawa&quot;,&quot;quantity&quot;:8346}, &quot;geometry&quot;: { &quot;type&quot;: &quot;Point&quot;, &quot;coordinates&quot;: [39.4652299,15.6042235] }}">
            <text:p>{"type": "Feature", "properties": {"name":"Massawa","quantity":8346}, "geometry": { "type": "Point", "coordinates": [39.4652299,15.6042235] }}</text:p>
          </table:table-cell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ort Sudan</text:p>
          </table:table-cell>
          <table:table-cell office:value-type="string">
            <text:p>Sudan</text:p>
          </table:table-cell>
          <table:table-cell table:style-name="ce3" office:value-type="string">
            <text:p>8204</text:p>
          </table:table-cell>
          <table:table-cell/>
          <table:table-cell table:style-name="ce4" table:formula="of:=VLOOKUP([.B59];['file:///home/stefano/Desktop/htdocs/GenoaPortStats/top61/coordinates.ods'#$coordinates.$A$2:.$F$127];6)" office:value-type="string" office:string-value="37.21124,19.61922">
            <text:p>37.21124,19.6192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9];&quot;&quot;&quot;,&quot;&quot;quantity&quot;&quot;:&quot;;[.D59];&quot;}, &quot;&quot;geometry&quot;&quot;: { &quot;&quot;type&quot;&quot;: &quot;&quot;Point&quot;&quot;, &quot;&quot;coordinates&quot;&quot;: [&quot;;[.F59];&quot;] }}&quot;)" office:value-type="string" office:string-value="{&quot;type&quot;: &quot;Feature&quot;, &quot;properties&quot;: {&quot;name&quot;:&quot;Port Sudan&quot;,&quot;quantity&quot;:8204}, &quot;geometry&quot;: { &quot;type&quot;: &quot;Point&quot;, &quot;coordinates&quot;: [37.21124,19.61922] }}">
            <text:p>{"type": "Feature", "properties": {"name":"Port Sudan","quantity":8204}, "geometry": { "type": "Point", "coordinates": [37.21124,19.61922] }}</text:p>
          </table:table-cell>
          <table:table-cell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Altamira</text:p>
          </table:table-cell>
          <table:table-cell office:value-type="string">
            <text:p>Mexico</text:p>
          </table:table-cell>
          <table:table-cell table:style-name="ce3" office:value-type="string">
            <text:p>8062</text:p>
          </table:table-cell>
          <table:table-cell/>
          <table:table-cell table:style-name="ce4" table:formula="of:=VLOOKUP([.B60];['file:///home/stefano/Desktop/htdocs/GenoaPortStats/top61/coordinates.ods'#$coordinates.$A$2:.$F$127];6)" office:value-type="string" office:string-value="-97.9299915,22.4061839">
            <text:p>-97.9299915,22.406183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0];&quot;&quot;&quot;,&quot;&quot;quantity&quot;&quot;:&quot;;[.D60];&quot;}, &quot;&quot;geometry&quot;&quot;: { &quot;&quot;type&quot;&quot;: &quot;&quot;Point&quot;&quot;, &quot;&quot;coordinates&quot;&quot;: [&quot;;[.F60];&quot;] }}&quot;)" office:value-type="string" office:string-value="{&quot;type&quot;: &quot;Feature&quot;, &quot;properties&quot;: {&quot;name&quot;:&quot;Altamira&quot;,&quot;quantity&quot;:8062}, &quot;geometry&quot;: { &quot;type&quot;: &quot;Point&quot;, &quot;coordinates&quot;: [-97.9299915,22.4061839] }}">
            <text:p>{"type": "Feature", "properties": {"name":"Altamira","quantity":8062}, "geometry": { "type": "Point", "coordinates": [-97.9299915,22.4061839] }}</text:p>
          </table:table-cell>
          <table:table-cell table:number-columns-repeated="1016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Rades</text:p>
          </table:table-cell>
          <table:table-cell office:value-type="string">
            <text:p>Tunisia</text:p>
          </table:table-cell>
          <table:table-cell table:style-name="ce3" office:value-type="string">
            <text:p>7962</text:p>
          </table:table-cell>
          <table:table-cell/>
          <table:table-cell table:style-name="ce4" table:formula="of:=VLOOKUP([.B61];['file:///home/stefano/Desktop/htdocs/GenoaPortStats/top61/coordinates.ods'#$coordinates.$A$2:.$F$127];6)" office:value-type="string" office:string-value="10.27697,36.7744">
            <text:p>10.27697,36.774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1];&quot;&quot;&quot;,&quot;&quot;quantity&quot;&quot;:&quot;;[.D61];&quot;}, &quot;&quot;geometry&quot;&quot;: { &quot;&quot;type&quot;&quot;: &quot;&quot;Point&quot;&quot;, &quot;&quot;coordinates&quot;&quot;: [&quot;;[.F61];&quot;] }}&quot;)" office:value-type="string" office:string-value="{&quot;type&quot;: &quot;Feature&quot;, &quot;properties&quot;: {&quot;name&quot;:&quot;Rades&quot;,&quot;quantity&quot;:7962}, &quot;geometry&quot;: { &quot;type&quot;: &quot;Point&quot;, &quot;coordinates&quot;: [10.27697,36.7744] }}">
            <text:p>{"type": "Feature", "properties": {"name":"Rades","quantity":7962}, "geometry": { "type": "Point", "coordinates": [10.27697,36.7744] }}</text:p>
          </table:table-cell>
          <table:table-cell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amman</text:p>
          </table:table-cell>
          <table:table-cell office:value-type="string">
            <text:p>Saudi <text:s/>Arabia</text:p>
          </table:table-cell>
          <table:table-cell table:style-name="ce3" office:value-type="string">
            <text:p>7666</text:p>
          </table:table-cell>
          <table:table-cell/>
          <table:table-cell table:style-name="ce4" table:formula="of:=VLOOKUP([.B62];['file:///home/stefano/Desktop/htdocs/GenoaPortStats/top61/coordinates.ods'#$coordinates.$A$2:.$F$127];6)" office:value-type="string" office:string-value="50.1571,26.474">
            <text:p>50.1571,26.47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2];&quot;&quot;&quot;,&quot;&quot;quantity&quot;&quot;:&quot;;[.D62];&quot;}, &quot;&quot;geometry&quot;&quot;: { &quot;&quot;type&quot;&quot;: &quot;&quot;Point&quot;&quot;, &quot;&quot;coordinates&quot;&quot;: [&quot;;[.F62];&quot;] }}&quot;)" office:value-type="string" office:string-value="{&quot;type&quot;: &quot;Feature&quot;, &quot;properties&quot;: {&quot;name&quot;:&quot;Damman&quot;,&quot;quantity&quot;:7666}, &quot;geometry&quot;: { &quot;type&quot;: &quot;Point&quot;, &quot;coordinates&quot;: [50.1571,26.474] }}">
            <text:p>{"type": "Feature", "properties": {"name":"Damman","quantity":7666}, "geometry": { "type": "Point", "coordinates": [50.1571,26.474] }}</text:p>
          </table:table-cell>
          <table:table-cell table:number-columns-repeated="1016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Algeciras</text:p>
          </table:table-cell>
          <table:table-cell office:value-type="string">
            <text:p>Spain</text:p>
          </table:table-cell>
          <table:table-cell table:style-name="ce3" office:value-type="string">
            <text:p>7642</text:p>
          </table:table-cell>
          <table:table-cell/>
          <table:table-cell table:style-name="ce4" table:formula="of:=VLOOKUP([.B63];['file:///home/stefano/Desktop/htdocs/GenoaPortStats/top61/coordinates.ods'#$coordinates.$A$2:.$F$127];6)" office:value-type="string" office:string-value="-5.4278,36.1386">
            <text:p>-5.4278,36.138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3];&quot;&quot;&quot;,&quot;&quot;quantity&quot;&quot;:&quot;;[.D63];&quot;}, &quot;&quot;geometry&quot;&quot;: { &quot;&quot;type&quot;&quot;: &quot;&quot;Point&quot;&quot;, &quot;&quot;coordinates&quot;&quot;: [&quot;;[.F63];&quot;] }}&quot;)" office:value-type="string" office:string-value="{&quot;type&quot;: &quot;Feature&quot;, &quot;properties&quot;: {&quot;name&quot;:&quot;Algeciras&quot;,&quot;quantity&quot;:7642}, &quot;geometry&quot;: { &quot;type&quot;: &quot;Point&quot;, &quot;coordinates&quot;: [-5.4278,36.1386] }}">
            <text:p>{"type": "Feature", "properties": {"name":"Algeciras","quantity":7642}, "geometry": { "type": "Point", "coordinates": [-5.4278,36.1386] }}</text:p>
          </table:table-cell>
          <table:table-cell table:number-columns-repeated="1016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home/stefano/Desktop/htdocs/GenoaPortStats/top61/coordinates.ods'#coordinates" table:print="false" table:style-name="ta_extref">
        <table:table-source xlink:type="simple" xlink:href="../coordinates.ods" table:table-name="coordinates" table:mode="copy-results-only"/>
        <table:table-column table:number-columns-repeated="6"/>
        <table:table-row>
          <table:table-cell table:number-columns-repeated="6"/>
        </table:table-row>
        <table:table-row>
          <table:table-cell table:style-name="ce1" office:value-type="string">
            <text:p>Aberdeen</text:p>
          </table:table-cell>
          <table:table-cell table:style-name="ce1" office:value-type="string">
            <text:p>Scotland</text:p>
          </table:table-cell>
          <table:table-cell/>
          <table:table-cell table:style-name="ce1" office:value-type="float" office:value="-2.0913745">
            <text:p>-2.0913745</text:p>
          </table:table-cell>
          <table:table-cell table:style-name="ce1" office:value-type="float" office:value="57.1452452">
            <text:p>57.1452452</text:p>
          </table:table-cell>
          <table:table-cell table:style-name="ce1" office:value-type="string">
            <text:p>-2.0913745,57.1452452</text:p>
          </table:table-cell>
        </table:table-row>
        <table:table-row>
          <table:table-cell table:style-name="ce1" office:value-type="string">
            <text:p>Abidjan</text:p>
          </table:table-cell>
          <table:table-cell table:style-name="ce1" office:value-type="string">
            <text:p>Ivory Coast</text:p>
          </table:table-cell>
          <table:table-cell/>
          <table:table-cell table:style-name="ce1" office:value-type="float" office:value="1.87000083">
            <text:p>1.87000083</text:p>
          </table:table-cell>
          <table:table-cell table:style-name="ce1" office:value-type="float" office:value="9.76998734">
            <text:p>9.76998734</text:p>
          </table:table-cell>
          <table:table-cell table:style-name="ce1" office:value-type="string">
            <text:p>1.87000083,9.76998734</text:p>
          </table:table-cell>
        </table:table-row>
        <table:table-row>
          <table:table-cell table:style-name="ce1" office:value-type="string">
            <text:p>Abo Terminal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4.7849">
            <text:p>4.7849</text:p>
          </table:table-cell>
          <table:table-cell table:style-name="ce1" office:value-type="float" office:value="5.684">
            <text:p>5.684</text:p>
          </table:table-cell>
          <table:table-cell table:style-name="ce1" office:value-type="string">
            <text:p>4.7849,5.684</text:p>
          </table:table-cell>
        </table:table-row>
        <table:table-row>
          <table:table-cell table:style-name="ce1" office:value-type="string">
            <text:p>Abu Kammash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1.7363481">
            <text:p>11.7363481</text:p>
          </table:table-cell>
          <table:table-cell table:style-name="ce1" office:value-type="float" office:value="33.073808">
            <text:p>33.073808</text:p>
          </table:table-cell>
          <table:table-cell table:style-name="ce1" office:value-type="string">
            <text:p>11.7363481,33.073808</text:p>
          </table:table-cell>
        </table:table-row>
        <table:table-row>
          <table:table-cell table:style-name="ce1" office:value-type="string">
            <text:p>Alexandria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29.8944">
            <text:p>29.8944</text:p>
          </table:table-cell>
          <table:table-cell table:style-name="ce1" office:value-type="float" office:value="31.199">
            <text:p>31.199</text:p>
          </table:table-cell>
          <table:table-cell table:style-name="ce1" office:value-type="string">
            <text:p>29.8944,31.199</text:p>
          </table:table-cell>
        </table:table-row>
        <table:table-row>
          <table:table-cell table:style-name="ce1" office:value-type="string">
            <text:p>Algeciras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-5.4278">
            <text:p>-5.4278</text:p>
          </table:table-cell>
          <table:table-cell table:style-name="ce1" office:value-type="float" office:value="36.1386">
            <text:p>36.1386</text:p>
          </table:table-cell>
          <table:table-cell table:style-name="ce1" office:value-type="string">
            <text:p>-5.4278,36.1386</text:p>
          </table:table-cell>
        </table:table-row>
        <table:table-row>
          <table:table-cell table:style-name="ce1" office:value-type="string">
            <text:p>Alger</text:p>
          </table:table-cell>
          <table:table-cell table:style-name="ce1" office:value-type="string">
            <text:p>Algeria</text:p>
          </table:table-cell>
          <table:table-cell/>
          <table:table-cell table:style-name="ce1" office:value-type="float" office:value="3.0601">
            <text:p>3.0601</text:p>
          </table:table-cell>
          <table:table-cell table:style-name="ce1" office:value-type="float" office:value="36.7753">
            <text:p>36.7753</text:p>
          </table:table-cell>
          <table:table-cell table:style-name="ce1" office:value-type="string">
            <text:p>3.0601,36.7753</text:p>
          </table:table-cell>
        </table:table-row>
        <table:table-row>
          <table:table-cell table:style-name="ce1" office:value-type="string">
            <text:p>Altamira</text:p>
          </table:table-cell>
          <table:table-cell table:style-name="ce1" office:value-type="string">
            <text:p>Mexico</text:p>
          </table:table-cell>
          <table:table-cell/>
          <table:table-cell table:style-name="ce1" office:value-type="float" office:value="-97.9299915">
            <text:p>-97.9299915</text:p>
          </table:table-cell>
          <table:table-cell table:style-name="ce1" office:value-type="float" office:value="22.4061839">
            <text:p>22.4061839</text:p>
          </table:table-cell>
          <table:table-cell table:style-name="ce1" office:value-type="string">
            <text:p>-97.9299915,22.4061839</text:p>
          </table:table-cell>
        </table:table-row>
        <table:table-row>
          <table:table-cell table:style-name="ce1" office:value-type="string">
            <text:p>Ashdod</text:p>
          </table:table-cell>
          <table:table-cell table:style-name="ce1" office:value-type="string">
            <text:p>Israel</text:p>
          </table:table-cell>
          <table:table-cell/>
          <table:table-cell table:style-name="ce1" office:value-type="float" office:value="34.6601">
            <text:p>34.6601</text:p>
          </table:table-cell>
          <table:table-cell table:style-name="ce1" office:value-type="float" office:value="31.8493">
            <text:p>31.8493</text:p>
          </table:table-cell>
          <table:table-cell table:style-name="ce1" office:value-type="string">
            <text:p>34.6601,31.8493</text:p>
          </table:table-cell>
        </table:table-row>
        <table:table-row>
          <table:table-cell table:style-name="ce1" office:value-type="string">
            <text:p>August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2059">
            <text:p>15.2059</text:p>
          </table:table-cell>
          <table:table-cell table:style-name="ce1" office:value-type="float" office:value="37.224">
            <text:p>37.224</text:p>
          </table:table-cell>
          <table:table-cell table:style-name="ce1" office:value-type="string">
            <text:p>15.2059,37.224</text:p>
          </table:table-cell>
        </table:table-row>
        <table:table-row>
          <table:table-cell table:style-name="ce1" office:value-type="string">
            <text:p>Bandar Abbas</text:p>
          </table:table-cell>
          <table:table-cell table:style-name="ce1" office:value-type="string">
            <text:p>Iran</text:p>
          </table:table-cell>
          <table:table-cell/>
          <table:table-cell table:style-name="ce1" office:value-type="float" office:value="56.2823">
            <text:p>56.2823</text:p>
          </table:table-cell>
          <table:table-cell table:style-name="ce1" office:value-type="float" office:value="27.1762">
            <text:p>27.1762</text:p>
          </table:table-cell>
          <table:table-cell table:style-name="ce1" office:value-type="string">
            <text:p>56.2823,27.1762</text:p>
          </table:table-cell>
        </table:table-row>
        <table:table-row>
          <table:table-cell table:style-name="ce1" office:value-type="string">
            <text:p>Baniyas</text:p>
          </table:table-cell>
          <table:table-cell table:style-name="ce1" office:value-type="string">
            <text:p>Syria</text:p>
          </table:table-cell>
          <table:table-cell/>
          <table:table-cell table:style-name="ce1" office:value-type="float" office:value="35.944906">
            <text:p>35.944906</text:p>
          </table:table-cell>
          <table:table-cell table:style-name="ce1" office:value-type="float" office:value="35.1820319">
            <text:p>35.1820319</text:p>
          </table:table-cell>
          <table:table-cell table:style-name="ce1" office:value-type="string">
            <text:p>35.944906,35.1820319</text:p>
          </table:table-cell>
        </table:table-row>
        <table:table-row>
          <table:table-cell table:style-name="ce1" office:value-type="string">
            <text:p>Barcelona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2.1889">
            <text:p>2.1889</text:p>
          </table:table-cell>
          <table:table-cell table:style-name="ce1" office:value-type="float" office:value="41.3996">
            <text:p>41.3996</text:p>
          </table:table-cell>
          <table:table-cell table:style-name="ce1" office:value-type="string">
            <text:p>2.1889,41.3996</text:p>
          </table:table-cell>
        </table:table-row>
        <table:table-row>
          <table:table-cell table:style-name="ce1" office:value-type="string">
            <text:p>Batumi</text:p>
          </table:table-cell>
          <table:table-cell table:style-name="ce1" office:value-type="string">
            <text:p>Georgia</text:p>
          </table:table-cell>
          <table:table-cell/>
          <table:table-cell table:style-name="ce1" office:value-type="float" office:value="41.6568">
            <text:p>41.6568</text:p>
          </table:table-cell>
          <table:table-cell table:style-name="ce1" office:value-type="float" office:value="41.6658">
            <text:p>41.6658</text:p>
          </table:table-cell>
          <table:table-cell table:style-name="ce1" office:value-type="string">
            <text:p>41.6568,41.6658</text:p>
          </table:table-cell>
        </table:table-row>
        <table:table-row>
          <table:table-cell table:style-name="ce1" office:value-type="string">
            <text:p>Beirut</text:p>
          </table:table-cell>
          <table:table-cell table:style-name="ce1" office:value-type="string">
            <text:p>Lebanon</text:p>
          </table:table-cell>
          <table:table-cell/>
          <table:table-cell table:style-name="ce1" office:value-type="float" office:value="35.47843">
            <text:p>35.47843</text:p>
          </table:table-cell>
          <table:table-cell table:style-name="ce1" office:value-type="float" office:value="33.8959203">
            <text:p>33.8959203</text:p>
          </table:table-cell>
          <table:table-cell table:style-name="ce1" office:value-type="string">
            <text:p>35.47843,33.8959203</text:p>
          </table:table-cell>
        </table:table-row>
        <table:table-row>
          <table:table-cell table:style-name="ce1" office:value-type="string">
            <text:p>Bonny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7.1668">
            <text:p>7.1668</text:p>
          </table:table-cell>
          <table:table-cell table:style-name="ce1" office:value-type="float" office:value="4.4355">
            <text:p>4.4355</text:p>
          </table:table-cell>
          <table:table-cell table:style-name="ce1" office:value-type="string">
            <text:p>7.1668,4.4355</text:p>
          </table:table-cell>
        </table:table-row>
        <table:table-row>
          <table:table-cell table:style-name="ce1" office:value-type="string">
            <text:p>Bouri Terminal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3.2605">
            <text:p>13.2605</text:p>
          </table:table-cell>
          <table:table-cell table:style-name="ce1" office:value-type="float" office:value="33.8476">
            <text:p>33.8476</text:p>
          </table:table-cell>
          <table:table-cell table:style-name="ce1" office:value-type="string">
            <text:p>13.2605,33.8476</text:p>
          </table:table-cell>
        </table:table-row>
        <table:table-row>
          <table:table-cell table:style-name="ce1" office:value-type="string">
            <text:p>Brass Terminal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6.2439">
            <text:p>6.2439</text:p>
          </table:table-cell>
          <table:table-cell table:style-name="ce1" office:value-type="float" office:value="4.3037">
            <text:p>4.3037</text:p>
          </table:table-cell>
          <table:table-cell table:style-name="ce1" office:value-type="string">
            <text:p>6.2439,4.3037</text:p>
          </table:table-cell>
        </table:table-row>
        <table:table-row>
          <table:table-cell table:style-name="ce1" office:value-type="string">
            <text:p>Buenos Aires</text:p>
          </table:table-cell>
          <table:table-cell table:style-name="ce1" office:value-type="string">
            <text:p>Argentina</text:p>
          </table:table-cell>
          <table:table-cell/>
          <table:table-cell table:style-name="ce1" office:value-type="float" office:value="-58.44598">
            <text:p>-58.44598</text:p>
          </table:table-cell>
          <table:table-cell table:style-name="ce1" office:value-type="float" office:value="-34.61287">
            <text:p>-34.61287</text:p>
          </table:table-cell>
          <table:table-cell table:style-name="ce1" office:value-type="string">
            <text:p>-58.44598,-34.61287</text:p>
          </table:table-cell>
        </table:table-row>
        <table:table-row>
          <table:table-cell table:style-name="ce1" office:value-type="string">
            <text:p>Busan (Pusan)</text:p>
          </table:table-cell>
          <table:table-cell table:style-name="ce1" office:value-type="string">
            <text:p>South Korea</text:p>
          </table:table-cell>
          <table:table-cell/>
          <table:table-cell table:style-name="ce1" office:value-type="float" office:value="129.0176">
            <text:p>129.0176</text:p>
          </table:table-cell>
          <table:table-cell table:style-name="ce1" office:value-type="float" office:value="35.0803">
            <text:p>35.0803</text:p>
          </table:table-cell>
          <table:table-cell table:style-name="ce1" office:value-type="string">
            <text:p>129.0176,35.0803</text:p>
          </table:table-cell>
        </table:table-row>
        <table:table-row>
          <table:table-cell table:style-name="ce1" office:value-type="string">
            <text:p>Cagliari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096">
            <text:p>9.096</text:p>
          </table:table-cell>
          <table:table-cell table:style-name="ce1" office:value-type="float" office:value="39.2204">
            <text:p>39.2204</text:p>
          </table:table-cell>
          <table:table-cell table:style-name="ce1" office:value-type="string">
            <text:p>9.096,39.2204</text:p>
          </table:table-cell>
        </table:table-row>
        <table:table-row>
          <table:table-cell table:style-name="ce1" office:value-type="string">
            <text:p>Cartagena</text:p>
          </table:table-cell>
          <table:table-cell table:style-name="ce1" office:value-type="string">
            <text:p>Colombia</text:p>
          </table:table-cell>
          <table:table-cell/>
          <table:table-cell table:style-name="ce1" office:value-type="float" office:value="-75.518">
            <text:p>-75.518</text:p>
          </table:table-cell>
          <table:table-cell table:style-name="ce1" office:value-type="float" office:value="10.4162">
            <text:p>10.4162</text:p>
          </table:table-cell>
          <table:table-cell table:style-name="ce1" office:value-type="string">
            <text:p>-75.518,10.4162</text:p>
          </table:table-cell>
        </table:table-row>
        <table:table-row>
          <table:table-cell table:style-name="ce1" office:value-type="string">
            <text:p>Casablanca</text:p>
          </table:table-cell>
          <table:table-cell table:style-name="ce1" office:value-type="string">
            <text:p>Morocco</text:p>
          </table:table-cell>
          <table:table-cell/>
          <table:table-cell table:style-name="ce1" office:value-type="float" office:value="-7.6073">
            <text:p>-7.6073</text:p>
          </table:table-cell>
          <table:table-cell table:style-name="ce1" office:value-type="float" office:value="33.588">
            <text:p>33.588</text:p>
          </table:table-cell>
          <table:table-cell table:style-name="ce1" office:value-type="string">
            <text:p>-7.6073,33.588</text:p>
          </table:table-cell>
        </table:table-row>
        <table:table-row>
          <table:table-cell table:style-name="ce1" office:value-type="string">
            <text:p>Catan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0306">
            <text:p>15.0306</text:p>
          </table:table-cell>
          <table:table-cell table:style-name="ce1" office:value-type="float" office:value="37.4603">
            <text:p>37.4603</text:p>
          </table:table-cell>
          <table:table-cell table:style-name="ce1" office:value-type="string">
            <text:p>15.0306,37.4603</text:p>
          </table:table-cell>
        </table:table-row>
        <table:table-row>
          <table:table-cell table:style-name="ce1" office:value-type="string">
            <text:p>Caucedo</text:p>
          </table:table-cell>
          <table:table-cell table:style-name="ce1" office:value-type="string">
            <text:p>Dominican Republic</text:p>
          </table:table-cell>
          <table:table-cell/>
          <table:table-cell table:style-name="ce1" office:value-type="float" office:value="-69.6155">
            <text:p>-69.6155</text:p>
          </table:table-cell>
          <table:table-cell table:style-name="ce1" office:value-type="float" office:value="18.4355">
            <text:p>18.4355</text:p>
          </table:table-cell>
          <table:table-cell table:style-name="ce1" office:value-type="string">
            <text:p>-69.6155,18.4355</text:p>
          </table:table-cell>
        </table:table-row>
        <table:table-row>
          <table:table-cell table:style-name="ce1" office:value-type="string">
            <text:p>Ceyhan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35.8331">
            <text:p>35.8331</text:p>
          </table:table-cell>
          <table:table-cell table:style-name="ce1" office:value-type="float" office:value="37.0562">
            <text:p>37.0562</text:p>
          </table:table-cell>
          <table:table-cell table:style-name="ce1" office:value-type="string">
            <text:p>35.8331,37.0562</text:p>
          </table:table-cell>
        </table:table-row>
        <table:table-row>
          <table:table-cell table:style-name="ce1" office:value-type="string">
            <text:p>Chiwan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3.8925745">
            <text:p>113.8925745</text:p>
          </table:table-cell>
          <table:table-cell table:style-name="ce1" office:value-type="float" office:value="22.4823134">
            <text:p>22.4823134</text:p>
          </table:table-cell>
          <table:table-cell table:style-name="ce1" office:value-type="string">
            <text:p>113.8925745,22.4823134</text:p>
          </table:table-cell>
        </table:table-row>
        <table:table-row>
          <table:table-cell table:style-name="ce1" office:value-type="string">
            <text:p>Colombo</text:p>
          </table:table-cell>
          <table:table-cell table:style-name="ce1" office:value-type="string">
            <text:p>Sri Lanka</text:p>
          </table:table-cell>
          <table:table-cell/>
          <table:table-cell table:style-name="ce1" office:value-type="float" office:value="79.8532704">
            <text:p>79.8532704</text:p>
          </table:table-cell>
          <table:table-cell table:style-name="ce1" office:value-type="float" office:value="6.934287">
            <text:p>6.934287</text:p>
          </table:table-cell>
          <table:table-cell table:style-name="ce1" office:value-type="string">
            <text:p>79.8532704,6.934287</text:p>
          </table:table-cell>
        </table:table-row>
        <table:table-row>
          <table:table-cell table:style-name="ce1" office:value-type="string">
            <text:p>Dakar</text:p>
          </table:table-cell>
          <table:table-cell table:style-name="ce1" office:value-type="string">
            <text:p>Senegal</text:p>
          </table:table-cell>
          <table:table-cell/>
          <table:table-cell table:style-name="ce1" office:value-type="float" office:value="-17.44703">
            <text:p>-17.44703</text:p>
          </table:table-cell>
          <table:table-cell table:style-name="ce1" office:value-type="float" office:value="14.693">
            <text:p>14.693</text:p>
          </table:table-cell>
          <table:table-cell table:style-name="ce1" office:value-type="string">
            <text:p>-17.44703,14.693</text:p>
          </table:table-cell>
        </table:table-row>
        <table:table-row>
          <table:table-cell table:style-name="ce1" office:value-type="string">
            <text:p>Damietta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31.82137">
            <text:p>31.82137</text:p>
          </table:table-cell>
          <table:table-cell table:style-name="ce1" office:value-type="float" office:value="31.41674">
            <text:p>31.41674</text:p>
          </table:table-cell>
          <table:table-cell table:style-name="ce1" office:value-type="string">
            <text:p>31.82137,31.41674</text:p>
          </table:table-cell>
        </table:table-row>
        <table:table-row>
          <table:table-cell table:style-name="ce1" office:value-type="string">
            <text:p>Damman</text:p>
          </table:table-cell>
          <table:table-cell table:style-name="ce1" office:value-type="string">
            <text:p>Saudi  Arabia</text:p>
          </table:table-cell>
          <table:table-cell/>
          <table:table-cell table:style-name="ce1" office:value-type="float" office:value="50.1571">
            <text:p>50.1571</text:p>
          </table:table-cell>
          <table:table-cell table:style-name="ce1" office:value-type="float" office:value="26.474">
            <text:p>26.474</text:p>
          </table:table-cell>
          <table:table-cell table:style-name="ce1" office:value-type="string">
            <text:p>50.1571,26.474</text:p>
          </table:table-cell>
        </table:table-row>
        <table:table-row>
          <table:table-cell table:style-name="ce1" office:value-type="string">
            <text:p>Djibouti</text:p>
          </table:table-cell>
          <table:table-cell table:style-name="ce1" office:value-type="string">
            <text:p>Djibouti</text:p>
          </table:table-cell>
          <table:table-cell/>
          <table:table-cell table:style-name="ce1" office:value-type="float" office:value="43.1362">
            <text:p>43.1362</text:p>
          </table:table-cell>
          <table:table-cell table:style-name="ce1" office:value-type="float" office:value="11.597">
            <text:p>11.597</text:p>
          </table:table-cell>
          <table:table-cell table:style-name="ce1" office:value-type="string">
            <text:p>43.1362,11.597</text:p>
          </table:table-cell>
        </table:table-row>
        <table:table-row>
          <table:table-cell table:style-name="ce1" office:value-type="string">
            <text:p>Dumai, Sumatra</text:p>
          </table:table-cell>
          <table:table-cell table:style-name="ce1" office:value-type="string">
            <text:p>Indonesia</text:p>
          </table:table-cell>
          <table:table-cell/>
          <table:table-cell table:style-name="ce1" office:value-type="float" office:value="101.4532617">
            <text:p>101.4532617</text:p>
          </table:table-cell>
          <table:table-cell table:style-name="ce1" office:value-type="float" office:value="1.6815017">
            <text:p>1.6815017</text:p>
          </table:table-cell>
          <table:table-cell table:style-name="ce1" office:value-type="string">
            <text:p>101.4532617,1.6815017</text:p>
          </table:table-cell>
        </table:table-row>
        <table:table-row>
          <table:table-cell table:style-name="ce1" office:value-type="string">
            <text:p>Durban</text:p>
          </table:table-cell>
          <table:table-cell table:style-name="ce1" office:value-type="string">
            <text:p>South Africa</text:p>
          </table:table-cell>
          <table:table-cell/>
          <table:table-cell table:style-name="ce1" office:value-type="float" office:value="31.0375">
            <text:p>31.0375</text:p>
          </table:table-cell>
          <table:table-cell table:style-name="ce1" office:value-type="float" office:value="-29.87">
            <text:p>-29.87</text:p>
          </table:table-cell>
          <table:table-cell table:style-name="ce1" office:value-type="string">
            <text:p>31.0375,-29.87</text:p>
          </table:table-cell>
        </table:table-row>
        <table:table-row>
          <table:table-cell table:style-name="ce1" office:value-type="string">
            <text:p>Es Sider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8.36565">
            <text:p>18.36565</text:p>
          </table:table-cell>
          <table:table-cell table:style-name="ce1" office:value-type="float" office:value="30.63684">
            <text:p>30.63684</text:p>
          </table:table-cell>
          <table:table-cell table:style-name="ce1" office:value-type="string">
            <text:p>18.36565,30.63684</text:p>
          </table:table-cell>
        </table:table-row>
        <table:table-row>
          <table:table-cell table:style-name="ce1" office:value-type="string">
            <text:p>Forcados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5.3534">
            <text:p>5.3534</text:p>
          </table:table-cell>
          <table:table-cell table:style-name="ce1" office:value-type="float" office:value="5.4393">
            <text:p>5.4393</text:p>
          </table:table-cell>
          <table:table-cell table:style-name="ce1" office:value-type="string">
            <text:p>5.3534,5.4393</text:p>
          </table:table-cell>
        </table:table-row>
        <table:table-row>
          <table:table-cell table:style-name="ce1" office:value-type="string">
            <text:p>Fos-sur-Mer</text:p>
          </table:table-cell>
          <table:table-cell table:style-name="ce1" office:value-type="string">
            <text:p>France</text:p>
          </table:table-cell>
          <table:table-cell/>
          <table:table-cell table:style-name="ce1" office:value-type="float" office:value="4.945595">
            <text:p>4.945595</text:p>
          </table:table-cell>
          <table:table-cell table:style-name="ce1" office:value-type="float" office:value="43.4380714">
            <text:p>43.4380714</text:p>
          </table:table-cell>
          <table:table-cell table:style-name="ce1" office:value-type="string">
            <text:p>4.945595,43.4380714</text:p>
          </table:table-cell>
        </table:table-row>
        <table:table-row>
          <table:table-cell table:style-name="ce1" office:value-type="string">
            <text:p>Gel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4.25075">
            <text:p>14.25075</text:p>
          </table:table-cell>
          <table:table-cell table:style-name="ce1" office:value-type="float" office:value="37.06659">
            <text:p>37.06659</text:p>
          </table:table-cell>
          <table:table-cell table:style-name="ce1" office:value-type="string">
            <text:p>14.25075,37.06659</text:p>
          </table:table-cell>
        </table:table-row>
        <table:table-row>
          <table:table-cell table:style-name="ce1" office:value-type="string">
            <text:p>Gemlik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29.15707">
            <text:p>29.15707</text:p>
          </table:table-cell>
          <table:table-cell table:style-name="ce1" office:value-type="float" office:value="40.43017">
            <text:p>40.43017</text:p>
          </table:table-cell>
          <table:table-cell table:style-name="ce1" office:value-type="string">
            <text:p>29.15707,40.43017</text:p>
          </table:table-cell>
        </table:table-row>
        <table:table-row>
          <table:table-cell table:style-name="ce1" office:value-type="string">
            <text:p>Gioia Taur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9207">
            <text:p>15.9207</text:p>
          </table:table-cell>
          <table:table-cell table:style-name="ce1" office:value-type="float" office:value="38.4271">
            <text:p>38.4271</text:p>
          </table:table-cell>
          <table:table-cell table:style-name="ce1" office:value-type="string">
            <text:p>15.9207,38.4271</text:p>
          </table:table-cell>
        </table:table-row>
        <table:table-row>
          <table:table-cell table:style-name="ce1" office:value-type="string">
            <text:p>Haifa</text:p>
          </table:table-cell>
          <table:table-cell table:style-name="ce1" office:value-type="string">
            <text:p>Israel</text:p>
          </table:table-cell>
          <table:table-cell/>
          <table:table-cell table:style-name="ce1" office:value-type="float" office:value="34.9885">
            <text:p>34.9885</text:p>
          </table:table-cell>
          <table:table-cell table:style-name="ce1" office:value-type="float" office:value="32.8184">
            <text:p>32.8184</text:p>
          </table:table-cell>
          <table:table-cell table:style-name="ce1" office:value-type="string">
            <text:p>34.9885,32.8184</text:p>
          </table:table-cell>
        </table:table-row>
        <table:table-row>
          <table:table-cell table:style-name="ce1" office:value-type="string">
            <text:p>Hong Ko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4.1229">
            <text:p>114.1229</text:p>
          </table:table-cell>
          <table:table-cell table:style-name="ce1" office:value-type="float" office:value="22.3434">
            <text:p>22.3434</text:p>
          </table:table-cell>
          <table:table-cell table:style-name="ce1" office:value-type="string">
            <text:p>114.1229,22.3434</text:p>
          </table:table-cell>
        </table:table-row>
        <table:table-row>
          <table:table-cell table:style-name="ce1" office:value-type="string">
            <text:p>Houston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94.9171">
            <text:p>-94.9171</text:p>
          </table:table-cell>
          <table:table-cell table:style-name="ce1" office:value-type="float" office:value="29.7232">
            <text:p>29.7232</text:p>
          </table:table-cell>
          <table:table-cell table:style-name="ce1" office:value-type="string">
            <text:p>-94.9171,29.7232</text:p>
          </table:table-cell>
        </table:table-row>
        <table:table-row>
          <table:table-cell table:style-name="ce1" office:value-type="string">
            <text:p>Istanbul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28.9652">
            <text:p>28.9652</text:p>
          </table:table-cell>
          <table:table-cell table:style-name="ce1" office:value-type="float" office:value="41.0096">
            <text:p>41.0096</text:p>
          </table:table-cell>
          <table:table-cell table:style-name="ce1" office:value-type="string">
            <text:p>28.9652,41.0096</text:p>
          </table:table-cell>
        </table:table-row>
        <table:table-row>
          <table:table-cell table:style-name="ce1" office:value-type="string">
            <text:p>Jakarta, Java</text:p>
          </table:table-cell>
          <table:table-cell table:style-name="ce1" office:value-type="string">
            <text:p>Indonesia</text:p>
          </table:table-cell>
          <table:table-cell/>
          <table:table-cell table:style-name="ce1" office:value-type="float" office:value="106.827143">
            <text:p>106.827143</text:p>
          </table:table-cell>
          <table:table-cell table:style-name="ce1" office:value-type="float" office:value="-6.1753167">
            <text:p>-6.1753167</text:p>
          </table:table-cell>
          <table:table-cell table:style-name="ce1" office:value-type="string">
            <text:p>106.827143,-6.1753167</text:p>
          </table:table-cell>
        </table:table-row>
        <table:table-row>
          <table:table-cell table:style-name="ce1" office:value-type="string">
            <text:p>Jawaharlal Neru (Nhava Sheva)</text:p>
          </table:table-cell>
          <table:table-cell table:style-name="ce1" office:value-type="string">
            <text:p>India</text:p>
          </table:table-cell>
          <table:table-cell/>
          <table:table-cell table:style-name="ce1" office:value-type="float" office:value="72.9644">
            <text:p>72.9644</text:p>
          </table:table-cell>
          <table:table-cell table:style-name="ce1" office:value-type="float" office:value="18.9629">
            <text:p>18.9629</text:p>
          </table:table-cell>
          <table:table-cell table:style-name="ce1" office:value-type="string">
            <text:p>72.9644,18.9629</text:p>
          </table:table-cell>
        </table:table-row>
        <table:table-row>
          <table:table-cell table:style-name="ce1" office:value-type="string">
            <text:p>Jebel Ali</text:p>
          </table:table-cell>
          <table:table-cell table:style-name="ce1" office:value-type="string">
            <text:p>United Arab Emirates</text:p>
          </table:table-cell>
          <table:table-cell/>
          <table:table-cell table:style-name="ce1" office:value-type="float" office:value="55.0687">
            <text:p>55.0687</text:p>
          </table:table-cell>
          <table:table-cell table:style-name="ce1" office:value-type="float" office:value="24.9959">
            <text:p>24.9959</text:p>
          </table:table-cell>
          <table:table-cell table:style-name="ce1" office:value-type="string">
            <text:p>55.0687,24.9959</text:p>
          </table:table-cell>
        </table:table-row>
        <table:table-row>
          <table:table-cell table:style-name="ce1" office:value-type="string">
            <text:p>Jeddah</text:p>
          </table:table-cell>
          <table:table-cell table:style-name="ce1" office:value-type="string">
            <text:p>Saudi Arabia</text:p>
          </table:table-cell>
          <table:table-cell/>
          <table:table-cell table:style-name="ce1" office:value-type="float" office:value="39.16404">
            <text:p>39.16404</text:p>
          </table:table-cell>
          <table:table-cell table:style-name="ce1" office:value-type="float" office:value="21.58222">
            <text:p>21.58222</text:p>
          </table:table-cell>
          <table:table-cell table:style-name="ce1" office:value-type="string">
            <text:p>39.16404,21.58222</text:p>
          </table:table-cell>
        </table:table-row>
        <table:table-row>
          <table:table-cell table:style-name="ce1" office:value-type="string">
            <text:p>Kaohsiung</text:p>
          </table:table-cell>
          <table:table-cell table:style-name="ce1" office:value-type="string">
            <text:p>Taiwan</text:p>
          </table:table-cell>
          <table:table-cell/>
          <table:table-cell table:style-name="ce1" office:value-type="float" office:value="120.2893">
            <text:p>120.2893</text:p>
          </table:table-cell>
          <table:table-cell table:style-name="ce1" office:value-type="float" office:value="22.6015">
            <text:p>22.6015</text:p>
          </table:table-cell>
          <table:table-cell table:style-name="ce1" office:value-type="string">
            <text:p>120.2893,22.6015</text:p>
          </table:table-cell>
        </table:table-row>
        <table:table-row>
          <table:table-cell table:style-name="ce1" office:value-type="string">
            <text:p>Karg Island</text:p>
          </table:table-cell>
          <table:table-cell table:style-name="ce1" office:value-type="string">
            <text:p>Iran</text:p>
          </table:table-cell>
          <table:table-cell/>
          <table:table-cell table:style-name="ce1" office:value-type="float" office:value="50.327">
            <text:p>50.327</text:p>
          </table:table-cell>
          <table:table-cell table:style-name="ce1" office:value-type="float" office:value="29.2347">
            <text:p>29.2347</text:p>
          </table:table-cell>
          <table:table-cell table:style-name="ce1" office:value-type="string">
            <text:p>50.327,29.2347</text:p>
          </table:table-cell>
        </table:table-row>
        <table:table-row>
          <table:table-cell table:style-name="ce1" office:value-type="string">
            <text:p>Khor al Fakkan</text:p>
          </table:table-cell>
          <table:table-cell table:style-name="ce1" office:value-type="string">
            <text:p>United Arab Emirates</text:p>
          </table:table-cell>
          <table:table-cell/>
          <table:table-cell table:style-name="ce1" office:value-type="float" office:value="56.3709">
            <text:p>56.3709</text:p>
          </table:table-cell>
          <table:table-cell table:style-name="ce1" office:value-type="float" office:value="25.3584">
            <text:p>25.3584</text:p>
          </table:table-cell>
          <table:table-cell table:style-name="ce1" office:value-type="string">
            <text:p>56.3709,25.3584</text:p>
          </table:table-cell>
        </table:table-row>
        <table:table-row>
          <table:table-cell table:style-name="ce1" office:value-type="string">
            <text:p>Kingston</text:p>
          </table:table-cell>
          <table:table-cell table:style-name="ce1" office:value-type="string">
            <text:p>Jamaica</text:p>
          </table:table-cell>
          <table:table-cell/>
          <table:table-cell table:style-name="ce1" office:value-type="float" office:value="-76.8223">
            <text:p>-76.8223</text:p>
          </table:table-cell>
          <table:table-cell table:style-name="ce1" office:value-type="float" office:value="17.9829">
            <text:p>17.9829</text:p>
          </table:table-cell>
          <table:table-cell table:style-name="ce1" office:value-type="string">
            <text:p>-76.8223,17.9829</text:p>
          </table:table-cell>
        </table:table-row>
        <table:table-row>
          <table:table-cell table:style-name="ce1" office:value-type="string">
            <text:p>Koper</text:p>
          </table:table-cell>
          <table:table-cell table:style-name="ce1" office:value-type="string">
            <text:p>Slovenia</text:p>
          </table:table-cell>
          <table:table-cell/>
          <table:table-cell table:style-name="ce1" office:value-type="float" office:value="13.7304909">
            <text:p>13.7304909</text:p>
          </table:table-cell>
          <table:table-cell table:style-name="ce1" office:value-type="float" office:value="45.5479552">
            <text:p>45.5479552</text:p>
          </table:table-cell>
          <table:table-cell table:style-name="ce1" office:value-type="string">
            <text:p>13.7304909,45.5479552</text:p>
          </table:table-cell>
        </table:table-row>
        <table:table-row>
          <table:table-cell table:style-name="ce1" office:value-type="string">
            <text:p>Kulevi</text:p>
          </table:table-cell>
          <table:table-cell table:style-name="ce1" office:value-type="string">
            <text:p>Georgia</text:p>
          </table:table-cell>
          <table:table-cell/>
          <table:table-cell table:style-name="ce1" office:value-type="float" office:value="42.2699">
            <text:p>42.2699</text:p>
          </table:table-cell>
          <table:table-cell table:style-name="ce1" office:value-type="float" office:value="41.6578">
            <text:p>41.6578</text:p>
          </table:table-cell>
          <table:table-cell table:style-name="ce1" office:value-type="string">
            <text:p>42.2699,41.6578</text:p>
          </table:table-cell>
        </table:table-row>
        <table:table-row>
          <table:table-cell table:style-name="ce1" office:value-type="string">
            <text:p>La Skirra</text:p>
          </table:table-cell>
          <table:table-cell table:style-name="ce1" office:value-type="string">
            <text:p>Tunisia</text:p>
          </table:table-cell>
          <table:table-cell/>
          <table:table-cell table:style-name="ce1" office:value-type="float" office:value="10.1654431">
            <text:p>10.1654431</text:p>
          </table:table-cell>
          <table:table-cell table:style-name="ce1" office:value-type="float" office:value="34.3342894">
            <text:p>34.3342894</text:p>
          </table:table-cell>
          <table:table-cell table:style-name="ce1" office:value-type="string">
            <text:p>10.1654431,34.3342894</text:p>
          </table:table-cell>
        </table:table-row>
        <table:table-row>
          <table:table-cell table:style-name="ce1" office:value-type="string">
            <text:p>La Spez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8282255">
            <text:p>9.8282255</text:p>
          </table:table-cell>
          <table:table-cell table:style-name="ce1" office:value-type="float" office:value="44.107033">
            <text:p>44.107033</text:p>
          </table:table-cell>
          <table:table-cell table:style-name="ce1" office:value-type="string">
            <text:p>9.8282255,44.107033</text:p>
          </table:table-cell>
        </table:table-row>
        <table:table-row>
          <table:table-cell table:style-name="ce1" office:value-type="string">
            <text:p>Lagos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3.38958521">
            <text:p>3.38958521</text:p>
          </table:table-cell>
          <table:table-cell table:style-name="ce1" office:value-type="float" office:value="6.44520751">
            <text:p>6.44520751</text:p>
          </table:table-cell>
          <table:table-cell table:style-name="ce1" office:value-type="string">
            <text:p>3.38958521,6.44520751</text:p>
          </table:table-cell>
        </table:table-row>
        <table:table-row>
          <table:table-cell table:style-name="ce1" office:value-type="string">
            <text:p>Las Palmas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-15.4357">
            <text:p>-15.4357</text:p>
          </table:table-cell>
          <table:table-cell table:style-name="ce1" office:value-type="float" office:value="28.0514">
            <text:p>28.0514</text:p>
          </table:table-cell>
          <table:table-cell table:style-name="ce1" office:value-type="string">
            <text:p>-15.4357,28.0514</text:p>
          </table:table-cell>
        </table:table-row>
        <table:table-row>
          <table:table-cell table:style-name="ce1" office:value-type="string">
            <text:p>Livorn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0.3073">
            <text:p>10.3073</text:p>
          </table:table-cell>
          <table:table-cell table:style-name="ce1" office:value-type="float" office:value="43.5457">
            <text:p>43.5457</text:p>
          </table:table-cell>
          <table:table-cell table:style-name="ce1" office:value-type="string">
            <text:p>10.3073,43.5457</text:p>
          </table:table-cell>
        </table:table-row>
        <table:table-row>
          <table:table-cell table:style-name="ce1" office:value-type="string">
            <text:p>Los Angeles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118.2113">
            <text:p>-118.2113</text:p>
          </table:table-cell>
          <table:table-cell table:style-name="ce1" office:value-type="float" office:value="33.7673">
            <text:p>33.7673</text:p>
          </table:table-cell>
          <table:table-cell table:style-name="ce1" office:value-type="string">
            <text:p>-118.2113,33.7673</text:p>
          </table:table-cell>
        </table:table-row>
        <table:table-row>
          <table:table-cell table:style-name="ce1" office:value-type="string">
            <text:p>Malta</text:p>
          </table:table-cell>
          <table:table-cell table:style-name="ce1" office:value-type="string">
            <text:p>Malta</text:p>
          </table:table-cell>
          <table:table-cell/>
          <table:table-cell table:style-name="ce1" office:value-type="float" office:value="14.5244">
            <text:p>14.5244</text:p>
          </table:table-cell>
          <table:table-cell table:style-name="ce1" office:value-type="float" office:value="35.918">
            <text:p>35.918</text:p>
          </table:table-cell>
          <table:table-cell table:style-name="ce1" office:value-type="string">
            <text:p>14.5244,35.918</text:p>
          </table:table-cell>
        </table:table-row>
        <table:table-row>
          <table:table-cell table:style-name="ce1" office:value-type="string">
            <text:p>Marsaxlokk</text:p>
          </table:table-cell>
          <table:table-cell table:style-name="ce1" office:value-type="string">
            <text:p>Malta</text:p>
          </table:table-cell>
          <table:table-cell/>
          <table:table-cell table:style-name="ce1" office:value-type="float" office:value="14.5441482">
            <text:p>14.5441482</text:p>
          </table:table-cell>
          <table:table-cell table:style-name="ce1" office:value-type="float" office:value="35.8418502">
            <text:p>35.8418502</text:p>
          </table:table-cell>
          <table:table-cell table:style-name="ce1" office:value-type="string">
            <text:p>14.5441482,35.8418502</text:p>
          </table:table-cell>
        </table:table-row>
        <table:table-row>
          <table:table-cell table:style-name="ce1" office:value-type="string">
            <text:p>Marseille</text:p>
          </table:table-cell>
          <table:table-cell table:style-name="ce1" office:value-type="string">
            <text:p>France</text:p>
          </table:table-cell>
          <table:table-cell/>
          <table:table-cell table:style-name="ce1" office:value-type="float" office:value="5.356">
            <text:p>5.356</text:p>
          </table:table-cell>
          <table:table-cell table:style-name="ce1" office:value-type="float" office:value="43.3435">
            <text:p>43.3435</text:p>
          </table:table-cell>
          <table:table-cell table:style-name="ce1" office:value-type="string">
            <text:p>5.356,43.3435</text:p>
          </table:table-cell>
        </table:table-row>
        <table:table-row>
          <table:table-cell table:style-name="ce1" office:value-type="string">
            <text:p>Massawa</text:p>
          </table:table-cell>
          <table:table-cell table:style-name="ce1" office:value-type="string">
            <text:p>Eritrea</text:p>
          </table:table-cell>
          <table:table-cell/>
          <table:table-cell table:style-name="ce1" office:value-type="float" office:value="39.4652299">
            <text:p>39.4652299</text:p>
          </table:table-cell>
          <table:table-cell table:style-name="ce1" office:value-type="float" office:value="15.6042235">
            <text:p>15.6042235</text:p>
          </table:table-cell>
          <table:table-cell table:style-name="ce1" office:value-type="string">
            <text:p>39.4652299,15.6042235</text:p>
          </table:table-cell>
        </table:table-row>
        <table:table-row>
          <table:table-cell table:style-name="ce1" office:value-type="string">
            <text:p>Melbourne</text:p>
          </table:table-cell>
          <table:table-cell table:style-name="ce1" office:value-type="string">
            <text:p>Australia</text:p>
          </table:table-cell>
          <table:table-cell/>
          <table:table-cell table:style-name="ce1" office:value-type="float" office:value="144.9158">
            <text:p>144.9158</text:p>
          </table:table-cell>
          <table:table-cell table:style-name="ce1" office:value-type="float" office:value="-37.8139">
            <text:p>-37.8139</text:p>
          </table:table-cell>
          <table:table-cell table:style-name="ce1" office:value-type="string">
            <text:p>144.9158,-37.8139</text:p>
          </table:table-cell>
        </table:table-row>
        <table:table-row>
          <table:table-cell table:style-name="ce1" office:value-type="string">
            <text:p>Melitah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2.230272">
            <text:p>12.230272</text:p>
          </table:table-cell>
          <table:table-cell table:style-name="ce1" office:value-type="float" office:value="32.863944">
            <text:p>32.863944</text:p>
          </table:table-cell>
          <table:table-cell table:style-name="ce1" office:value-type="string">
            <text:p>12.230272,32.863944</text:p>
          </table:table-cell>
        </table:table-row>
        <table:table-row>
          <table:table-cell table:style-name="ce1" office:value-type="string">
            <text:p>Mersin, Icel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34.630542">
            <text:p>34.630542</text:p>
          </table:table-cell>
          <table:table-cell table:style-name="ce1" office:value-type="float" office:value="36.81275">
            <text:p>36.81275</text:p>
          </table:table-cell>
          <table:table-cell table:style-name="ce1" office:value-type="string">
            <text:p>34.630542,36.81275</text:p>
          </table:table-cell>
        </table:table-row>
        <table:table-row>
          <table:table-cell table:style-name="ce1" office:value-type="string">
            <text:p>Milazz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2734">
            <text:p>15.2734</text:p>
          </table:table-cell>
          <table:table-cell table:style-name="ce1" office:value-type="float" office:value="38.2144">
            <text:p>38.2144</text:p>
          </table:table-cell>
          <table:table-cell table:style-name="ce1" office:value-type="string">
            <text:p>15.2734,38.2144</text:p>
          </table:table-cell>
        </table:table-row>
        <table:table-row>
          <table:table-cell table:style-name="ce1" office:value-type="string">
            <text:p>Misurata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5.0999979">
            <text:p>15.0999979</text:p>
          </table:table-cell>
          <table:table-cell table:style-name="ce1" office:value-type="float" office:value="32.37997316">
            <text:p>32.37997316</text:p>
          </table:table-cell>
          <table:table-cell table:style-name="ce1" office:value-type="string">
            <text:p>15.0999979,32.37997316</text:p>
          </table:table-cell>
        </table:table-row>
        <table:table-row>
          <table:table-cell table:style-name="ce1" office:value-type="string">
            <text:p>Mombasa</text:p>
          </table:table-cell>
          <table:table-cell table:style-name="ce1" office:value-type="string">
            <text:p>Kenia</text:p>
          </table:table-cell>
          <table:table-cell/>
          <table:table-cell table:style-name="ce1" office:value-type="float" office:value="39.6527">
            <text:p>39.6527</text:p>
          </table:table-cell>
          <table:table-cell table:style-name="ce1" office:value-type="float" office:value="-4.047">
            <text:p>-4.047</text:p>
          </table:table-cell>
          <table:table-cell table:style-name="ce1" office:value-type="string">
            <text:p>39.6527,-4.047</text:p>
          </table:table-cell>
        </table:table-row>
        <table:table-row>
          <table:table-cell table:style-name="ce1" office:value-type="string">
            <text:p>Mongstad</text:p>
          </table:table-cell>
          <table:table-cell table:style-name="ce1" office:value-type="string">
            <text:p>Norway</text:p>
          </table:table-cell>
          <table:table-cell/>
          <table:table-cell table:style-name="ce1" office:value-type="float" office:value="5.0395">
            <text:p>5.0395</text:p>
          </table:table-cell>
          <table:table-cell table:style-name="ce1" office:value-type="float" office:value="60.8157">
            <text:p>60.8157</text:p>
          </table:table-cell>
          <table:table-cell table:style-name="ce1" office:value-type="string">
            <text:p>5.0395,60.8157</text:p>
          </table:table-cell>
        </table:table-row>
        <table:table-row>
          <table:table-cell table:style-name="ce1" office:value-type="string">
            <text:p>Montreal</text:p>
          </table:table-cell>
          <table:table-cell table:style-name="ce1" office:value-type="string">
            <text:p>Canada</text:p>
          </table:table-cell>
          <table:table-cell/>
          <table:table-cell table:style-name="ce1" office:value-type="float" office:value="-73.6554">
            <text:p>-73.6554</text:p>
          </table:table-cell>
          <table:table-cell table:style-name="ce1" office:value-type="float" office:value="45.5027">
            <text:p>45.5027</text:p>
          </table:table-cell>
          <table:table-cell table:style-name="ce1" office:value-type="string">
            <text:p>-73.6554,45.5027</text:p>
          </table:table-cell>
        </table:table-row>
        <table:table-row>
          <table:table-cell table:style-name="ce1" office:value-type="string">
            <text:p>Moudi Terminal</text:p>
          </table:table-cell>
          <table:table-cell table:style-name="ce1" office:value-type="string">
            <text:p>Cameroon</text:p>
          </table:table-cell>
          <table:table-cell/>
          <table:table-cell table:style-name="ce1" office:value-type="float" office:value="4.3611">
            <text:p>4.3611</text:p>
          </table:table-cell>
          <table:table-cell table:style-name="ce1" office:value-type="float" office:value="8.4488">
            <text:p>8.4488</text:p>
          </table:table-cell>
          <table:table-cell table:style-name="ce1" office:value-type="string">
            <text:p>4.3611,8.4488</text:p>
          </table:table-cell>
        </table:table-row>
        <table:table-row>
          <table:table-cell table:style-name="ce1" office:value-type="string">
            <text:p>Napoli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4.2461">
            <text:p>14.2461</text:p>
          </table:table-cell>
          <table:table-cell table:style-name="ce1" office:value-type="float" office:value="40.8529">
            <text:p>40.8529</text:p>
          </table:table-cell>
          <table:table-cell table:style-name="ce1" office:value-type="string">
            <text:p>14.2461,40.8529</text:p>
          </table:table-cell>
        </table:table-row>
        <table:table-row>
          <table:table-cell table:style-name="ce1" office:value-type="string">
            <text:p>New York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73.9796">
            <text:p>-73.9796</text:p>
          </table:table-cell>
          <table:table-cell table:style-name="ce1" office:value-type="float" office:value="40.6979">
            <text:p>40.6979</text:p>
          </table:table-cell>
          <table:table-cell table:style-name="ce1" office:value-type="string">
            <text:p>-73.9796,40.6979</text:p>
          </table:table-cell>
        </table:table-row>
        <table:table-row>
          <table:table-cell table:style-name="ce1" office:value-type="string">
            <text:p>Newark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74.1821">
            <text:p>-74.1821</text:p>
          </table:table-cell>
          <table:table-cell table:style-name="ce1" office:value-type="float" office:value="40.731">
            <text:p>40.731</text:p>
          </table:table-cell>
          <table:table-cell table:style-name="ce1" office:value-type="string">
            <text:p>-74.1821,40.731</text:p>
          </table:table-cell>
        </table:table-row>
        <table:table-row>
          <table:table-cell table:style-name="ce1" office:value-type="string">
            <text:p>Ningbo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21.54988">
            <text:p>121.54988</text:p>
          </table:table-cell>
          <table:table-cell table:style-name="ce1" office:value-type="float" office:value="29.87203">
            <text:p>29.87203</text:p>
          </table:table-cell>
          <table:table-cell table:style-name="ce1" office:value-type="string">
            <text:p>121.54988,29.87203</text:p>
          </table:table-cell>
        </table:table-row>
        <table:table-row>
          <table:table-cell table:style-name="ce1" office:value-type="string">
            <text:p>Norfolk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76.196">
            <text:p>-76.196</text:p>
          </table:table-cell>
          <table:table-cell table:style-name="ce1" office:value-type="float" office:value="37.0127">
            <text:p>37.0127</text:p>
          </table:table-cell>
          <table:table-cell table:style-name="ce1" office:value-type="string">
            <text:p>-76.196,37.0127</text:p>
          </table:table-cell>
        </table:table-row>
        <table:table-row>
          <table:table-cell table:style-name="ce1" office:value-type="string">
            <text:p>Novorossiysk</text:p>
          </table:table-cell>
          <table:table-cell table:style-name="ce1" office:value-type="string">
            <text:p>Russia</text:p>
          </table:table-cell>
          <table:table-cell/>
          <table:table-cell table:style-name="ce1" office:value-type="float" office:value="37.7874">
            <text:p>37.7874</text:p>
          </table:table-cell>
          <table:table-cell table:style-name="ce1" office:value-type="float" office:value="44.7108">
            <text:p>44.7108</text:p>
          </table:table-cell>
          <table:table-cell table:style-name="ce1" office:value-type="string">
            <text:p>37.7874,44.7108</text:p>
          </table:table-cell>
        </table:table-row>
        <table:table-row>
          <table:table-cell table:style-name="ce1" office:value-type="string">
            <text:p>Odessa</text:p>
          </table:table-cell>
          <table:table-cell table:style-name="ce1" office:value-type="string">
            <text:p>Ukraine</text:p>
          </table:table-cell>
          <table:table-cell/>
          <table:table-cell table:style-name="ce1" office:value-type="float" office:value="30.7296333">
            <text:p>30.7296333</text:p>
          </table:table-cell>
          <table:table-cell table:style-name="ce1" office:value-type="float" office:value="46.4713468">
            <text:p>46.4713468</text:p>
          </table:table-cell>
          <table:table-cell table:style-name="ce1" office:value-type="string">
            <text:p>30.7296333,46.4713468</text:p>
          </table:table-cell>
        </table:table-row>
        <table:table-row>
          <table:table-cell table:style-name="ce1" office:value-type="string">
            <text:p>Olb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5397">
            <text:p>9.5397</text:p>
          </table:table-cell>
          <table:table-cell table:style-name="ce1" office:value-type="float" office:value="40.9206">
            <text:p>40.9206</text:p>
          </table:table-cell>
          <table:table-cell table:style-name="ce1" office:value-type="string">
            <text:p>9.5397,40.9206</text:p>
          </table:table-cell>
        </table:table-row>
        <table:table-row>
          <table:table-cell table:style-name="ce1" office:value-type="string">
            <text:p>Palerm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3.3473">
            <text:p>13.3473</text:p>
          </table:table-cell>
          <table:table-cell table:style-name="ce1" office:value-type="float" office:value="38.1373">
            <text:p>38.1373</text:p>
          </table:table-cell>
          <table:table-cell table:style-name="ce1" office:value-type="string">
            <text:p>13.3473,38.1373</text:p>
          </table:table-cell>
        </table:table-row>
        <table:table-row>
          <table:table-cell table:style-name="ce1" office:value-type="string">
            <text:p>Piraeus</text:p>
          </table:table-cell>
          <table:table-cell table:style-name="ce1" office:value-type="string">
            <text:p>Greece</text:p>
          </table:table-cell>
          <table:table-cell/>
          <table:table-cell table:style-name="ce1" office:value-type="float" office:value="23.6486215">
            <text:p>23.6486215</text:p>
          </table:table-cell>
          <table:table-cell table:style-name="ce1" office:value-type="float" office:value="37.9441517">
            <text:p>37.9441517</text:p>
          </table:table-cell>
          <table:table-cell table:style-name="ce1" office:value-type="string">
            <text:p>23.6486215,37.9441517</text:p>
          </table:table-cell>
        </table:table-row>
        <table:table-row>
          <table:table-cell table:style-name="ce1" office:value-type="string">
            <text:p>Port Everglades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80.1083">
            <text:p>-80.1083</text:p>
          </table:table-cell>
          <table:table-cell table:style-name="ce1" office:value-type="float" office:value="26.0927">
            <text:p>26.0927</text:p>
          </table:table-cell>
          <table:table-cell table:style-name="ce1" office:value-type="string">
            <text:p>-80.1083,26.0927</text:p>
          </table:table-cell>
        </table:table-row>
        <table:table-row>
          <table:table-cell table:style-name="ce1" office:value-type="string">
            <text:p>Port Kelang</text:p>
          </table:table-cell>
          <table:table-cell table:style-name="ce1" office:value-type="string">
            <text:p>Malaysia</text:p>
          </table:table-cell>
          <table:table-cell/>
          <table:table-cell table:style-name="ce1" office:value-type="float" office:value="101.3006">
            <text:p>101.3006</text:p>
          </table:table-cell>
          <table:table-cell table:style-name="ce1" office:value-type="float" office:value="2.941">
            <text:p>2.941</text:p>
          </table:table-cell>
          <table:table-cell table:style-name="ce1" office:value-type="string">
            <text:p>101.3006,2.941</text:p>
          </table:table-cell>
        </table:table-row>
        <table:table-row>
          <table:table-cell table:style-name="ce1" office:value-type="string">
            <text:p>Port Said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32.3192">
            <text:p>32.3192</text:p>
          </table:table-cell>
          <table:table-cell table:style-name="ce1" office:value-type="float" office:value="31.2567">
            <text:p>31.2567</text:p>
          </table:table-cell>
          <table:table-cell table:style-name="ce1" office:value-type="string">
            <text:p>32.3192,31.2567</text:p>
          </table:table-cell>
        </table:table-row>
        <table:table-row>
          <table:table-cell table:style-name="ce1" office:value-type="string">
            <text:p>Port Sudan</text:p>
          </table:table-cell>
          <table:table-cell table:style-name="ce1" office:value-type="string">
            <text:p>Sudan</text:p>
          </table:table-cell>
          <table:table-cell/>
          <table:table-cell table:style-name="ce1" office:value-type="float" office:value="37.21124">
            <text:p>37.21124</text:p>
          </table:table-cell>
          <table:table-cell table:style-name="ce1" office:value-type="float" office:value="19.61922">
            <text:p>19.61922</text:p>
          </table:table-cell>
          <table:table-cell table:style-name="ce1" office:value-type="string">
            <text:p>37.21124,19.61922</text:p>
          </table:table-cell>
        </table:table-row>
        <table:table-row>
          <table:table-cell table:style-name="ce1" office:value-type="string">
            <text:p>Porto Foxi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0293">
            <text:p>9.0293</text:p>
          </table:table-cell>
          <table:table-cell table:style-name="ce1" office:value-type="float" office:value="39.0797">
            <text:p>39.0797</text:p>
          </table:table-cell>
          <table:table-cell table:style-name="ce1" office:value-type="string">
            <text:p>9.0293,39.0797</text:p>
          </table:table-cell>
        </table:table-row>
        <table:table-row>
          <table:table-cell table:style-name="ce1" office:value-type="string">
            <text:p>Porto Torres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8.3338">
            <text:p>8.3338</text:p>
          </table:table-cell>
          <table:table-cell table:style-name="ce1" office:value-type="float" office:value="40.9513">
            <text:p>40.9513</text:p>
          </table:table-cell>
          <table:table-cell table:style-name="ce1" office:value-type="string">
            <text:p>8.3338,40.9513</text:p>
          </table:table-cell>
        </table:table-row>
        <table:table-row>
          <table:table-cell table:style-name="ce1" office:value-type="string">
            <text:p>Primorsk, Koivisto</text:p>
          </table:table-cell>
          <table:table-cell table:style-name="ce1" office:value-type="string">
            <text:p>Russia</text:p>
          </table:table-cell>
          <table:table-cell/>
          <table:table-cell table:style-name="ce1" office:value-type="float" office:value="28.622">
            <text:p>28.622</text:p>
          </table:table-cell>
          <table:table-cell table:style-name="ce1" office:value-type="float" office:value="60.3589">
            <text:p>60.3589</text:p>
          </table:table-cell>
          <table:table-cell table:style-name="ce1" office:value-type="string">
            <text:p>28.622,60.3589</text:p>
          </table:table-cell>
        </table:table-row>
        <table:table-row>
          <table:table-cell table:style-name="ce1" office:value-type="string">
            <text:p>Pusan</text:p>
          </table:table-cell>
          <table:table-cell table:style-name="ce1" office:value-type="string">
            <text:p>South Korea</text:p>
          </table:table-cell>
          <table:table-cell/>
          <table:table-cell table:style-name="ce1" office:value-type="float" office:value="129.0752365">
            <text:p>129.0752365</text:p>
          </table:table-cell>
          <table:table-cell table:style-name="ce1" office:value-type="float" office:value="35.179978">
            <text:p>35.179978</text:p>
          </table:table-cell>
          <table:table-cell table:style-name="ce1" office:value-type="string">
            <text:p>129.0752365,35.179978</text:p>
          </table:table-cell>
        </table:table-row>
        <table:table-row>
          <table:table-cell table:style-name="ce1" office:value-type="string">
            <text:p>Qingdao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20.3189">
            <text:p>120.3189</text:p>
          </table:table-cell>
          <table:table-cell table:style-name="ce1" office:value-type="float" office:value="36.0696">
            <text:p>36.0696</text:p>
          </table:table-cell>
          <table:table-cell table:style-name="ce1" office:value-type="string">
            <text:p>120.3189,36.0696</text:p>
          </table:table-cell>
        </table:table-row>
        <table:table-row>
          <table:table-cell table:style-name="ce1" office:value-type="string">
            <text:p>Rades</text:p>
          </table:table-cell>
          <table:table-cell table:style-name="ce1" office:value-type="string">
            <text:p>Tunisia</text:p>
          </table:table-cell>
          <table:table-cell/>
          <table:table-cell table:style-name="ce1" office:value-type="float" office:value="10.27697">
            <text:p>10.27697</text:p>
          </table:table-cell>
          <table:table-cell table:style-name="ce1" office:value-type="float" office:value="36.7744">
            <text:p>36.7744</text:p>
          </table:table-cell>
          <table:table-cell table:style-name="ce1" office:value-type="string">
            <text:p>10.27697,36.7744</text:p>
          </table:table-cell>
        </table:table-row>
        <table:table-row>
          <table:table-cell table:style-name="ce1" office:value-type="string">
            <text:p>Ras Lanuf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8.41732">
            <text:p>18.41732</text:p>
          </table:table-cell>
          <table:table-cell table:style-name="ce1" office:value-type="float" office:value="30.58686">
            <text:p>30.58686</text:p>
          </table:table-cell>
          <table:table-cell table:style-name="ce1" office:value-type="string">
            <text:p>18.41732,30.58686</text:p>
          </table:table-cell>
        </table:table-row>
        <table:table-row>
          <table:table-cell table:style-name="ce1" office:value-type="string">
            <text:p>Rio de Janeiro</text:p>
          </table:table-cell>
          <table:table-cell table:style-name="ce1" office:value-type="string">
            <text:p>Brazil</text:p>
          </table:table-cell>
          <table:table-cell/>
          <table:table-cell table:style-name="ce1" office:value-type="float" office:value="-42.756">
            <text:p>-42.756</text:p>
          </table:table-cell>
          <table:table-cell table:style-name="ce1" office:value-type="float" office:value="-22.239">
            <text:p>-22.239</text:p>
          </table:table-cell>
          <table:table-cell table:style-name="ce1" office:value-type="string">
            <text:p>-42.756,-22.239</text:p>
          </table:table-cell>
        </table:table-row>
        <table:table-row>
          <table:table-cell table:style-name="ce1" office:value-type="string">
            <text:p>Salalah</text:p>
          </table:table-cell>
          <table:table-cell table:style-name="ce1" office:value-type="string">
            <text:p>Oman</text:p>
          </table:table-cell>
          <table:table-cell/>
          <table:table-cell table:style-name="ce1" office:value-type="float" office:value="54.0957066">
            <text:p>54.0957066</text:p>
          </table:table-cell>
          <table:table-cell table:style-name="ce1" office:value-type="float" office:value="17.0148202">
            <text:p>17.0148202</text:p>
          </table:table-cell>
          <table:table-cell table:style-name="ce1" office:value-type="string">
            <text:p>54.0957066,17.0148202</text:p>
          </table:table-cell>
        </table:table-row>
        <table:table-row>
          <table:table-cell table:style-name="ce1" office:value-type="string">
            <text:p>Salern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4.7637">
            <text:p>14.7637</text:p>
          </table:table-cell>
          <table:table-cell table:style-name="ce1" office:value-type="float" office:value="40.6864">
            <text:p>40.6864</text:p>
          </table:table-cell>
          <table:table-cell table:style-name="ce1" office:value-type="string">
            <text:p>14.7637,40.6864</text:p>
          </table:table-cell>
        </table:table-row>
        <table:table-row>
          <table:table-cell table:style-name="ce1" office:value-type="string">
            <text:p>Santa Panag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2797">
            <text:p>15.2797</text:p>
          </table:table-cell>
          <table:table-cell table:style-name="ce1" office:value-type="float" office:value="37.1086">
            <text:p>37.1086</text:p>
          </table:table-cell>
          <table:table-cell table:style-name="ce1" office:value-type="string">
            <text:p>15.2797,37.1086</text:p>
          </table:table-cell>
        </table:table-row>
        <table:table-row>
          <table:table-cell table:style-name="ce1" office:value-type="string">
            <text:p>Santos</text:p>
          </table:table-cell>
          <table:table-cell table:style-name="ce1" office:value-type="string">
            <text:p>Brazil</text:p>
          </table:table-cell>
          <table:table-cell/>
          <table:table-cell table:style-name="ce1" office:value-type="float" office:value="-46.29">
            <text:p>-46.29</text:p>
          </table:table-cell>
          <table:table-cell table:style-name="ce1" office:value-type="float" office:value="-23.8643">
            <text:p>-23.8643</text:p>
          </table:table-cell>
          <table:table-cell table:style-name="ce1" office:value-type="string">
            <text:p>-46.29,-23.8643</text:p>
          </table:table-cell>
        </table:table-row>
        <table:table-row>
          <table:table-cell table:style-name="ce1" office:value-type="string">
            <text:p>Savannah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81.098">
            <text:p>-81.098</text:p>
          </table:table-cell>
          <table:table-cell table:style-name="ce1" office:value-type="float" office:value="31.9996">
            <text:p>31.9996</text:p>
          </table:table-cell>
          <table:table-cell table:style-name="ce1" office:value-type="string">
            <text:p>-81.098,31.9996</text:p>
          </table:table-cell>
        </table:table-row>
        <table:table-row>
          <table:table-cell table:style-name="ce1" office:value-type="string">
            <text:p>Savona-Vad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8.4555">
            <text:p>8.4555</text:p>
          </table:table-cell>
          <table:table-cell table:style-name="ce1" office:value-type="float" office:value="44.2661">
            <text:p>44.2661</text:p>
          </table:table-cell>
          <table:table-cell table:style-name="ce1" office:value-type="string">
            <text:p>8.4555,44.2661</text:p>
          </table:table-cell>
        </table:table-row>
        <table:table-row>
          <table:table-cell table:style-name="ce1" office:value-type="string">
            <text:p>Shanghai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21.4915">
            <text:p>121.4915</text:p>
          </table:table-cell>
          <table:table-cell table:style-name="ce1" office:value-type="float" office:value="31.2246">
            <text:p>31.2246</text:p>
          </table:table-cell>
          <table:table-cell table:style-name="ce1" office:value-type="string">
            <text:p>121.4915,31.2246</text:p>
          </table:table-cell>
        </table:table-row>
        <table:table-row>
          <table:table-cell table:style-name="ce1" office:value-type="string">
            <text:p>Shekou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3.9161">
            <text:p>113.9161</text:p>
          </table:table-cell>
          <table:table-cell table:style-name="ce1" office:value-type="float" office:value="22.4715">
            <text:p>22.4715</text:p>
          </table:table-cell>
          <table:table-cell table:style-name="ce1" office:value-type="string">
            <text:p>113.9161,22.4715</text:p>
          </table:table-cell>
        </table:table-row>
        <table:table-row>
          <table:table-cell table:style-name="ce1" office:value-type="string">
            <text:p>Sidi Kerir Terminal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29.6734">
            <text:p>29.6734</text:p>
          </table:table-cell>
          <table:table-cell table:style-name="ce1" office:value-type="float" office:value="31.0516">
            <text:p>31.0516</text:p>
          </table:table-cell>
          <table:table-cell table:style-name="ce1" office:value-type="string">
            <text:p>29.6734,31.0516</text:p>
          </table:table-cell>
        </table:table-row>
        <table:table-row>
          <table:table-cell table:style-name="ce1" office:value-type="string">
            <text:p>Singapore</text:p>
          </table:table-cell>
          <table:table-cell table:style-name="ce1" office:value-type="string">
            <text:p>Singapore</text:p>
          </table:table-cell>
          <table:table-cell/>
          <table:table-cell table:style-name="ce1" office:value-type="float" office:value="103.85283">
            <text:p>103.85283</text:p>
          </table:table-cell>
          <table:table-cell table:style-name="ce1" office:value-type="float" office:value="1.29063">
            <text:p>1.29063</text:p>
          </table:table-cell>
          <table:table-cell table:style-name="ce1" office:value-type="string">
            <text:p>103.85283,1.29063</text:p>
          </table:table-cell>
        </table:table-row>
        <table:table-row>
          <table:table-cell table:style-name="ce1" office:value-type="string">
            <text:p>Skikda</text:p>
          </table:table-cell>
          <table:table-cell table:style-name="ce1" office:value-type="string">
            <text:p>Algeria</text:p>
          </table:table-cell>
          <table:table-cell/>
          <table:table-cell table:style-name="ce1" office:value-type="float" office:value="6.89998164">
            <text:p>6.89998164</text:p>
          </table:table-cell>
          <table:table-cell table:style-name="ce1" office:value-type="float" office:value="36.8804219">
            <text:p>36.8804219</text:p>
          </table:table-cell>
          <table:table-cell table:style-name="ce1" office:value-type="string">
            <text:p>6.89998164,36.8804219</text:p>
          </table:table-cell>
        </table:table-row>
        <table:table-row>
          <table:table-cell table:style-name="ce1" office:value-type="string">
            <text:p>Tangier Med</text:p>
          </table:table-cell>
          <table:table-cell table:style-name="ce1" office:value-type="string">
            <text:p>Marocco</text:p>
          </table:table-cell>
          <table:table-cell/>
          <table:table-cell table:style-name="ce1" office:value-type="float" office:value="-5.7878">
            <text:p>-5.7878</text:p>
          </table:table-cell>
          <table:table-cell table:style-name="ce1" office:value-type="float" office:value="35.7913">
            <text:p>35.7913</text:p>
          </table:table-cell>
          <table:table-cell table:style-name="ce1" office:value-type="string">
            <text:p>-5.7878,35.7913</text:p>
          </table:table-cell>
        </table:table-row>
        <table:table-row>
          <table:table-cell table:style-name="ce1" office:value-type="string">
            <text:p>Tanjong Pelepas</text:p>
          </table:table-cell>
          <table:table-cell table:style-name="ce1" office:value-type="string">
            <text:p>Malaysia</text:p>
          </table:table-cell>
          <table:table-cell/>
          <table:table-cell table:style-name="ce1" office:value-type="float" office:value="103.54571">
            <text:p>103.54571</text:p>
          </table:table-cell>
          <table:table-cell table:style-name="ce1" office:value-type="float" office:value="1.3570015">
            <text:p>1.3570015</text:p>
          </table:table-cell>
          <table:table-cell table:style-name="ce1" office:value-type="string">
            <text:p>103.54571,1.3570015</text:p>
          </table:table-cell>
        </table:table-row>
        <table:table-row>
          <table:table-cell table:style-name="ce1" office:value-type="string">
            <text:p>Tarant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7.2997">
            <text:p>17.2997</text:p>
          </table:table-cell>
          <table:table-cell table:style-name="ce1" office:value-type="float" office:value="40.4618">
            <text:p>40.4618</text:p>
          </table:table-cell>
          <table:table-cell table:style-name="ce1" office:value-type="string">
            <text:p>17.2997,40.4618</text:p>
          </table:table-cell>
        </table:table-row>
        <table:table-row>
          <table:table-cell table:style-name="ce1" office:value-type="string">
            <text:p>Tarragona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1.2546057">
            <text:p>1.2546057</text:p>
          </table:table-cell>
          <table:table-cell table:style-name="ce1" office:value-type="float" office:value="41.1172364">
            <text:p>41.1172364</text:p>
          </table:table-cell>
          <table:table-cell table:style-name="ce1" office:value-type="string">
            <text:p>1.2546057,41.1172364</text:p>
          </table:table-cell>
        </table:table-row>
        <table:table-row>
          <table:table-cell table:style-name="ce1" office:value-type="string">
            <text:p>Tartous</text:p>
          </table:table-cell>
          <table:table-cell table:style-name="ce1" office:value-type="string">
            <text:p>Syria</text:p>
          </table:table-cell>
          <table:table-cell/>
          <table:table-cell table:style-name="ce1" office:value-type="float" office:value="35.8851686">
            <text:p>35.8851686</text:p>
          </table:table-cell>
          <table:table-cell table:style-name="ce1" office:value-type="float" office:value="34.8936203">
            <text:p>34.8936203</text:p>
          </table:table-cell>
          <table:table-cell table:style-name="ce1" office:value-type="string">
            <text:p>35.8851686,34.8936203</text:p>
          </table:table-cell>
        </table:table-row>
        <table:table-row>
          <table:table-cell table:style-name="ce1" office:value-type="string">
            <text:p>Termini Imerese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3.7101">
            <text:p>13.7101</text:p>
          </table:table-cell>
          <table:table-cell table:style-name="ce1" office:value-type="float" office:value="37.9872">
            <text:p>37.9872</text:p>
          </table:table-cell>
          <table:table-cell table:style-name="ce1" office:value-type="string">
            <text:p>13.7101,37.9872</text:p>
          </table:table-cell>
        </table:table-row>
        <table:table-row>
          <table:table-cell table:style-name="ce1" office:value-type="string">
            <text:p>Tess/Hartlepool</text:p>
          </table:table-cell>
          <table:table-cell table:style-name="ce1" office:value-type="string">
            <text:p>England</text:p>
          </table:table-cell>
          <table:table-cell/>
          <table:table-cell table:style-name="ce1" office:value-type="float" office:value="-1.2031">
            <text:p>-1.2031</text:p>
          </table:table-cell>
          <table:table-cell table:style-name="ce1" office:value-type="float" office:value="54.6947">
            <text:p>54.6947</text:p>
          </table:table-cell>
          <table:table-cell table:style-name="ce1" office:value-type="string">
            <text:p>-1.2031,54.6947</text:p>
          </table:table-cell>
        </table:table-row>
        <table:table-row>
          <table:table-cell table:style-name="ce1" office:value-type="string">
            <text:p>Tianjinxinga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7.1980785">
            <text:p>117.1980785</text:p>
          </table:table-cell>
          <table:table-cell table:style-name="ce1" office:value-type="float" office:value="39.1235635">
            <text:p>39.1235635</text:p>
          </table:table-cell>
          <table:table-cell table:style-name="ce1" office:value-type="string">
            <text:p>117.1980785,39.1235635</text:p>
          </table:table-cell>
        </table:table-row>
        <table:table-row>
          <table:table-cell table:style-name="ce1" office:value-type="string">
            <text:p>Tincan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3.34922">
            <text:p>3.34922</text:p>
          </table:table-cell>
          <table:table-cell table:style-name="ce1" office:value-type="float" office:value="6.43433">
            <text:p>6.43433</text:p>
          </table:table-cell>
          <table:table-cell table:style-name="ce1" office:value-type="string">
            <text:p>3.34922,6.43433</text:p>
          </table:table-cell>
        </table:table-row>
        <table:table-row>
          <table:table-cell table:style-name="ce1" office:value-type="string">
            <text:p>Tokyo</text:p>
          </table:table-cell>
          <table:table-cell table:style-name="ce1" office:value-type="string">
            <text:p>Japan</text:p>
          </table:table-cell>
          <table:table-cell/>
          <table:table-cell table:style-name="ce1" office:value-type="float" office:value="139.7685224">
            <text:p>139.7685224</text:p>
          </table:table-cell>
          <table:table-cell table:style-name="ce1" office:value-type="float" office:value="35.6800712">
            <text:p>35.6800712</text:p>
          </table:table-cell>
          <table:table-cell table:style-name="ce1" office:value-type="string">
            <text:p>139.7685224,35.6800712</text:p>
          </table:table-cell>
        </table:table-row>
        <table:table-row>
          <table:table-cell table:style-name="ce1" office:value-type="string">
            <text:p>Tripoli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3.1800117">
            <text:p>13.1800117</text:p>
          </table:table-cell>
          <table:table-cell table:style-name="ce1" office:value-type="float" office:value="32.8925">
            <text:p>32.8925</text:p>
          </table:table-cell>
          <table:table-cell table:style-name="ce1" office:value-type="string">
            <text:p>13.1800117,32.8925</text:p>
          </table:table-cell>
        </table:table-row>
        <table:table-row>
          <table:table-cell table:style-name="ce1" office:value-type="string">
            <text:p>Tuapse</text:p>
          </table:table-cell>
          <table:table-cell table:style-name="ce1" office:value-type="string">
            <text:p>Russia</text:p>
          </table:table-cell>
          <table:table-cell/>
          <table:table-cell table:style-name="ce1" office:value-type="float" office:value="39.07206">
            <text:p>39.07206</text:p>
          </table:table-cell>
          <table:table-cell table:style-name="ce1" office:value-type="float" office:value="44.09864">
            <text:p>44.09864</text:p>
          </table:table-cell>
          <table:table-cell table:style-name="ce1" office:value-type="string">
            <text:p>39.07206,44.09864</text:p>
          </table:table-cell>
        </table:table-row>
        <table:table-row>
          <table:table-cell table:style-name="ce1" office:value-type="string">
            <text:p>Tunis</text:p>
          </table:table-cell>
          <table:table-cell table:style-name="ce1" office:value-type="string">
            <text:p>Tunisia</text:p>
          </table:table-cell>
          <table:table-cell/>
          <table:table-cell table:style-name="ce1" office:value-type="float" office:value="10.18479">
            <text:p>10.18479</text:p>
          </table:table-cell>
          <table:table-cell table:style-name="ce1" office:value-type="float" office:value="36.80011">
            <text:p>36.80011</text:p>
          </table:table-cell>
          <table:table-cell table:style-name="ce1" office:value-type="string">
            <text:p>10.18479,36.80011</text:p>
          </table:table-cell>
        </table:table-row>
        <table:table-row>
          <table:table-cell table:style-name="ce1" office:value-type="string">
            <text:p>Valencia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-0.3525">
            <text:p>-0.3525</text:p>
          </table:table-cell>
          <table:table-cell table:style-name="ce1" office:value-type="float" office:value="39.4228">
            <text:p>39.4228</text:p>
          </table:table-cell>
          <table:table-cell table:style-name="ce1" office:value-type="string">
            <text:p>-0.3525,39.4228</text:p>
          </table:table-cell>
        </table:table-row>
        <table:table-row>
          <table:table-cell table:style-name="ce1" office:value-type="string">
            <text:p>Veracruz</text:p>
          </table:table-cell>
          <table:table-cell table:style-name="ce1" office:value-type="string">
            <text:p>Mexico</text:p>
          </table:table-cell>
          <table:table-cell/>
          <table:table-cell table:style-name="ce1" office:value-type="float" office:value="-96.1242">
            <text:p>-96.1242</text:p>
          </table:table-cell>
          <table:table-cell table:style-name="ce1" office:value-type="float" office:value="19.2105">
            <text:p>19.2105</text:p>
          </table:table-cell>
          <table:table-cell table:style-name="ce1" office:value-type="string">
            <text:p>-96.1242,19.2105</text:p>
          </table:table-cell>
        </table:table-row>
        <table:table-row>
          <table:table-cell table:style-name="ce1" office:value-type="string">
            <text:p>Xiamen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8.1537">
            <text:p>118.1537</text:p>
          </table:table-cell>
          <table:table-cell table:style-name="ce1" office:value-type="float" office:value="24.5029">
            <text:p>24.5029</text:p>
          </table:table-cell>
          <table:table-cell table:style-name="ce1" office:value-type="string">
            <text:p>118.1537,24.5029</text:p>
          </table:table-cell>
        </table:table-row>
        <table:table-row>
          <table:table-cell table:style-name="ce1" office:value-type="string">
            <text:p>Xinga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7.7433">
            <text:p>117.7433</text:p>
          </table:table-cell>
          <table:table-cell table:style-name="ce1" office:value-type="float" office:value="38.9788">
            <text:p>38.9788</text:p>
          </table:table-cell>
          <table:table-cell table:style-name="ce1" office:value-type="string">
            <text:p>117.7433,38.9788</text:p>
          </table:table-cell>
        </table:table-row>
        <table:table-row>
          <table:table-cell table:style-name="ce1" office:value-type="string">
            <text:p>Yantian Huangdo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4.283">
            <text:p>114.283</text:p>
          </table:table-cell>
          <table:table-cell table:style-name="ce1" office:value-type="float" office:value="22.5841">
            <text:p>22.5841</text:p>
          </table:table-cell>
          <table:table-cell table:style-name="ce1" office:value-type="string">
            <text:p>114.283,22.5841</text:p>
          </table:table-cell>
        </table:table-row>
        <table:table-row>
          <table:table-cell table:style-name="ce1" office:value-type="string">
            <text:p>Yuzhnyy</text:p>
          </table:table-cell>
          <table:table-cell table:style-name="ce1" office:value-type="string">
            <text:p>Ukraine</text:p>
          </table:table-cell>
          <table:table-cell/>
          <table:table-cell table:style-name="ce1" office:value-type="float" office:value="31.1114">
            <text:p>31.1114</text:p>
          </table:table-cell>
          <table:table-cell table:style-name="ce1" office:value-type="float" office:value="46.6255">
            <text:p>46.6255</text:p>
          </table:table-cell>
          <table:table-cell table:style-name="ce1" office:value-type="string">
            <text:p>31.1114,46.6255</text:p>
          </table:table-cell>
        </table:table-row>
        <table:table-row>
          <table:table-cell table:style-name="ce1" office:value-type="string">
            <text:p>Zawia Terminal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2.7224">
            <text:p>12.7224</text:p>
          </table:table-cell>
          <table:table-cell table:style-name="ce1" office:value-type="float" office:value="32.7706">
            <text:p>32.7706</text:p>
          </table:table-cell>
          <table:table-cell table:style-name="ce1" office:value-type="string">
            <text:p>12.7224,32.77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 style:data-style-name="N2" text:time-value="0000-00-00T20:19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creator>Stefano </dc:creator>
    <dc:date>2014-02-01T20:36:25</dc:date>
    <meta:editing-cycles>7</meta:editing-cycles>
    <meta:editing-duration>PT27M57S</meta:editing-duration>
    <meta:document-statistic meta:table-count="2" meta:cell-count="741" meta:object-count="0"/>
  </office:meta>
</office:document-meta>
</file>